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svg:font-family="Courier" style:font-pitch="variable"/>
    <style:font-face style:name="Courier New" svg:font-family="'Courier New'" style:font-pitch="variable"/>
    <style:font-face style:name="Tahoma" svg:font-family="Tahom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line-height="150%"/>
      <style:text-properties fo:font-variant="small-caps" style:font-name="AssyrianDictionary"/>
    </style:style>
    <style:style style:name="P2" style:family="paragraph" style:parent-style-name="Text_20_body">
      <style:paragraph-properties fo:line-height="150%"/>
      <style:text-properties fo:font-variant="small-caps" style:font-name="AssyrianDictionary" style:font-name-complex="Courier New"/>
    </style:style>
    <style:style style:name="P3" style:family="paragraph" style:parent-style-name="Standard">
      <style:paragraph-properties fo:line-height="150%"/>
    </style:style>
    <style:style style:name="P4" style:family="paragraph" style:parent-style-name="Standard">
      <style:paragraph-properties fo:line-height="150%">
        <style:tab-stops>
          <style:tab-stop style:position="0.5in"/>
        </style:tab-stops>
      </style:paragraph-properties>
    </style:style>
    <style:style style:name="P5" style:family="paragraph" style:parent-style-name="Standard">
      <style:paragraph-properties fo:line-height="150%" style:text-autospace="none"/>
    </style:style>
    <style:style style:name="P6" style:family="paragraph" style:parent-style-name="Standard">
      <style:paragraph-properties fo:line-height="150%"/>
      <style:text-properties style:font-name="AssyrianDictionary" fo:font-style="italic" style:font-style-asian="italic"/>
    </style:style>
    <style:style style:name="P7" style:family="paragraph" style:parent-style-name="Standard">
      <style:paragraph-properties fo:line-height="150%"/>
      <style:text-properties style:font-name="AssyrianDictionary"/>
    </style:style>
    <style:style style:name="P8" style:family="paragraph" style:parent-style-name="Standard">
      <style:paragraph-properties fo:line-height="150%"/>
      <style:text-properties style:font-name="AssyrianDictionary" style:font-name-complex="Courier New"/>
    </style:style>
    <style:style style:name="P9" style:family="paragraph" style:parent-style-name="Standard">
      <style:paragraph-properties fo:line-height="150%">
        <style:tab-stops>
          <style:tab-stop style:position="0.9374in"/>
          <style:tab-stop style:position="1.1874in"/>
        </style:tab-stops>
      </style:paragraph-properties>
      <style:text-properties style:font-name="AssyrianDictionary" style:font-name-complex="Courier New"/>
    </style:style>
    <style:style style:name="P10" style:family="paragraph" style:parent-style-name="Standard">
      <style:paragraph-properties fo:line-height="150%"/>
      <style:text-properties style:font-name="AssyrianDictionary" style:font-weight-complex="bold"/>
    </style:style>
    <style:style style:name="P11" style:family="paragraph" style:parent-style-name="Standard">
      <style:paragraph-properties fo:line-height="150%"/>
      <style:text-properties style:font-name="Courier New" style:font-name-complex="Courier New"/>
    </style:style>
    <style:style style:name="P12" style:family="paragraph" style:parent-style-name="Standard">
      <style:paragraph-properties fo:line-height="150%">
        <style:tab-stops>
          <style:tab-stop style:position="3.3339in" style:type="center"/>
        </style:tab-stops>
      </style:paragraph-properties>
      <style:text-properties style:font-name="Courier New" style:font-name-complex="Courier New"/>
    </style:style>
    <style:style style:name="P13" style:family="paragraph" style:parent-style-name="Standard">
      <style:paragraph-properties fo:margin-left="0in" fo:margin-right="0in" fo:line-height="150%" fo:text-indent="0.25in" style:auto-text-indent="false"/>
    </style:style>
    <style:style style:name="P14" style:family="paragraph" style:parent-style-name="Standard">
      <style:paragraph-properties fo:line-height="150%" fo:break-before="page"/>
      <style:text-properties style:font-name="Courier New" style:font-name-complex="Courier New"/>
    </style:style>
    <style:style style:name="P15" style:family="paragraph" style:parent-style-name="Normal_20__28_Web_29_">
      <style:paragraph-properties fo:margin-top="0in" fo:margin-bottom="0in" fo:line-height="150%"/>
    </style:style>
    <style:style style:name="P16" style:family="paragraph" style:parent-style-name="Normal_20__28_Web_29_">
      <style:paragraph-properties fo:margin-top="0in" fo:margin-bottom="0in" fo:line-height="150%"/>
      <style:text-properties style:font-name="AssyrianDictionary" style:font-size-complex="10pt"/>
    </style:style>
    <style:style style:name="P17" style:family="paragraph" style:parent-style-name="Normal_20__28_Web_29_">
      <style:paragraph-properties fo:margin-top="0in" fo:margin-bottom="0in" fo:line-height="150%"/>
      <style:text-properties style:font-name="Courier New" style:font-name-complex="Courier New" style:font-size-complex="10pt"/>
    </style:style>
    <style:style style:name="P18" style:family="paragraph" style:parent-style-name="Header">
      <style:paragraph-properties fo:margin-left="0in" fo:margin-right="0.25in" fo:text-indent="0in" style:auto-text-indent="false"/>
    </style:style>
    <style:style style:name="P19" style:family="paragraph" style:parent-style-name="Plain_20_Text">
      <style:paragraph-properties fo:line-height="150%"/>
    </style:style>
    <style:style style:name="P20" style:family="paragraph" style:parent-style-name="Plain_20_Text">
      <style:paragraph-properties fo:line-height="150%">
        <style:tab-stops>
          <style:tab-stop style:position="0.5in"/>
        </style:tab-stops>
      </style:paragraph-properties>
    </style:style>
    <style:style style:name="P21" style:family="paragraph" style:parent-style-name="Plain_20_Text">
      <style:paragraph-properties fo:line-height="150%">
        <style:tab-stops>
          <style:tab-stop style:position="6.5in" style:type="right"/>
        </style:tab-stops>
      </style:paragraph-properties>
    </style:style>
    <style:style style:name="P22" style:family="paragraph" style:parent-style-name="Plain_20_Text">
      <style:paragraph-properties fo:line-height="150%"/>
      <style:text-properties style:font-name="AssyrianDictionary" fo:font-size="12pt" fo:font-weight="bold" style:font-size-asian="12pt" style:font-weight-asian="bold"/>
    </style:style>
    <style:style style:name="P23" style:family="paragraph" style:parent-style-name="Plain_20_Text">
      <style:paragraph-properties fo:line-height="150%"/>
      <style:text-properties style:font-name="AssyrianDictionary" fo:font-size="12pt" fo:font-weight="bold" style:font-size-asian="12pt" style:font-weight-asian="bold" style:font-weight-complex="bold"/>
    </style:style>
    <style:style style:name="P24" style:family="paragraph" style:parent-style-name="Plain_20_Text">
      <style:paragraph-properties fo:line-height="150%"/>
      <style:text-properties style:font-name="AssyrianDictionary" fo:font-size="12pt" style:font-size-asian="12pt"/>
    </style:style>
    <style:style style:name="P25" style:family="paragraph" style:parent-style-name="Plain_20_Text">
      <style:paragraph-properties fo:line-height="150%">
        <style:tab-stops>
          <style:tab-stop style:position="0.5in"/>
        </style:tab-stops>
      </style:paragraph-properties>
      <style:text-properties style:font-name="AssyrianDictionary" fo:font-size="12pt" style:font-size-asian="12pt"/>
    </style:style>
    <style:style style:name="P26" style:family="paragraph" style:parent-style-name="Plain_20_Text">
      <style:paragraph-properties fo:line-height="150%">
        <style:tab-stops>
          <style:tab-stop style:position="6.5in" style:type="right"/>
        </style:tab-stops>
      </style:paragraph-properties>
      <style:text-properties style:font-name="AssyrianDictionary" fo:font-size="12pt" style:font-size-asian="12pt"/>
    </style:style>
    <style:style style:name="P27"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28" style:family="paragraph" style:parent-style-name="Plain_20_Text">
      <style:paragraph-properties fo:margin-left="0in" fo:margin-right="0in" fo:line-height="150%" fo:text-indent="0.25in" style:auto-text-indent="false"/>
    </style:style>
    <style:style style:name="P29" style:family="paragraph" style:parent-style-name="Plain_20_Text">
      <style:paragraph-properties fo:margin-left="0in" fo:margin-right="0in" fo:line-height="150%" fo:text-indent="0.25in" style:auto-text-indent="false"/>
      <style:text-properties style:font-name="AssyrianDictionary" fo:font-size="12pt" style:font-size-asian="12pt"/>
    </style:style>
    <style:style style:name="P30" style:family="paragraph" style:parent-style-name="Plain_20_Text">
      <style:paragraph-properties fo:margin-left="0.5in" fo:margin-right="0in" fo:line-height="150%" fo:text-indent="0in" style:auto-text-indent="false"/>
    </style:style>
    <style:style style:name="P31" style:family="paragraph" style:parent-style-name="Plain_20_Text">
      <style:paragraph-properties fo:margin-left="0.5in" fo:margin-right="0in" fo:line-height="150%" fo:text-indent="0in" style:auto-text-indent="false"/>
      <style:text-properties style:font-name="AssyrianDictionary" fo:font-size="12pt" fo:letter-spacing="0.0138in" style:font-size-asian="12pt" style:font-name-complex="Courier New" style:font-size-complex="11pt"/>
    </style:style>
    <style:style style:name="P32" style:family="paragraph" style:parent-style-name="Plain_20_Text">
      <style:paragraph-properties fo:margin-left="0.5in" fo:margin-right="0in" fo:line-height="150%" fo:text-indent="0in" style:auto-text-indent="false"/>
      <style:text-properties style:font-name="AssyrianDictionary" fo:font-size="12pt" style:font-size-asian="12pt"/>
    </style:style>
    <style:style style:name="P33" style:family="paragraph" style:parent-style-name="Plain_20_Text" style:master-page-name="Standard">
      <style:paragraph-properties fo:line-height="150%" fo:text-align="center" style:justify-single-word="false" style:page-number="auto"/>
      <style:text-properties style:font-name="AssyrianDictionary" fo:font-size="12pt" fo:font-weight="bold" style:font-size-asian="12pt" style:font-weight-asian="bold"/>
    </style:style>
    <style:style style:name="T1" style:family="text">
      <style:text-properties style:font-name="AssyrianDictionary"/>
    </style:style>
    <style:style style:name="T2" style:family="text">
      <style:text-properties style:font-name="AssyrianDictionary" fo:font-size="12pt" style:font-size-asian="12pt"/>
    </style:style>
    <style:style style:name="T3" style:family="text">
      <style:text-properties style:font-name="AssyrianDictionary" fo:font-size="12pt" style:font-size-asian="12pt" style:font-size-complex="12pt"/>
    </style:style>
    <style:style style:name="T4" style:family="text">
      <style:text-properties style:font-name="AssyrianDictionary" fo:font-size="12pt" style:font-size-asian="12pt" style:font-style-complex="italic"/>
    </style:style>
    <style:style style:name="T5" style:family="text">
      <style:text-properties style:font-name="AssyrianDictionary" fo:font-size="12pt" style:font-size-asian="12pt" style:font-name-complex="Courier New" style:font-size-complex="11pt"/>
    </style:style>
    <style:style style:name="T6" style:family="text">
      <style:text-properties style:font-name="AssyrianDictionary" fo:font-size="12pt" fo:font-style="italic" style:font-size-asian="12pt" style:font-style-asian="italic"/>
    </style:style>
    <style:style style:name="T7" style:family="text">
      <style:text-properties style:font-name="AssyrianDictionary" fo:font-size="12pt" fo:font-style="italic" style:font-size-asian="12pt" style:font-style-asian="italic" style:font-style-complex="italic"/>
    </style:style>
    <style:style style:name="T8" style:family="text">
      <style:text-properties style:font-name="AssyrianDictionary" fo:font-size="12pt" fo:font-style="italic" style:font-size-asian="12pt" style:font-style-asian="italic" style:font-size-complex="12pt"/>
    </style:style>
    <style:style style:name="T9" style:family="text">
      <style:text-properties style:font-name="AssyrianDictionary" fo:font-size="12pt" fo:letter-spacing="0.0138in" style:font-size-asian="12pt"/>
    </style:style>
    <style:style style:name="T10" style:family="text">
      <style:text-properties style:font-name="AssyrianDictionary" fo:font-size="12pt" fo:letter-spacing="0.0138in" style:font-size-asian="12pt" style:font-name-complex="Courier New" style:font-size-complex="11pt"/>
    </style:style>
    <style:style style:name="T11" style:family="text">
      <style:text-properties style:font-name="AssyrianDictionary" fo:font-size="12pt" fo:letter-spacing="0.0138in" style:font-size-asian="12pt" style:font-name-complex="Courier New" style:font-size-complex="11pt" style:font-style-complex="italic"/>
    </style:style>
    <style:style style:name="T12" style:family="text">
      <style:text-properties style:font-name="AssyrianDictionary" fo:font-size="12pt" fo:letter-spacing="0.0138in" style:font-size-asian="12pt" style:font-size-complex="11pt"/>
    </style:style>
    <style:style style:name="T13" style:family="text">
      <style:text-properties style:font-name="AssyrianDictionary" fo:font-size="12pt" fo:font-weight="bold" style:font-size-asian="12pt" style:font-weight-asian="bold"/>
    </style:style>
    <style:style style:name="T14" style:family="text">
      <style:text-properties style:font-name="AssyrianDictionary" fo:font-size="12pt" fo:font-weight="bold" style:font-size-asian="12pt" style:font-weight-asian="bold" style:font-weight-complex="bold"/>
    </style:style>
    <style:style style:name="T15" style:family="text">
      <style:text-properties style:font-name="AssyrianDictionary" fo:font-size="12pt" fo:language="pl" fo:country="PL" fo:font-style="italic" style:font-size-asian="12pt" style:font-style-asian="italic"/>
    </style:style>
    <style:style style:name="T16" style:family="text">
      <style:text-properties style:font-name="AssyrianDictionary" fo:font-size="12pt" fo:language="pl" fo:country="PL" fo:font-style="italic" style:font-size-asian="12pt" style:font-style-asian="italic" style:font-style-complex="italic"/>
    </style:style>
    <style:style style:name="T17" style:family="text">
      <style:text-properties style:font-name="AssyrianDictionary" fo:font-size="12pt" fo:language="pl" fo:country="PL" style:font-size-asian="12pt"/>
    </style:style>
    <style:style style:name="T18" style:family="text">
      <style:text-properties style:font-name="AssyrianDictionary" fo:letter-spacing="0.0138in"/>
    </style:style>
    <style:style style:name="T19" style:family="text">
      <style:text-properties style:font-name="AssyrianDictionary" fo:letter-spacing="0.0138in" style:font-name-complex="Courier New" style:font-size-complex="11pt"/>
    </style:style>
    <style:style style:name="T20" style:family="text">
      <style:text-properties style:font-name="AssyrianDictionary" fo:letter-spacing="0.0138in" style:font-size-complex="11pt"/>
    </style:style>
    <style:style style:name="T21" style:family="text">
      <style:text-properties style:font-name="AssyrianDictionary" fo:font-weight="bold" style:font-weight-asian="bold"/>
    </style:style>
    <style:style style:name="T22" style:family="text">
      <style:text-properties style:font-name="AssyrianDictionary" fo:font-weight="bold" style:font-weight-asian="bold" style:font-weight-complex="bold"/>
    </style:style>
    <style:style style:name="T23" style:family="text">
      <style:text-properties style:font-name="AssyrianDictionary" fo:font-style="italic" style:font-style-asian="italic"/>
    </style:style>
    <style:style style:name="T24" style:family="text">
      <style:text-properties style:font-name="AssyrianDictionary" fo:font-style="italic" style:font-style-asian="italic" style:font-style-complex="italic"/>
    </style:style>
    <style:style style:name="T25" style:family="text">
      <style:text-properties style:font-name="AssyrianDictionary" style:font-style-complex="italic"/>
    </style:style>
    <style:style style:name="T26" style:family="text">
      <style:text-properties style:font-name="AssyrianDictionary" fo:language="pl" fo:country="PL" fo:font-style="italic" style:font-style-asian="italic" style:font-style-complex="italic"/>
    </style:style>
    <style:style style:name="T27" style:family="text">
      <style:text-properties style:font-name="AssyrianDictionary" style:font-size-complex="12pt"/>
    </style:style>
    <style:style style:name="T28" style:family="text">
      <style:text-properties style:font-name="AssyrianDictionary" style:font-name-complex="Courier New"/>
    </style:style>
    <style:style style:name="T29" style:family="text">
      <style:text-properties style:font-name="AssyrianDictionary" style:font-name-complex="Courier New" style:font-size-complex="11pt"/>
    </style:style>
    <style:style style:name="T30" style:family="text">
      <style:text-properties style:font-name="AssyrianDictionary" style:font-name-complex="Courier New" style:font-size-complex="10pt"/>
    </style:style>
    <style:style style:name="T31" style:family="text">
      <style:text-properties style:font-name="AssyrianDictionary" style:font-size-complex="10pt"/>
    </style:style>
    <style:style style:name="T32" style:family="text">
      <style:text-properties style:font-name="AssyrianDictionary" style:font-weight-complex="bold"/>
    </style:style>
    <style:style style:name="T33" style:family="text">
      <style:text-properties style:text-position="super 58%"/>
    </style:style>
    <style:style style:name="T34" style:family="text">
      <style:text-properties style:text-position="super 58%" style:font-name="AssyrianDictionary"/>
    </style:style>
    <style:style style:name="T35" style:family="text">
      <style:text-properties style:text-position="super 58%" style:font-name="AssyrianDictionary" fo:font-size="12pt" style:font-size-asian="12pt"/>
    </style:style>
    <style:style style:name="T36" style:family="text">
      <style:text-properties style:text-position="super 58%" style:font-name="AssyrianDictionary" fo:font-size="12pt" fo:letter-spacing="0.0138in" style:font-size-asian="12pt" style:font-name-complex="Courier New" style:font-size-complex="11pt"/>
    </style:style>
    <style:style style:name="T37" style:family="text">
      <style:text-properties style:text-position="super 58%" style:font-name="AssyrianDictionary" fo:letter-spacing="0.0138in" style:font-name-complex="Courier New" style:font-size-complex="11pt"/>
    </style:style>
    <style:style style:name="T38" style:family="text">
      <style:text-properties style:text-position="super 58%" style:font-name="Courier New" style:font-name-complex="Courier New"/>
    </style:style>
    <style:style style:name="T39" style:family="text">
      <style:text-properties style:text-position="super 58%" style:font-name="Courier New" style:font-name-complex="Courier New" style:font-size-complex="10pt"/>
    </style:style>
    <style:style style:name="T40" style:family="text">
      <style:text-properties style:text-position="super 58%" style:font-name="Courier New" fo:font-size="9pt" style:font-size-asian="9pt" style:font-name-complex="Courier New" style:font-size-complex="9pt"/>
    </style:style>
    <style:style style:name="T41" style:family="text">
      <style:text-properties style:text-position="sub 58%" style:font-name="AssyrianDictionary"/>
    </style:style>
    <style:style style:name="T42" style:family="text">
      <style:text-properties style:text-position="sub 58%" style:font-name="AssyrianDictionary" fo:font-size="12pt" style:font-size-asian="12pt"/>
    </style:style>
    <style:style style:name="T43" style:family="text">
      <style:text-properties style:text-position="sub 58%" style:font-name="AssyrianDictionary" fo:font-size="12pt" style:font-size-asian="12pt" style:font-size-complex="12pt"/>
    </style:style>
    <style:style style:name="T44" style:family="text">
      <style:text-properties style:text-position="sub 58%" style:font-name="AssyrianDictionary" fo:font-size="12pt" fo:letter-spacing="0.0138in" style:font-size-asian="12pt" style:font-name-complex="Courier New" style:font-size-complex="11pt"/>
    </style:style>
    <style:style style:name="T45" style:family="text">
      <style:text-properties style:text-position="sub 58%" style:font-name="AssyrianDictionary" fo:letter-spacing="0.0138in" style:font-name-complex="Courier New" style:font-size-complex="11pt"/>
    </style:style>
    <style:style style:name="T46" style:family="text">
      <style:text-properties style:text-position="sub 58%" style:font-name="Courier New" style:font-name-complex="Courier New"/>
    </style:style>
    <style:style style:name="T47" style:family="text">
      <style:text-properties style:text-position="sub 58%" style:font-name="Courier" fo:font-size="9pt" style:font-size-asian="9pt" style:font-size-complex="9pt"/>
    </style:style>
    <style:style style:name="T48" style:family="text">
      <style:text-properties style:font-name="Times New Roman" fo:font-size="12pt" style:font-size-asian="12pt"/>
    </style:style>
    <style:style style:name="T49" style:family="text">
      <style:text-properties style:font-name="Times New Roman" fo:font-size="12pt" fo:font-style="italic" style:font-size-asian="12pt" style:font-style-asian="italic"/>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language="pl" fo:country="PL"/>
    </style:style>
    <style:style style:name="T53" style:family="text">
      <style:text-properties fo:color="#ff0000" style:font-name="AssyrianDictionary"/>
    </style:style>
    <style:style style:name="T54" style:family="text">
      <style:text-properties fo:color="#ff0000" style:font-name="Courier New"/>
    </style:style>
    <style:style style:name="T55" style:family="text">
      <style:text-properties fo:color="#ff0000" style:font-name="Courier New" style:font-name-complex="Courier New"/>
    </style:style>
    <style:style style:name="T56" style:family="text">
      <style:text-properties fo:color="#ff0000" style:text-position="super 58%" style:font-name="Courier New" style:font-name-complex="Courier New"/>
    </style:style>
    <style:style style:name="T57" style:family="text">
      <style:text-properties style:font-name="Courier New" style:font-name-complex="Courier New"/>
    </style:style>
    <style:style style:name="T58" style:family="text">
      <style:text-properties style:font-name="Courier New" style:font-name-complex="Courier New" style:font-size-complex="10pt"/>
    </style:style>
    <style:style style:name="T59" style:family="text">
      <style:text-properties style:font-name="Courier New" fo:language="pl" fo:country="PL" style:font-name-complex="Courier New"/>
    </style:style>
    <style:style style:name="T60" style:family="text">
      <style:text-properties style:font-name="Courier New" fo:font-size="9pt" style:font-size-asian="9pt" style:font-name-complex="Courier New" style:font-size-complex="9pt"/>
    </style:style>
    <style:style style:name="T61" style:family="text">
      <style:text-properties fo:color="#000000" style:font-name="Courier New" style:font-name-complex="Courier New"/>
    </style:style>
    <style:style style:name="T62" style:family="text">
      <style:text-properties fo:font-size="9pt" style:font-size-asian="9pt" style:font-size-complex="9pt"/>
    </style:style>
    <style:style style:name="T63" style:family="text">
      <style:text-properties style:font-name="Courier"/>
    </style:style>
    <style:style style:name="T64" style:family="text">
      <style:text-properties style:font-name="Courier" fo:font-size="9pt" style:font-size-asian="9pt" style:font-size-complex="9pt"/>
    </style:style>
    <style:style style:name="T65" style:family="text">
      <style:text-properties style:font-name="AO Times New Roman" fo:font-size="9pt" style:font-size-asian="9pt" style:font-size-complex="9pt"/>
    </style:style>
    <style:style style:name="T66" style:family="text">
      <style:text-properties style:font-name="AO Times New Roman" style:font-name-complex="Courier New"/>
    </style:style>
    <style:style style:name="T6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2" fo:column-gap="0.4917in">
          <style:column style:rel-width="32767*" fo:start-indent="0in" fo:end-indent="0.2457in"/>
          <style:column style:rel-width="32767*"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2. Åulgi to Aradmu 1 (ÅAr1, 3.1.2, RCU 2)</text:p>
      <text:p text:style-name="P22"/>
      <text:p text:style-name="P27">Composite Text</text:p>
      <text:p text:style-name="P24"/>
      <text:p text:style-name="P4"><text:span text:style-name="T1">1.<text:tab/></text:span><text:span text:style-name="T34">I</text:span><text:span text:style-name="T1">árad-mu-ra ù-na-a-dug</text:span><text:span text:style-name="T41">4</text:span></text:p>
      <text:p text:style-name="P20"><text:span text:style-name="T2">2.<text:tab/></text:span><text:span text:style-name="T35">d</text:span><text:span text:style-name="T2">åul-gi lugal-zu na-ab-bé-a</text:span></text:p>
      <text:p text:style-name="P20"><text:span text:style-name="T2">3.<text:tab/>lú in-åi-gi</text:span><text:span text:style-name="T42">4</text:span><text:span text:style-name="T2">-in-na-zu lú-dun-a-zu in-nu-ù</text:span></text:p>
      <text:p text:style-name="P25">4.<text:tab/>åu-zu-ta-àm á-áÑ-Ñá åu la-ba-ra-ab-te-Ñá-e</text:p>
      <text:p text:style-name="P20"><text:span text:style-name="T2">5.<text:tab/>a-na-aå-àm níÑ-a-na an-ga-àm bí-in-ak-a-ni ur</text:span><text:span text:style-name="T42">5</text:span><text:span text:style-name="T2"> ì-me-a nu-e-zu</text:span></text:p>
      <text:p text:style-name="P20"><text:span text:style-name="T2">6.<text:tab/>Ñá-e níÑ Ñá-e-gin</text:span><text:span text:style-name="T42">7</text:span><text:span text:style-name="T2">-nam ma-da ge-né-dè</text:span></text:p>
      <text:p text:style-name="P20"><text:span text:style-name="T2">7.<text:tab/>ùÑ si sá-sá-e-dè gù-téå-a sì-ke-dè</text:span><text:span text:style-name="Footnote_20_Symbol"><text:span text:style-name="T2"><text:note text:id="ftn1" text:note-class="footnote"><text:note-citation>1</text:note-citation><text:note-body><text:p text:style-name="Footnote"><text:span text:style-name="T1"><text:s/>Var.: </text:span><text:span text:style-name="T18">suhuå ma-da ge-en-ge-né-dè</text:span><text:span text:style-name="T1">.</text:span></text:p></text:note-body></text:note></text:span></text:span><text:span text:style-name="T2"> </text:span></text:p>
      <text:p text:style-name="P25">8.<text:tab/>uru ma-da ba-te-Ñá-dè-na-zu umuå-bi zu-zu-àm</text:p>
      <text:p text:style-name="P25">9.<text:tab/>lú gal-gal-bé-ne inim-bi zu-àm</text:p>
      <text:p text:style-name="P20"><text:span text:style-name="T2">10.<text:tab/>za-pa-áÑ-Ñu</text:span><text:span text:style-name="T42">10</text:span><text:span text:style-name="T2"> kur-kur hé-eb-si</text:span></text:p>
      <text:p text:style-name="P20"><text:span text:style-name="T2">11.<text:tab/>á kala-ga á nam-ur-saÑ-Ñá-Ñu</text:span><text:span text:style-name="T42">10</text:span><text:span text:style-name="T2"> kur-re hé-en-åub-åub</text:span></text:p>
      <text:p text:style-name="P20"><text:span text:style-name="T2">12.<text:tab/>u</text:span><text:span text:style-name="T42">18</text:span><text:span text:style-name="T2">-lu-Ñu</text:span><text:span text:style-name="T42">10</text:span><text:span text:style-name="T2"> kalam-ma hé-eb-dul</text:span></text:p>
      <text:p text:style-name="P20"><text:span text:style-name="T2">13.<text:tab/>sìg-sìg eden-na lib</text:span><text:span text:style-name="T42">4</text:span><text:span text:style-name="T2">-lib</text:span><text:span text:style-name="T42">4 </text:span><text:span text:style-name="T2">a-åà-ga ú-gu dé-ni-ib</text:span></text:p>
      <text:p text:style-name="P20"><text:span text:style-name="T2">14.<text:tab/>en-na a-pi-il-la-åa gal-zu-unken-na-Ñu</text:span><text:span text:style-name="T42">10</text:span><text:span text:style-name="T2"> sá an-né-en</text:span></text:p>
      <text:p text:style-name="P25">15.<text:tab/>igi-zu è-ta-ab igi-zu hé-en-åi-UD</text:p>
      <text:p text:style-name="P25">16 . <text:tab/>á-åè mu-e-da-a-áÑ</text:p>
      <text:p text:style-name="P20"><text:span text:style-name="T3">16a. <text:tab/>a-na-aå-àm Ñá-a-gin</text:span><text:span text:style-name="T43">7</text:span><text:span text:style-name="T3">-nam nu-un-ak</text:span></text:p>
      <text:p text:style-name="P20"><text:span text:style-name="T2">17.<text:tab/>tukum-bi gal-zu-unken-na-Ñu</text:span><text:span text:style-name="T42">10</text:span><text:span text:style-name="T2"> Ñá-a-gin</text:span><text:span text:style-name="T42">7</text:span><text:span text:style-name="T2">-nam nu-ub-gur</text:span><text:span text:style-name="T42">4</text:span></text:p>
      <text:p text:style-name="P20"><text:span text:style-name="T2">18.<text:tab/></text:span><text:span text:style-name="T35">Ñiå</text:span><text:span text:style-name="T2">gu-za barag </text:span><text:span text:style-name="T35">túg</text:span><text:span text:style-name="T2">åutur-e ri-a nu-ub-tuå</text:span></text:p>
      <text:p text:style-name="P20"><text:span text:style-name="T2">19.<text:tab/></text:span><text:span text:style-name="T35">Ñiå</text:span><text:span text:style-name="T2">Ñìri-gub kù-sig</text:span><text:span text:style-name="T42">17</text:span><text:span text:style-name="T2">-ka Ñìri-ni nu-ub-Ñar</text:span></text:p>
      <text:p text:style-name="P25">20.<text:tab/>énsi nam-énsi-ta</text:p>
      <text:p text:style-name="P25">21.<text:tab/>lú Ñárza Ñárza-ta</text:p>
      <text:p text:style-name="P25"><text:soft-page-break/>22.<text:tab/>ní-te-ní-te-a li-bí-ib-Ñar ù nu-ub-ta-gub-bu</text:p>
      <text:p text:style-name="P25">23.<text:tab/>lú nu-un-gaz igi nu-un-hul</text:p>
      <text:p text:style-name="P25">24.<text:tab/>lú igi-bar-ra-ka-ni lú-a li-bí-in-diri</text:p>
      <text:p text:style-name="P20"><text:span text:style-name="T2">25.<text:tab/>a-na-gin</text:span><text:span text:style-name="T42">7</text:span><text:span text:style-name="T2">-nam ma-da íb-gi-ne</text:span></text:p>
      <text:p text:style-name="P25">26.<text:tab/>tukum-bi ki um-mu-e-a-áÑ</text:p>
      <text:p text:style-name="P25">27.<text:tab/>åà-zu åà zú-keåda ba-ra-na-Ñá-Ñá</text:p>
      <text:p text:style-name="P20"><text:span text:style-name="T2">28.<text:tab/>ì-gur</text:span><text:span text:style-name="T42">4</text:span><text:span text:style-name="T2">-re-en àga-ús</text:span><text:span text:style-name="T48">­</text:span><text:span text:style-name="T2">zu nu-e-zu</text:span></text:p>
      <text:p text:style-name="P20"><text:span text:style-name="T2">29.<text:tab/>nam lú-u</text:span><text:span text:style-name="T42">18</text:span><text:span text:style-name="T2">-lu-bi ù nam ur-saÑ-Ñá-ka-ni igi-zu bí-in-zu</text:span></text:p>
      <text:p text:style-name="P20"><text:span text:style-name="T2">30.<text:tab/>tukum-bi émedu-Ñu</text:span><text:span text:style-name="T42">10</text:span><text:span text:style-name="T2"> me-en-zé-en</text:span></text:p>
      <text:p text:style-name="P25">31.<text:tab/>igi min-na-zu-ne-ne-a im-sar-e gù hé-em-ta-dé-dé-ne</text:p>
      <text:p text:style-name="P25">32.<text:tab/>gù-téå-a sì-ke-dè-en-zé-en</text:p>
      <text:p text:style-name="P25">33.<text:tab/>suhuå ma-da ge-né-dè-en-zé-en</text:p>
      <text:p text:style-name="P25">34.<text:tab/>a-ma-ru-kam</text:p>
      <text:p text:style-name="P24"/>
      <text:p text:style-name="P28"><text:span text:style-name="T35">1 </text:span><text:span text:style-name="T2">Speak to Aradmu, </text:span><text:span text:style-name="T35">2 </text:span><text:span text:style-name="T2">saying (the words) of Åulgi, your king: </text:span></text:p>
      <text:p text:style-name="P28"><text:span text:style-name="T35">3 </text:span><text:span text:style-name="T2">(Apilaåa), the one I sent you to—is he not your own trusted subordinate? </text:span><text:span text:style-name="T35">4 </text:span><text:span text:style-name="T2">Did he not receive (his) orders from your very own hands? </text:span><text:span text:style-name="T35">5 </text:span><text:span text:style-name="T2">What is more, how could you so misunderstand the true meaning of all that he has been doing? </text:span></text:p>
      <text:p text:style-name="P28"><text:span text:style-name="T35">6 </text:span><text:span text:style-name="T2">As far as I am concerned, you were to make the frontier territory secure as my representative, </text:span><text:span text:style-name="T35">7 </text:span><text:span text:style-name="T2">to organize the people and keep them obedient, </text:span><text:span text:style-name="T35">8 </text:span><text:span text:style-name="T2">and once you reached the cities of the frontier, to discern their attitudes </text:span><text:span text:style-name="T35">9 </text:span><text:span text:style-name="T2">and to learn what their dignitaries are saying, </text:span><text:span text:style-name="T35">10 </text:span><text:span text:style-name="T2">so that my battle cry would fill the mountains, </text:span><text:span text:style-name="T35">11 </text:span><text:span text:style-name="T2">my mighty battle weapons fall upon the foreign lands, </text:span><text:span text:style-name="T35">12 </text:span><text:span text:style-name="T2">and my “storm” cover over the­ homeland! </text:span><text:span text:style-name="T35">13 </text:span><text:span text:style-name="T2">“</text:span><text:span text:style-name="T6">Drop (chasing) winds in the desert and robbers in the­ fields</text:span><text:span text:style-name="T2">!</text:span><text:span text:style-name="Footnote_20_Symbol"><text:span text:style-name="T2"><text:note text:id="ftn2" text:note-class="footnote"><text:note-citation>2</text:note-citation><text:note-body><text:p text:style-name="Footnote"><text:span text:style-name="T1"><text:s/>Alt. transl.: make winds and robbers disappear from the desert!</text:span></text:p></text:note-body></text:note></text:span></text:span><text:span text:style-name="T2"> </text:span><text:span text:style-name="T35">14 </text:span><text:span text:style-name="T2">Until you have reached Apilaåa, my </text:span><text:soft-page-break/><text:span text:style-name="T2">high­ commissioner, </text:span><text:span text:style-name="T35">15 </text:span><text:span text:style-name="T6">ignore all of this so that you can … your face before him (without delay)</text:span><text:span text:style-name="T2">!” </text:span><text:span text:style-name="T35">16 </text:span><text:span text:style-name="T2">Thus did I command you!</text:span><text:span text:style-name="Footnote_20_Symbol"><text:span text:style-name="T2"><text:note text:id="ftn3" text:note-class="footnote"><text:note-citation>3</text:note-citation><text:note-body><text:p text:style-name="Footnote"><text:span text:style-name="T1"><text:s/>Two texts have an additional line 16a; see commentary.</text:span></text:p></text:note-body></text:note></text:span></text:span></text:p>
      <text:p text:style-name="P28"><text:span text:style-name="T35">17 </text:span><text:span text:style-name="T2">If my high commissioner had not expanded (his powers), just as I would have,</text:span><text:span text:style-name="Footnote_20_Symbol"><text:span text:style-name="T2"><text:note text:id="ftn4" text:note-class="footnote"><text:note-citation>4</text:note-citation><text:note-body><text:p text:style-name="Footnote"><text:span text:style-name="T1"><text:s/>Var.: If you had not had not expanded my high commissioner’s powers as my representative. </text:span></text:p></text:note-body></text:note></text:span></text:span><text:span text:style-name="T2"> </text:span><text:span text:style-name="T35">18 </text:span><text:span text:style-name="T2">if he had not sat on a throne on a dais placed over a fine carpet,</text:span><text:span text:style-name="Footnote_20_Symbol"><text:span text:style-name="T2"><text:note text:id="ftn5" text:note-class="footnote"><text:note-citation>5</text:note-citation><text:note-body><text:p text:style-name="Footnote"><text:span text:style-name="T1"><text:s/>Alt. transl.: under an awning.</text:span></text:p></text:note-body></text:note></text:span></text:span><text:span text:style-name="T2"> </text:span><text:span text:style-name="T35">19 </text:span><text:span text:style-name="T2">had not set his feet on a­ golden footstool, </text:span><text:span text:style-name="T35">22 </text:span><text:span text:style-name="T2">had not by his very own authority appointed and removed </text:span><text:span text:style-name="T35">20 </text:span><text:span text:style-name="T2">governors from the office of governor, </text:span><text:span text:style-name="T35">21 </text:span><text:span text:style-name="T2">office holders from official positions,­ </text:span><text:span text:style-name="T35">23 </text:span><text:span text:style-name="T2">had not (punished anyone) by death or blinding, </text:span><text:span text:style-name="T35">24 </text:span><text:span text:style-name="T2">(and) had not promoted those of his own choosing over others—</text:span><text:span text:style-name="T35">25 </text:span><text:span text:style-name="T2">how else could he have secured the frontier? </text:span><text:span text:style-name="T35">26 </text:span><text:span text:style-name="T2">If you (truly) love me </text:span><text:span text:style-name="T35">27 </text:span><text:span text:style-name="T2">then you will not be so set against him! </text:span></text:p>
      <text:p text:style-name="P28"><text:span text:style-name="T35">28 </text:span><text:span text:style-name="T2">It is you who have expanded your powers so that you­ no longer understand your (own) guardsmen! </text:span><text:span text:style-name="T35">29 </text:span><text:span text:style-name="T3">He has made you learn (the hard way) the responsibilities of those people, as well as the responsibilities of his own warriors! </text:span></text:p>
      <text:p text:style-name="P28"><text:span text:style-name="T35">30 </text:span><text:span text:style-name="T2">If you are indeed both my most faithful retainers,</text:span><text:span text:style-name="Footnote_20_Symbol"><text:span text:style-name="T2"><text:note text:id="ftn6" text:note-class="footnote"><text:note-citation>6</text:note-citation><text:note-body><text:p text:style-name="Footnote"><text:span text:style-name="T1"><text:s/>Var.: If you (sing.) are indeed my faithful retainer…</text:span></text:p></text:note-body></text:note></text:span></text:span><text:span text:style-name="T2"> ­</text:span><text:span text:style-name="T35">31 </text:span><text:span text:style-name="T2">(you will listen together while) they read out this tablet before the two of you.</text:span><text:span text:style-name="Footnote_20_Symbol"><text:span text:style-name="T2"><text:note text:id="ftn7" text:note-class="footnote"><text:note-citation>7</text:note-citation><text:note-body><text:p text:style-name="Footnote"><text:span text:style-name="T1"><text:s/>Viz.: have them read out aloud my inscribed tablet before your (pl.) very own eyes.</text:span></text:p></text:note-body></text:note></text:span></text:span><text:span text:style-name="T2"> </text:span><text:span text:style-name="T35">32 </text:span><text:span text:style-name="T2">Both­ of you must come to an agreement </text:span><text:span text:style-name="T35">33 </text:span><text:span text:style-name="T2">and secure the foundation­s of the frontier territory! </text:span><text:span text:style-name="T35">34 </text:span><text:span text:style-name="T2">It is urgent!</text:span></text:p>
      <text:p text:style-name="P29"/>
      <text:p text:style-name="P27">Commentary</text:p>
      <text:p text:style-name="P24"/>
      <text:p text:style-name="P3"><text:span text:style-name="T21">3</text:span><text:span text:style-name="T1">. The term </text:span><text:span text:style-name="T19">lú-dun-a</text:span><text:span text:style-name="T1"> clearly denotes a ­relationship of subordination between two people but more precise­ legal and social ramifications of the word are difficult to­ define (the reading of the second sign is uncertain). Lexical equivalencies from Lu are­ </text:span><text:span text:style-name="T23">a-RA qa-a-te</text:span><text:span text:style-name="T1"> (</text:span><text:span text:style-name="T23">MSL</text:span><text:span text:style-name="T1"> 12 142:18’), </text:span><text:span text:style-name="T23">a-wi-il qá-ta-tim</text:span><text:span text:style-name="T1"> (</text:span><text:span text:style-name="T23">MSL </text:span><text:span text:style-name="T25">12 </text:span><text:span text:style-name="T1">­166:280), </text:span><text:span text:style-name="T24">æ</text:span><text:span text:style-name="T23">a-</text:span><text:span text:style-name="T1">[</text:span><text:span text:style-name="T23">i-øu</text:span><text:span text:style-name="T1">] (</text:span><text:span text:style-name="T23">MSL</text:span><text:span text:style-name="T1"> 12 202:4); but the word is not the same as Akkadian</text:span><text:span text:style-name="T23"> q</text:span><text:span text:style-name="T26"></text:span><text:span text:style-name="T23">t</text:span><text:span text:style-name="T26"></text:span><text:span text:style-name="T23">tu</text:span><text:span text:style-name="T1">, “guarantor,” as that is Sumerian </text:span><text:span text:style-name="T19">åu-du</text:span><text:span text:style-name="T45">8</text:span><text:span text:style-name="T19">-a</text:span><text:span text:style-name="T1">. </text:span><text:span text:style-name="T23">CAD</text:span><text:span text:style-name="T1"> Q 171, under </text:span><text:span text:style-name="T23">amil</text:span><text:span text:style-name="T1"> </text:span><text:span text:style-name="T23">q</text:span><text:span text:style-name="T26"></text:span><text:span text:style-name="T23">t</text:span><text:span text:style-name="T26"></text:span><text:span text:style-name="T23">ti</text:span><text:span text:style-name="T1">, translates it as “ward, (bonded) dependent.” In </text:span><text:soft-page-break/><text:span text:style-name="T1">administrative texts the context is­ always PN</text:span><text:span text:style-name="T41">1</text:span><text:span text:style-name="T1"> </text:span><text:span text:style-name="T19">lú-dun-a</text:span><text:span text:style-name="T1"> PN</text:span><text:span text:style-name="T41">2</text:span><text:span text:style-name="T1">. The term is already attested, albeit not very frequently, in pre-Sargonic texts (e.g., </text:span><text:span text:style-name="T23">SR</text:span><text:span text:style-name="T1"> 94:3; </text:span><text:span text:style-name="T23">CT</text:span><text:span text:style-name="T1"> 50: 28: iv 1; vii 3’, </text:span><text:span text:style-name="T23">CT</text:span><text:span text:style-name="T1"> 50 26 v 3 [</text:span><text:span text:style-name="T19">ugula l.</text:span><text:span text:style-name="T1">] </text:span><text:span text:style-name="T23">VS</text:span><text:span text:style-name="T1"> 25 10:3, </text:span><text:span text:style-name="T23">VS</text:span><text:span text:style-name="T1"> 25 55: iv 3) as well as in Sargonic (</text:span><text:span text:style-name="T24">TMH NF </text:span><text:span text:style-name="T1">5 12:3, 6, </text:span><text:span text:style-name="T24">BIN</text:span><text:span text:style-name="T1"> 8 153:3,</text:span><text:span text:style-name="T23"> OSP</text:span><text:span text:style-name="T1"> 1 50:2; see ­F. Thureau-Dangin, </text:span><text:span text:style-name="T23">ITT</text:span><text:span text:style-name="T1"> 1 27 n. 3 for other examples) and Ur III sources.<text:tab/></text:span></text:p>
      <text:p text:style-name="P13"><text:span text:style-name="T1">Unlike the earlier examples, almost all the Ur III occurrences are found in connection with the </text:span><text:span text:style-name="T19">åakkana</text:span><text:span text:style-name="T1">, that is with the highest military rank, and most of them are </text:span><text:span text:style-name="T19">àga-ús</text:span><text:span text:style-name="T1">, “(body)guards.” These generals are Abuni (</text:span><text:span text:style-name="T23">TrDr</text:span><text:span text:style-name="T1"> 83:13; </text:span><text:span text:style-name="T23">AUCT</text:span><text:span text:style-name="T1"> 1 276: 14–15; </text:span><text:span text:style-name="T23">TIM</text:span><text:span text:style-name="T1"> 6 34:7–8), Ea-ili (</text:span><text:span text:style-name="T23">MVN</text:span><text:span text:style-name="T1"> 11 186:13, 15; </text:span><text:span text:style-name="T23">TCL </text:span><text:span text:style-name="T1">2 5488:4–5), Åeåkala (</text:span><text:span text:style-name="T23">UTI</text:span><text:span text:style-name="T1"> 6 3800:11), and possibly Lugalkuzu (</text:span><text:span text:style-name="T23">TIM</text:span><text:span text:style-name="T1"> 6 34:11–12). Other occurrences are connected with a certain Puzur-ili, who may have headed a leather workshop (</text:span><text:span text:style-name="T23">SCT</text:span><text:span text:style-name="T1"> 38 14:7; </text:span><text:span text:style-name="T23">MVN</text:span><text:span text:style-name="T1"> 3 354:12). A “captain” (</text:span><text:span text:style-name="T19">nu-bánda</text:span><text:span text:style-name="T1">) who was a </text:span><text:span text:style-name="T19">lú-dun-a</text:span><text:span text:style-name="T1"> of one </text:span><text:span text:style-name="T19">åeå-sag</text:span><text:span text:style-name="T1">, serves as witness in a text from Ur (</text:span><text:span text:style-name="T23">UET</text:span><text:span text:style-name="T1"> 3: 43). Different from all the above is the example from an Ur III cylinder seal inscription, </text:span><text:span text:style-name="T23">SAT</text:span><text:span text:style-name="T1"> 3 2199: </text:span><text:span text:style-name="T37">d</text:span><text:span text:style-name="T19">èr-ra-qú-ra-ad, zadim </text:span><text:span text:style-name="T37">d</text:span><text:span text:style-name="T19">nin-líl-lá, lú-dun </text:span><text:span text:style-name="T37">d</text:span><text:span text:style-name="T19">en-líl-lá</text:span><text:span text:style-name="T1">, “Erra-qurad, lapidary of Ninlil, ‘subordinate’ of Enlil.” The cumulative evidence would suggest that they are stand-ins; they are intimate subordinates, perhaps “adjutants” of very important military officers but this specific meaning may be limited to Ur III times.</text:span></text:p>
      <text:p text:style-name="P13"><text:span text:style-name="T1">The word is rare in literary ­texts: </text:span><text:span text:style-name="T24">Schooldays</text:span><text:span text:style-name="T1"> 88: </text:span><text:span text:style-name="T19">u</text:span><text:span text:style-name="T45">4</text:span><text:span text:style-name="T19">-me-da-aå lú-dun-a-zu sa</text:span><text:span text:style-name="T45">6</text:span><text:span text:style-name="T19">-ge hu-mu-ra-Ñá-Ñá-ne/hu-mu-ra-i-ni-in-ku</text:span><text:span text:style-name="T45">4</text:span><text:span text:style-name="T19">-re</text:span><text:span text:style-name="Footnote_20_Symbol"><text:span text:style-name="T1"><text:note text:id="ftn8" text:note-class="footnote"><text:note-citation>8</text:note-citation><text:note-body><text:p text:style-name="Footnote"><text:span text:style-name="T1"><text:s/>S. N. Kramer,</text:span><text:span text:style-name="T23"> JAOS</text:span><text:span text:style-name="T1"> 69 (1949) 204, restored from Ni. 9751 rev. 10 and Ni. 4567 rev. 18 (both </text:span><text:span text:style-name="T23">ISET</text:span><text:span text:style-name="T1"> 2 82).</text:span></text:p></text:note-body></text:note></text:span></text:span><text:span text:style-name="T1">: </text:span><text:span text:style-name="T24">Tree and Reed</text:span><text:span text:style-name="T1"> 243: </text:span><text:span text:style-name="T19">lugal-Ñu</text:span><text:span text:style-name="T45">10</text:span><text:span text:style-name="T19"> Ñiå lú-dun-a-Ñu</text:span><text:span text:style-name="T45">10</text:span><text:span text:style-name="T1">; </text:span><text:span text:style-name="T24">SP Coll. 13 </text:span><text:span text:style-name="T25">39</text:span><text:span text:style-name="T24"> </text:span><text:span text:style-name="T1">[…] </text:span><text:span text:style-name="T19">x húb-bi-gin</text:span><text:span text:style-name="T45">7</text:span><text:span text:style-name="T19"> igi lú-dun-a-za-ka ≠ti</text:span><text:span text:style-name="T20"></text:span><text:span text:style-name="T19"> (nu)-mu-ni-íb-bal-e-en</text:span><text:span text:style-name="T1">, “do (not) duck sideways before your own faithful retainer like an … acrobat.” </text:span></text:p>
      <text:p text:style-name="P6"/>
      <text:p text:style-name="P3"><text:span text:style-name="T21">3–5</text:span><text:span text:style-name="T1">. The rhetorical import of these lines is open to a number of interpretations. Previous translations have taken for granted that these words refer to the messenger who brought the previous letter. Thus, P. Michalowski, </text:span><text:span text:style-name="T23">LEM</text:span><text:span text:style-name="T1"> 65, rendered the passage in the following </text:span><text:soft-page-break/><text:span text:style-name="T1">manner: “That man whom you have sent to me, he cannot­ (really) be your trusted subordinate! Surely he does not­ take his orders from your hand! How is it that you are ­unaware of what he is doing?” Upon further reflection one may suggest that in view of what follows, it might be better to assume that the </text:span><text:span text:style-name="T19">lú-dun-a</text:span><text:span text:style-name="T1"> of line 3 is anticipatory, and that it refers to Apilaåa. </text:span></text:p>
      <text:p text:style-name="P7"/>
      <text:p text:style-name="P3"><text:span text:style-name="T22">5</text:span><text:span text:style-name="T1">. This line seems to have created problems for the ancients and the manuscript tradition is confused. The somewhat redundant fully reconstructed line reflects the Nippur tradition. Both texts from Ur differ from one another; Ur1 has a unique set of variants, while Ur2 resembles the two sources of unknown origin, which probably came from the same place (X5, X6). </text:span><text:span text:style-name="T19">a-na-aå-àm</text:span><text:span text:style-name="T1"> corresponds to Akkadian </text:span><text:span text:style-name="T24">ana</text:span><text:span text:style-name="T1"> </text:span><text:span text:style-name="T24">m</text:span><text:span text:style-name="T51">ī</text:span><text:span text:style-name="T24">nim</text:span><text:span text:style-name="T1">, </text:span><text:span text:style-name="T24">amm</text:span><text:span text:style-name="T51">ī</text:span><text:span text:style-name="T24">nim</text:span><text:span text:style-name="T1">, “why” (with negative verb), </text:span><text:span text:style-name="T19">níÑ a-na</text:span><text:span text:style-name="T1"> is used here in the same sense as </text:span><text:span text:style-name="T24">mimma åa</text:span><text:span text:style-name="T1">, “whatever, (about) everything,” and </text:span><text:span text:style-name="T19">an-ga-àm</text:span><text:span text:style-name="T1"> (only in Nippur manuscripts) corresponds to </text:span><text:span text:style-name="T24">app</text:span><text:span text:style-name="T51">ū</text:span><text:span text:style-name="T24">na</text:span><text:span text:style-name="T1">, “moreover, furthermore, indeed.” More difficult is </text:span><text:span text:style-name="T19">ur</text:span><text:span text:style-name="T45">5 </text:span><text:span text:style-name="T19">ì-me-a</text:span><text:span text:style-name="T1">, which is, otherwise, only attested in a reconstructed lexical passage </text:span><text:span text:style-name="T19">[ur</text:span><text:span text:style-name="T45">5</text:span><text:span text:style-name="T19">] ≠ì</text:span><text:span text:style-name="T20"></text:span><text:span text:style-name="T19">-me-a</text:span><text:span text:style-name="T1"> = </text:span><text:span text:style-name="T24">ki-ma ki-a-am </text:span><text:span text:style-name="T1">(OBGT I 879 [</text:span><text:span text:style-name="T24">MSL</text:span><text:span text:style-name="T1"> 4 60]). </text:span></text:p>
      <text:p text:style-name="P7"/>
      <text:p text:style-name="P3"><text:span text:style-name="T22">6</text:span><text:span text:style-name="T1">. I take </text:span><text:span text:style-name="T19">níÑ Ñá-e-gin</text:span><text:span text:style-name="T45">7</text:span><text:span text:style-name="T19">-nam</text:span><text:span text:style-name="T1"> to be a calque from Akkadian </text:span><text:span text:style-name="T24">åa</text:span><text:span text:style-name="T1"> </text:span><text:span text:style-name="T24">k</text:span><text:span text:style-name="T51">ī</text:span><text:span text:style-name="T24">ma j</text:span><text:span text:style-name="T26"></text:span><text:span text:style-name="T24">ti</text:span><text:span text:style-name="T1">, “my representative.” Elsewhere in CKU, as in ll. 16a and 17 below, </text:span><text:span text:style-name="T19">Ñá-e-gin</text:span><text:span text:style-name="T45">7</text:span><text:span text:style-name="T19">-nam</text:span><text:span text:style-name="T27">, without</text:span><text:span text:style-name="T19"> níÑ</text:span><text:span text:style-name="T27">,</text:span><text:span text:style-name="T1"> means, “as I instructed.”</text:span></text:p>
      <text:p text:style-name="P16"/>
      <text:p text:style-name="P3"><text:span text:style-name="T22">9</text:span><text:span text:style-name="T1">. The grammatical form, and hence the meaning of the ­final verb, differs in many of the manuscripts. The only Nippur ­witness to the line has </text:span><text:span text:style-name="T19">zu-àm</text:span><text:span text:style-name="T1">; X4, X5 and X6 have </text:span><text:span text:style-name="T19">zu-a</text:span><text:span text:style-name="T1">, which can be imperative or­ an abbreviation of </text:span><text:span text:style-name="T19">zu-àm</text:span><text:span text:style-name="T1">. The text from Ur has </text:span><text:span text:style-name="T19">hé-en-zu</text:span><text:span text:style-name="T1">. ­Thus all the texts that are not from Nippur may be interpreted as “so that their (local) dignitaries­ know their orders.”</text:span></text:p>
      <text:p text:style-name="P7"/>
      <text:p text:style-name="P5"><text:soft-page-break/><text:span text:style-name="T22">13</text:span><text:span text:style-name="T1">. The readings and meanings of </text:span><text:span text:style-name="T29">PA.PA</text:span><text:span text:style-name="T1"> and </text:span><text:span text:style-name="T29">IGI.IGI</text:span><text:span text:style-name="T1"> are ­uncertain even though the obvious parallelism suggests similar­ or antithetical meanings. I understand this, as well as the following two lines,­ as an admonition from the king to Aradmu forbidding him to be­ distracted by anything until he reaches Apilaåa. I also assume that the description of the activities of lawless people in the plain in ArÅ2: B1’–7’ (3) is related to this line, and contains Aradmu’s defense against this accusation, and this has influenced my understanding of the present line. The interpretation offered here is provisional at best, and is based on </text:span><text:span text:style-name="T29">PA.PA</text:span><text:span text:style-name="T1"> as </text:span><text:span text:style-name="T19">sisig</text:span><text:span text:style-name="T1"> or </text:span><text:span text:style-name="T19">sìg-sìg </text:span><text:span text:style-name="T1">= </text:span><text:span text:style-name="T23">mehû</text:span><text:span text:style-name="T1">, “storm,” </text:span><text:span text:style-name="T23">å</text:span><text:span text:style-name="T26"></text:span><text:span text:style-name="T23">ru</text:span><text:span text:style-name="T1">, “wind” (also </text:span><text:span text:style-name="T23">zaq</text:span><text:span text:style-name="T50">ī</text:span><text:span text:style-name="T23">qu</text:span><text:span text:style-name="T1">, “fantom,”</text:span><text:span text:style-name="T23"> åaqummatu</text:span><text:span text:style-name="T1">, </text:span><text:span text:style-name="T23">åaæurratu</text:span><text:span text:style-name="T1">, “stillness, silence”) and IGI.IGI as </text:span><text:span text:style-name="T19">lilib</text:span><text:span text:style-name="T1"> or </text:span><text:span text:style-name="T19">lib</text:span><text:span text:style-name="T45">4</text:span><text:span text:style-name="T19">-lib</text:span><text:span text:style-name="T45">4</text:span><text:span text:style-name="T1"> = </text:span><text:span text:style-name="T23">åarr</text:span><text:span text:style-name="T26"></text:span><text:span text:style-name="T23">qu</text:span><text:span text:style-name="T25">, “thief”</text:span><text:span text:style-name="T1"> (on the latter see also A. Cavigneaux and F. al-Rawi, </text:span><text:span text:style-name="T23">Gilgameå et la mort</text:span><text:span text:style-name="T1"> 38). The choice of these particular readings is based on ArÅ2: B</text:span><text:span text:style-name="T28">2’ (letter 3) </text:span><text:span text:style-name="T19">lú la-ga lú sa-gaz-e eden si-si-ig-ga-bi níÑ-gul-bi bí-ak</text:span><text:span text:style-name="T28">, “</text:span><text:span text:style-name="T1"> Even rustlers and robbers break up the earth (for cultivation) on the (wind)-swept desert.”</text:span><text:span text:style-name="Footnote_20_Symbol"><text:span text:style-name="T1"><text:note text:id="ftn9" text:note-class="footnote"><text:note-citation>9</text:note-citation><text:note-body><text:p text:style-name="Footnote"><text:span text:style-name="T1"><text:s/>Alt. transl.: I have made rustlers and robbers break up the earth (for cultivation) on the wind-swept desert.</text:span></text:p></text:note-body></text:note></text:span></text:span><text:span text:style-name="T1"> I assume that the “rustler” and the “wind-swept desert” are oblique references to Åulgi’s rhetorical exhortation.</text:span></text:p>
      <text:p text:style-name="P28"><text:span text:style-name="T2">In Ur III and earlier documents The verb </text:span><text:span text:style-name="T10">ú-gu…dé</text:span><text:span text:style-name="T2">, , usually means “to run away” when used of persons and animals, and “to be lost” when used of objects.</text:span><text:span text:style-name="Footnote_20_Symbol"><text:span text:style-name="T2"><text:note text:id="ftn10" text:note-class="footnote"><text:note-citation>10</text:note-citation><text:note-body><text:p text:style-name="Footnote"><text:span text:style-name="T1"><text:s/>For a discussion of certain aspects of this verb, including its treatment in the lexical tradition, see P. Steinkeller, </text:span><text:span text:style-name="T23">Sale Documents</text:span><text:span text:style-name="T1"> 69–70.</text:span></text:p></text:note-body></text:note></text:span></text:span><text:span text:style-name="T2"> In Old Babylonian literary texts, it can also mean “to vanish, disappear,” but there is no other example of the verb in the imperative or of any parallel passage. So is the king telling his grand vizier to deal with matters by making the “disappear,” or is he exhorting to “forget” such issues and move on to Apilaåa without distraction?</text:span></text:p>
      <text:p text:style-name="P24"/>
      <text:p text:style-name="P19"><text:span text:style-name="T14">15</text:span><text:span text:style-name="T2">. As presently preserved, this line is filled with difficulties. There are only two Nippur sources: the inferior N1 and the badly preserved N10. N1 is in Baghdad and can only be collated from the field photo; the first verbal form is </text:span><text:span text:style-name="T10">è-x-ta-ab</text:span><text:span text:style-name="T2">; x appears to be a badly written </text:span><text:span text:style-name="T10">ta</text:span><text:span text:style-name="T2"> which may have been erased. Only the bottom parts of signs are preserved in </text:span><text:soft-page-break/><text:span text:style-name="T2">N10 but collation confirms the probability of reading </text:span><text:span text:style-name="T9">≠</text:span><text:span text:style-name="T10">è-ta-ab</text:span><text:span text:style-name="T9">.</text:span><text:span text:style-name="T2"> Ur2 is also broken but and the first preserved sign in the line appears to be </text:span><text:span text:style-name="T10">[a]b</text:span><text:span text:style-name="T2">. The two unprovenanced Yale tablets X5 and X6, which are undoubtedly from the same place although probably from different hands, both have </text:span><text:span text:style-name="T10">è-ni-ib</text:span><text:span text:style-name="T2">. It is possible that the verb should be understood as </text:span><text:span text:style-name="T6">æ</text:span><text:span text:style-name="T16"></text:span><text:span text:style-name="T6">øu</text:span><text:span text:style-name="T2">: “explore the area ahead of you, </text:span><text:span text:style-name="T6">so that he can appear before you (without delay)</text:span><text:span text:style-name="T2">.” I do not understand the final verb, which is </text:span><text:span text:style-name="T10">hé-en-åi-UD</text:span><text:span text:style-name="T2"> in three sources; only the Ur2 text, which is not the best, provides TU as the root. Is this a syllabic variant (</text:span><text:span text:style-name="T10">kud</text:span><text:span text:style-name="T2"> for </text:span><text:span text:style-name="T10">húd</text:span><text:span text:style-name="T2">), or is it semantic (</text:span><text:span text:style-name="T10">kud</text:span><text:span text:style-name="T2"> = </text:span><text:span text:style-name="T6">er</text:span><text:span text:style-name="T49">ē</text:span><text:span text:style-name="T6">bu</text:span><text:span text:style-name="T2">)? Note the clustering of the variants in all three unprovenanced texts.</text:span></text:p>
      <text:p text:style-name="P24"/>
      <text:p text:style-name="P19"><text:span text:style-name="T13">16</text:span><text:span text:style-name="T2">. All non-Nippur manuscripts add an additional line here (16a): </text:span><text:span text:style-name="T10">a-na-aå-àm Ñá-(a)-gin</text:span><text:span text:style-name="T44">7</text:span><text:span text:style-name="T10">-nam nu-un-ak</text:span><text:span text:style-name="T2">. It is not clear if these texts connected this line with 16 or with what follows. It is possible that the source of the interpolation—if that is indeed the case—is ÅuÅa1: 23–24 (letter 19), where the two are clearly related and mean “Thus I did command you! Why did you not act in accordance with my instructions?” although in the Åu-Sin letter the final verb is second person (</text:span><text:span text:style-name="T10">nu-ak</text:span><text:span text:style-name="T2">), rather than third. Even if this was the source, it appears that the new line has been reinterpreted (</text:span><text:span text:style-name="T10">nu-un-ak</text:span><text:span text:style-name="T2">) and was designed to introduce what follows.</text:span><text:span text:style-name="Footnote_20_Symbol"><text:span text:style-name="T2"><text:note text:id="ftn11" text:note-class="footnote"><text:note-citation>11</text:note-citation><text:note-body><text:p text:style-name="Footnote"><text:span text:style-name="T1"><text:s/>The distribution of the interpolation is of interest since it is not found in the two Nippur manuscripts. Note that at present the </text:span>Š<text:span text:style-name="T1">u-Sin/</text:span>Š<text:span text:style-name="T1">arrum-bani correspondence is not attested from that city.</text:span></text:p></text:note-body></text:note></text:span></text:span><text:span text:style-name="T2"> I would therefore consider it analytically part of the next paragraph: “</text:span><text:span text:style-name="T35">16a </text:span><text:span text:style-name="T2">(As to your accusations), why should he not act according to my instructions?” </text:span></text:p>
      <text:p text:style-name="P24"/>
      <text:p text:style-name="P19"><text:span text:style-name="T14">21</text:span><text:span text:style-name="T2">. The only occurrence of </text:span><text:span text:style-name="T10">lú-Ñárza</text:span><text:span text:style-name="T2"> outside of CKU is in OB Lu C5 4 (</text:span><text:span text:style-name="T6">MSL</text:span><text:span text:style-name="T2"> 12 195) and OB Lu A 374 (</text:span><text:span text:style-name="T6">MSL</text:span><text:span text:style-name="T2"> 12 169); in both cases it is rendered as </text:span><text:span text:style-name="T6">be-el pa-ar-œí</text:span><text:span text:style-name="T2">, “office holder, intimate participant,” Note the exact same formulation in an Old Babylonian Akkadian language omen: </text:span><text:span text:style-name="T6">åar-rum be-el pa-ar-œi-im i-na-as-sà-aæ-ma be-el pa-ar-œi-im i-åa-ak-</text:span><text:soft-page-break/><text:span text:style-name="T6">ka-an</text:span><text:span text:style-name="T2">, “the king will remove an office holder and install (another) office holder” (</text:span><text:span text:style-name="T6">YOS</text:span><text:span text:style-name="T2"> 10 46 ii 16–17, cited </text:span><text:span text:style-name="T6">CAD</text:span><text:span text:style-name="T2"> P 202). This confirms that Apilaåa is in part usurping royal prerogatives, and that the monarch accepts this fact, as do the lines that follow, all of which have Akkadian analogies. Note the sequence of a perfect verbal form followed­ by a non-perfect one to indicate the sequence of action. </text:span></text:p>
      <text:p text:style-name="P24"/>
      <text:p text:style-name="P19"><text:span text:style-name="T14">22. </text:span><text:span text:style-name="T2">The fully reduplicated form of the reflexive pronoun </text:span><text:span text:style-name="T10">ní-te</text:span><text:span text:style-name="T2"> is unique. Note the idiomatic use of the verbs </text:span><text:span text:style-name="T10">Ñar</text:span><text:span text:style-name="T2"> and </text:span><text:span text:style-name="T10">gub</text:span><text:span text:style-name="T2"> together to denote the appointment and firing of officials; this probably reflects Akkadian usage as documented, for example, in the OB letter </text:span><text:span text:style-name="T6">AbB</text:span><text:span text:style-name="T2"> 14 218:8–11 </text:span><text:span text:style-name="T6">a-na na-sa-æi-im ú åa-ka-nim qá-at-ka i-te-li na-sa-æu ù åa-ka-nu åa qá-ti åa qá-ti-x</text:span><text:span text:style-name="T2">, “Have you really </text:span><text:span text:style-name="T6">obtained the authority</text:span><text:span text:style-name="T2"> to remove and install people? Removing and installing people is, in fact, only </text:span><text:span text:style-name="T6">my</text:span><text:span text:style-name="T2"> responsibility.”</text:span></text:p>
      <text:p text:style-name="P23"/>
      <text:p text:style-name="P19"><text:span text:style-name="T14">23</text:span><text:span text:style-name="T2">. </text:span><text:span text:style-name="T10">igi…hul</text:span><text:span text:style-name="T2"> is rendered by­ </text:span><text:span text:style-name="T6">lap</text:span><text:span text:style-name="T16"></text:span><text:span text:style-name="T6">tu </text:span><text:span text:style-name="T4">or</text:span><text:span text:style-name="T6"> ab</text:span><text:span text:style-name="T16"></text:span><text:span text:style-name="T6">tu åa in</text:span><text:span text:style-name="T49">ī</text:span><text:span text:style-name="T2"> in late lexical texts (SIG</text:span><text:span text:style-name="T42">7</text:span><text:span text:style-name="T2">.ALAN­ G1 ii 6'' [</text:span><text:span text:style-name="T6">MSL</text:span><text:span text:style-name="T2"> 16 283], Antagal VIII 125 [</text:span><text:span text:style-name="T6">MSL</text:span><text:span text:style-name="T2"> 17 174], Antagal G ­56 [</text:span><text:span text:style-name="T6">MSL</text:span><text:span text:style-name="T2"> 17 222], Antagal G 168 [</text:span><text:span text:style-name="T6">MSL</text:span><text:span text:style-name="T2"> 17 225]). The use of this in CKU, as ­well as other contexts, implies that such actions can be done only­ upon orders of the king. Another example of blinding as a royal prerogative is found in an Old Babylonian omen (</text:span><text:span text:style-name="T6">i-n</text:span><text:span text:style-name="T2">[</text:span><text:span text:style-name="T6">i-in</text:span><text:span text:style-name="T2"> LÚ]-≠</text:span><text:span text:style-name="T6">im</text:span><text:span text:style-name="T2">-</text:span><text:span text:style-name="T6">ma</text:span><text:span text:style-name="T2"> LUGAL </text:span><text:span text:style-name="T6">i-na-sà-aæ</text:span><text:span text:style-name="T2">, “the king shall tear out the eyes of the </text:span><text:span text:style-name="T6">aw</text:span><text:span text:style-name="T49">ī</text:span><text:span text:style-name="T6">lum,</text:span><text:span text:style-name="T2">” </text:span><text:span text:style-name="T6">YOS</text:span><text:span text:style-name="T2"> 10 17: 61); in Akkadian </text:span><text:span text:style-name="T7">nas</text:span><text:span text:style-name="T16"></text:span><text:span text:style-name="T7">æu</text:span><text:span text:style-name="T2"> is used alongside </text:span><text:span text:style-name="T7">nap</text:span><text:span text:style-name="T16"></text:span><text:span text:style-name="T7">lu</text:span><text:span text:style-name="T2"> and </text:span><text:span text:style-name="T7">æuppudu</text:span><text:span text:style-name="T2"> (only in CH) for the act of blinding. There is one definite reference to the Ur III practice ­of blinding prisoners of war in an OB copy of a Åu-Sin ­inscription; see R. Kutscher, </text:span><text:span text:style-name="T6">Brockman</text:span><text:span text:style-name="T2"> I 96 (the verb is </text:span><text:span text:style-name="T10">igi…du</text:span><text:span text:style-name="T44">8</text:span><text:span text:style-name="T2">). The Akkadian lexical equivalents are somewhat problematical. The Akkadian verb </text:span><text:span text:style-name="T6">ab</text:span><text:span text:style-name="T16"></text:span><text:span text:style-name="T6">tu</text:span><text:span text:style-name="T4"> “to destroy,” is clearly secondary, derived from its normal Sumerian correspondent </text:span><text:span text:style-name="T11">gul</text:span><text:span text:style-name="T4">. The other verb, </text:span><text:span text:style-name="T6">lap</text:span><text:span text:style-name="T49">ā</text:span><text:span text:style-name="T6">tu,</text:span><text:span text:style-name="T4"> literally, “to touch,” is more difficult to define in such contexts. The literal translation, “to touch,” does not help us. The expression </text:span><text:span text:style-name="T6">i-ni-åu-nu li-il-pu-t</text:span><text:span text:style-name="T4">[</text:span><text:span text:style-name="T6">u</text:span><text:span text:style-name="T4">]</text:span><text:span text:style-name="T6">-ma</text:span><text:span text:style-name="T4"> is documented in a Mari letter (</text:span><text:span text:style-name="T6">ARM</text:span><text:span text:style-name="T4"> 14 78 = </text:span><text:span text:style-name="T6">LAPO</text:span><text:span text:style-name="T4"> 18 929, l 10’); K. van der Toorn translates </text:span><text:soft-page-break/><text:span text:style-name="T4">this as “let them gouge out their eyes” (</text:span><text:span text:style-name="T6">RA</text:span><text:span text:style-name="T4"> 79 [1985] 190). The same verb is attested with the tongue as an object in a few OB contracts; see M. deJong Ellis, </text:span><text:span text:style-name="T6">JCS</text:span><text:span text:style-name="T4"> 27 (1975) 147–48. </text:span></text:p>
      <text:p text:style-name="P24"/>
      <text:p text:style-name="P19"><text:span text:style-name="T14">24. </text:span><text:span text:style-name="T2">Note the extraordinary transmission of the crasis form (</text:span><text:span text:style-name="T10">lú-al-li-bí-ib-diri</text:span><text:span text:style-name="T2"> for </text:span><text:span text:style-name="T10">lú-a li-bí-ib-diri</text:span><text:span text:style-name="T2">) in all manuscripts from Nippur with the exception of N1, which was found in House F (</text:span><text:span text:style-name="T10">lú li-bí-ib-diri</text:span><text:span text:style-name="T2">). Could these five tablets have come from the same house? The N1 text is not always the best, however. The “correct” form is found in three texts of unknown provenience (X2, X4, X6: </text:span><text:span text:style-name="T10">lú-a li-bí-in-diri</text:span><text:span text:style-name="T2">, with no final </text:span><text:span text:style-name="T10">-a</text:span><text:span text:style-name="T2"> in X2). The scribe of Ur 2 may have been working from a tradition that also had a crasis form but one that was reinterpreted with</text:span><text:span text:style-name="T10"> lú-ùlu</text:span><text:span text:style-name="T2"> as an imitation of Ur III </text:span><text:span text:style-name="T10">lú-ù</text:span><text:span text:style-name="T2">, and a verb with the prefix </text:span><text:span text:style-name="T10">al-</text:span><text:span text:style-name="T2">. For another example of crasis in this text see </text:span><text:span text:style-name="T10">sá (an)-né-en</text:span><text:span text:style-name="T2"> in the Nippur manuscripts of l. 14.</text:span></text:p>
      <text:p text:style-name="P23"/>
      <text:p text:style-name="P19"><text:span text:style-name="T14">29</text:span><text:span text:style-name="T2">. There is broad confusion concerning the first bound pronoun in this line, ranging from third person singular and plural to second person singular. Two texts omit it altogether. This confusion concerns both the referent of the pronoun and the understanding of </text:span><text:span text:style-name="T10">nam(-)</text:span><text:span text:style-name="T2"> in his line. All previous modern renditions have taken this to be the abstract derivational morpheme but the use of the genitive </text:span><text:span text:style-name="T10">nam ur-sag-gá-ka-ni/mu/ø</text:span><text:span text:style-name="T2"> suggests that it is the homophonous, and etymologically related noun </text:span><text:span text:style-name="T10">nam</text:span><text:span text:style-name="T2"> that is used here in the meaning “province, responsibility,” corresponding to Akk. </text:span><text:span text:style-name="T6">p</text:span><text:span text:style-name="T49">ī</text:span><text:span text:style-name="T6">æ</text:span><text:span text:style-name="T16"></text:span><text:span text:style-name="T6">tum</text:span><text:span text:style-name="T2"> (Hh I 126 [</text:span><text:span text:style-name="T6">MSL</text:span><text:span text:style-name="T2"> 5 17]), and that the tone is clearly sarcastic; see also PuÅ1: 15ff. (letter 13). Our own confusion about this may mirror ancient differences about the interpretation of this line, as </text:span><text:span text:style-name="T10">nam-lú-ùlu</text:span><text:span text:style-name="T2"> and </text:span><text:span text:style-name="T10">nam-ur-saÑ</text:span><text:span text:style-name="T2"> are commonly encountered in the school texts. Note, however that </text:span><text:span text:style-name="T10">nam-lú-ùlu </text:span><text:span text:style-name="T3">can be used to refer to troops, as in </text:span><text:span text:style-name="T8">Letter of Lipit-Eåtar to Nanna-kiaÑa</text:span><text:span text:style-name="T3"> (SEpM 5) 15-16</text:span><text:span text:style-name="T10"> </text:span><text:bookmark text:name="c3204.15"/><text:span text:style-name="T12">uru-bi åu-zu-ta la-ba-ra-</text:span><text:bookmark text:name="c3204.16"/><text:span text:style-name="T12">è, nam-lú-ùlu-zu Ñar-bí-ib</text:span><text:span text:style-name="T3">, “Do not let those cities out of your grasp, station your forces (there)!” Note also </text:span><text:span text:style-name="T8">Letter of Iddin-Dagan to Sin-tillati</text:span><text:span text:style-name="T3"> (SEpM 3) 7–8 </text:span><text:span text:style-name="T10">me-lam-Ñu</text:span><text:span text:style-name="T44">10</text:span><text:span text:style-name="T10"> kalam-ma ba-e-dul, ù za-e </text:span><text:soft-page-break/><text:span text:style-name="T10">nam-ur-saÑ nam-kala-ga-zu kur-bi-åè ba-e-te</text:span><text:span text:style-name="T3">, “My glory spread over the homeland but you brought your martial glory and power to that foreign land.”</text:span></text:p>
      <text:p text:style-name="P24"/>
      <text:p text:style-name="P19"><text:span text:style-name="T14">30</text:span><text:span text:style-name="T2">. The predicate pronoun is second person plural in N1, N8, and X4 (</text:span><text:span text:style-name="T10">me-en-zé-en</text:span><text:span text:style-name="T2">). The writers of N11 and Ur2 understood this as </text:span><text:span text:style-name="T10">za-e me-en</text:span><text:span text:style-name="T2">, that is first person singular, addressed only to Aradmu. This is not consistently carried out in the lines that follow, although the Ur2 scribe continued the singular</text:span><text:span text:style-name="T12"> </text:span><text:span text:style-name="T3">forms in lines 32 and 33. The excerpt exercise adds the unrelated phrase </text:span><text:span text:style-name="T10">tukum-bi lugal-Ñá an-na-kam,</text:span><text:span text:style-name="T3"> “if my king is agreeable,” taken from PuÅ: 16 (letter 13), or from some other letter. </text:span></text:p>
      <text:p text:style-name="P28"><text:span text:style-name="T3">The same scribe provides a syllabic rendering of </text:span><text:span text:style-name="T10">é</text:span><text:span text:style-name="T5">medu (AMA.A.TU)</text:span><text:span text:style-name="T3">, “house-born slave:” </text:span><text:span text:style-name="T10">a-tu-mu</text:span><text:span text:style-name="T3">. The word is already attested in ED texts; for references and earlier literature see J. Krecher, </text:span><text:span text:style-name="T8">WO</text:span><text:span text:style-name="T3"> 18 (1987) 9–12. Krecher uses this in support of an assumed word *</text:span><text:span text:style-name="T10">eme</text:span><text:span text:style-name="T3">, “woman,” which I do not believe exists. As I see it, </text:span><text:span text:style-name="T10">émedu</text:span><text:span text:style-name="T3"> is originally derived from *</text:span><text:span text:style-name="T10">ama-a tuda</text:span><text:span text:style-name="T3">, “born in the woman’s quarters (of the household).” </text:span></text:p>
      <text:p text:style-name="P24"/>
      <text:p text:style-name="P19"><text:span text:style-name="T14">31</text:span><text:span text:style-name="T2">. Note the use of </text:span><text:span text:style-name="T10">im-sar-ra</text:span><text:span text:style-name="T2">, “inscribed tablet;” except for ArÅ5: 12, where it is rendered in Akkadian as </text:span><text:span text:style-name="T6">øuppu</text:span><text:span text:style-name="T2">, elsewhere in the </text:span><text:span text:style-name="T6">CKU</text:span><text:span text:style-name="T2"> letters and written instructions are referred to as </text:span><text:span text:style-name="T10">á-áÑ-Ñá</text:span><text:span text:style-name="T2"> or as </text:span><text:span text:style-name="T10">ù-na-a-dug</text:span><text:span text:style-name="T44">4</text:span><text:span text:style-name="T2">. The precise meaning of this word alludes us at present; in later lexical it is the equivalent of </text:span><text:span text:style-name="T6">øuppu</text:span><text:span text:style-name="T2"> (see the dictionaries) but in Ur III times it was certainly not simply a synonym of </text:span><text:span text:style-name="T10">dub</text:span><text:span text:style-name="T2">, “tablet,” as evidenced by the basket tag </text:span><text:span text:style-name="T6">AUCT</text:span><text:span text:style-name="T2"> 2 92, which lists </text:span><text:span text:style-name="T10">160 dub</text:span><text:span text:style-name="T2">, followed by </text:span><text:span text:style-name="T10">4 im-sar-ra</text:span><text:span text:style-name="T2">. </text:span></text:p>
      <text:p text:style-name="P28"><text:span text:style-name="T2">The verb </text:span><text:span text:style-name="T10">gù…dé</text:span><text:span text:style-name="T2">, “to call, name,” is used with the technical meaning of “to recite, read aloud,” with ablative dimensional prefix in OB school texts (F. Karahashi, </text:span><text:span text:style-name="T6">Sumerian Compound Verbs</text:span><text:span text:style-name="T2"> 109). This is already attested in </text:span><text:span text:style-name="T6">Gudea Cyl. A</text:span><text:span text:style-name="T2"> v 21–vi 2, albeit without the ablative; the king sees the goddess Nidaba in a dream, who is holding in her lap, and consulting, a lapis lazuli tablet on her lap, covered with “stars,” that is cuneiform signs. The last lines of the passage reads (v 25–vi 2):</text:span></text:p>
      <text:p text:style-name="P29"><text:soft-page-break/></text:p>
      <text:p text:style-name="P30"><text:span text:style-name="T10">ereå-Ñu</text:span><text:span text:style-name="T44">10</text:span><text:span text:style-name="T10"> </text:span><text:span text:style-name="T36">d</text:span><text:span text:style-name="T10">nidaba ga-nam-me-àm</text:span></text:p>
      <text:p text:style-name="P31">é-a dù-ba mul kù-ba</text:p>
      <text:p text:style-name="P30"><text:span text:style-name="T10">gù ma-ra-a-dé</text:span><text:span text:style-name="T2"> </text:span></text:p>
      <text:p text:style-name="P32"/>
      <text:p text:style-name="P32">That was, beyond any doubt, Her Majesty Nidaba,</text:p>
      <text:p text:style-name="P32">The (instructions) for that temples construction, from those sacred ‘stars’</text:p>
      <text:p text:style-name="P32">She read out to you.</text:p>
      <text:p text:style-name="P24"/>
      <text:p text:style-name="P27">Sources</text:p>
      <text:p text:style-name="P27"><text:s/></text:p>
      <text:p text:style-name="P21"><text:span text:style-name="T2">N1 = 3 N-T 311 (IM 58418) ii (</text:span><text:span text:style-name="T7">SL</text:span><text:span text:style-name="T2"> xxii–xxiii, </text:span><text:span text:style-name="T6">Sumer </text:span><text:span text:style-name="T2">26 171)</text:span><text:span text:style-name="Footnote_20_Symbol"><text:span text:style-name="T2"><text:note text:id="ftn12" text:note-class="footnote"><text:note-citation>12</text:note-citation><text:note-body><text:p text:style-name="Footnote"><text:span text:style-name="T1"><text:s/>The tablet was collated on a cast held by the University Museum and on a field photograph that is reproduced on the accompanying compact disk. The right edge is not shown on either, and therefore one must rely on F. Ali’s hand copy, which was apparently made from the original tablet in Baghdad, for signs that are not visible on the photograph and cast.</text:span></text:p></text:note-body></text:note></text:span></text:span><text:span text:style-name="T2"> <text:tab/>= 2–34</text:span></text:p>
      <text:p text:style-name="P21"><text:span text:style-name="T2">N2 = 3 N-T 903,102 (</text:span><text:span text:style-name="T7">SL</text:span><text:span text:style-name="T2"> xxxiv, </text:span><text:span text:style-name="T6">Sumer</text:span><text:span text:style-name="T2"> 26 176) <text:tab/>= 23–30</text:span></text:p>
      <text:p text:style-name="P21"><text:span text:style-name="T2">N3 = CBS 6513+N 3096 (</text:span><text:span text:style-name="T7">SL</text:span><text:span text:style-name="T2"> xxxiii, </text:span><text:span text:style-name="T7">Sumer</text:span><text:span text:style-name="T2"> 26 177) <text:tab/>= 21–34</text:span></text:p>
      <text:p text:style-name="P21"><text:span text:style-name="T2">N4 = Ni. 2317 (</text:span><text:span text:style-name="T6">SLTNi</text:span><text:span text:style-name="T2"> 126) <text:tab/>= 3–8; 30–34</text:span></text:p>
      <text:p text:style-name="P21"><text:span text:style-name="T2">N5 = Ni 2723 (</text:span><text:span text:style-name="T6">SLTNi </text:span><text:span text:style-name="T2">136) <text:tab/>= 17–22; 24–26</text:span></text:p>
      <text:p text:style-name="P21"><text:span text:style-name="T2">N6 = Ni. 4149 (</text:span><text:span text:style-name="T6">ISET</text:span><text:span text:style-name="T2"> 2 122) rev. ii’ 6–8 <text:tab/>= 1–4</text:span></text:p>
      <text:p text:style-name="P21"><text:span text:style-name="T2">N7 = Ni. 4389 (</text:span><text:span text:style-name="T6">ISET</text:span><text:span text:style-name="T2"> 1 144 [86]) <text:tab/>= 23–30 </text:span></text:p>
      <text:p text:style-name="P21"><text:span text:style-name="T2">N8 = Ni. 9706 (</text:span><text:span text:style-name="T6">ISET</text:span><text:span text:style-name="T2"> 2 112) rev. iii’ 1’–14’ <text:tab/>= 21–34</text:span></text:p>
      <text:p text:style-name="P21"><text:span text:style-name="T2">N9 = Ni. 9709 (</text:span><text:span text:style-name="T6">ISET</text:span><text:span text:style-name="T2"> 1 180 [122])</text:span><text:span text:style-name="Footnote_20_Symbol"><text:span text:style-name="T2"><text:note text:id="ftn13" text:note-class="footnote"><text:note-citation>13</text:note-citation><text:note-body><text:p text:style-name="Footnote"><text:span text:style-name="T1"><text:s/>Listed as Ni 9707 in </text:span><text:span text:style-name="T23">SL</text:span><text:span text:style-name="T1"> 34. The reverse. which is not included in the published hand copy, is heavily destroyedbut some signs of the last four lines can be read, ending in a double line. </text:span></text:p></text:note-body></text:note></text:span></text:span><text:span text:style-name="T2"> <text:tab/>= 1–5; 31–34</text:span></text:p>
      <text:p text:style-name="P21"><text:span text:style-name="T2">N10= Ni. 9854 (</text:span><text:span text:style-name="T6">ISET</text:span><text:span text:style-name="T2"> 1 189 [131]) obv. i’ 1’–9’ <text:tab/>= 15–21</text:span></text:p>
      <text:p text:style-name="P21"><text:span text:style-name="T2">N11= UM 29-13-330 (</text:span><text:span text:style-name="T7">SL </text:span><text:span text:style-name="T2">xxxiv</text:span><text:span text:style-name="T6">, Sumer</text:span><text:span text:style-name="T2"> 26 176) <text:tab/>= 21–34</text:span></text:p>
      <text:p text:style-name="P21"><text:span text:style-name="T2">Ur1 = U 16853 (</text:span><text:span text:style-name="T6">UET</text:span><text:span text:style-name="T2"> 6/2 174) + </text:span><text:span text:style-name="T7">UET</text:span><text:span text:style-name="T2"> 6/3 557 (*532) obv. ii’ 14’–19’; iii’ 1’ <text:tab/>= 1–5, 33</text:span></text:p>
      <text:p text:style-name="P21"><text:soft-page-break/><text:span text:style-name="T2">Ur2 = U 17900v (</text:span><text:span text:style-name="T6">UET</text:span><text:span text:style-name="T2"> 6/2 181) <text:tab/>= 1–16a; 20–33</text:span></text:p>
      <text:p text:style-name="P21"><text:span text:style-name="T2">Su1 = </text:span><text:span text:style-name="T6">MDP</text:span><text:span text:style-name="T2"> 27 87<text:tab/> = 1–2</text:span></text:p>
      <text:p text:style-name="P21"><text:span text:style-name="T2">Su2 = </text:span><text:span text:style-name="T6">MDP</text:span><text:span text:style-name="T2"> 27 88 <text:tab/>= 1–2 </text:span></text:p>
      <text:p text:style-name="P26">X1 = A w/n ii 1’–21’ <text:tab/>= 15–35</text:p>
      <text:p text:style-name="P26">X2 = BM 54327 ii 1’–12’ <text:tab/>= 16a–28</text:p>
      <text:p text:style-name="P21"><text:span text:style-name="T17">X3 = LB 2543 (</text:span><text:span text:style-name="T15">TLB</text:span><text:span text:style-name="T17"> 3 172) 1–4 <text:tab/>= 25–26, 28–30</text:span></text:p>
      <text:p text:style-name="P21"><text:span text:style-name="T17">X4 = HMA 9-1820 (</text:span><text:span text:style-name="T15">JCS </text:span><text:span text:style-name="T17">28 [1976] 103</text:span><text:span text:style-name="Footnote_20_Symbol"><text:span text:style-name="T2"><text:note text:id="ftn14" text:note-class="footnote"><text:note-citation>14</text:note-citation><text:note-body><text:p text:style-name="Footnote"><text:span text:style-name="T1"><text:s/>Photograph available on the CDLI web site. The tablet has deteriorated since it was copied and then collated by D. Foxvog and myself.</text:span></text:p></text:note-body></text:note></text:span></text:span><text:span text:style-name="T2"> <text:tab/></text:span><text:span text:style-name="T17">= 6–11; 20–33</text:span></text:p>
      <text:p text:style-name="P26">X5 = YBC 4185 <text:tab/>= 1–17</text:p>
      <text:p text:style-name="P26">X6 = YBC 4596 rev. <text:tab/>= 1–34</text:p>
      <text:p text:style-name="P21"><text:span text:style-name="T2">Z</text:span><text:span text:style-name="Footnote_20_Symbol"><text:span text:style-name="T2"><text:note text:id="ftn15" text:note-class="footnote"><text:note-citation>15</text:note-citation><text:note-body><text:p text:style-name="Footnote"><text:span text:style-name="T1"><text:s/>This is not, properly speaking, a source of the letter. These are lines that were used to create a new one together with elements of the previous letter, and it is edited here as Ar</text:span>Š<text:span text:style-name="T1">1a (letter 1a). The appropriate lines are incorporated into the matrix for comparative purposes. </text:span></text:p></text:note-body></text:note></text:span></text:span><text:span text:style-name="T2"> = MS 2199/1 10–15 <text:tab/>= 13–15, 9–10, 27</text:span></text:p>
      <text:p text:style-name="P24"/>
      <text:p text:style-name="P3"><text:span text:style-name="T1">X2 possibly from Sippar, X5 and X6 possibly from Larsa. The Tutub provenience of X4 is doubtful (see p. </text:span><text:span text:style-name="T53">000</text:span><text:span text:style-name="T1"> above). The clustering of variants suggests that the Yale tablets X5 and X6 must have come from the same place.</text:span></text:p>
      <text:p text:style-name="P24"/>
      <text:p text:style-name="P19"><text:span text:style-name="T2">N1 and X3 collated on photographs (collations of the latter in ­H. Waetzoldt, </text:span><text:span text:style-name="T6">OA</text:span><text:span text:style-name="T2"> 15 [1976] 332). Su1 and Su1 assigned here­ provisionally; they could be the opening lines of any of the letters from Åulgi to­ Aradmu. Neither could be located at the present time.</text:span></text:p>
      <text:p text:style-name="P24"/>
      <text:p text:style-name="P24">Tablet typology: compilation tablets: N1, N8, N10(?), Ur1, X1, X2, X6. The rest are all Type III, except X5 (one column with two letters), Su1, Su2, which are Type IV lentils, and X3 (oval exercise tablets with excerpts of letters 1 and 2).</text:p>
      <text:p text:style-name="P24"/>
      <text:p text:style-name="P19"><text:soft-page-break/><text:span text:style-name="T7">Bibliography</text:span><text:span text:style-name="T2">: Editions: F. Ali, </text:span><text:span text:style-name="T6">SL</text:span><text:span text:style-name="T2">, 34–41, F. Ali, </text:span><text:span text:style-name="T6">Sumer </text:span><text:span text:style-name="T2">26 (1970) 152–59. Transliteration and translation: P. Michalowski, </text:span><text:span text:style-name="T6">LEM</text:span><text:span text:style-name="T2"> 64–66. Translation: S. N. Kramer, </text:span><text:span text:style-name="T6">The Sumerians</text:span><text:span text:style-name="T2">, 332–33. C. Wilcke 1970 62–64 (lines 14–35), C. Wilcke 1993 65–66: translation, commentary (lines 6–26), P. Michalowski, Royal Letters 77–78.</text:span></text:p>
      <text:p text:style-name="P24"/>
      <text:p text:style-name="P19"><text:span text:style-name="T14">Concordance</text:span><text:span text:style-name="T2"> of sigla used here (</text:span><text:span text:style-name="T7">CKU</text:span><text:span text:style-name="T2">) and by F. Ali in </text:span><text:span text:style-name="T7">SL</text:span><text:span text:style-name="T2"> and in </text:span><text:span text:style-name="T7">Sumer</text:span><text:span text:style-name="T2"> 26, with additions in </text:span><text:span text:style-name="T7">RCU</text:span><text:span text:style-name="T2">:</text:span></text:p>
      <text:p text:style-name="P24"/>
      <text:section text:style-name="Sect1" text:name="Section1">
        <text:p text:style-name="P24">N1 = A</text:p>
        <text:p text:style-name="P24">N2 = I</text:p>
        <text:p text:style-name="P24">N3 = H</text:p>
        <text:p text:style-name="P24">N4 = E</text:p>
        <text:p text:style-name="P24">N5 = F</text:p>
        <text:p text:style-name="P24">N6 = T</text:p>
        <text:p text:style-name="P24">N7 = Q</text:p>
        <text:p text:style-name="P24">N8 = J</text:p>
        <text:p text:style-name="P24">N9 = C</text:p>
        <text:p text:style-name="P24">N10 = P</text:p>
        <text:p text:style-name="P24">N11 = G </text:p>
        <text:p text:style-name="P24">Ur1 = D (+)</text:p>
        <text:p text:style-name="P24">Ur2 = B </text:p>
        <text:p text:style-name="P24">Su1 = K</text:p>
        <text:p text:style-name="P24">Su2 = L</text:p>
        <text:p text:style-name="P24">X1 = R</text:p>
        <text:p text:style-name="P24">X2 = S</text:p>
        <text:p text:style-name="P24">X3 = O</text:p>
        <text:p text:style-name="P24">X5 = N</text:p>
        <text:p text:style-name="P24">X6 = T</text:p>
        <text:p text:style-name="P24">A = N1</text:p>
        <text:p text:style-name="P24">B = Ur2</text:p>
        <text:p text:style-name="P24">C = N9</text:p>
        <text:p text:style-name="P24">D (+) = Ur1</text:p>
        <text:p text:style-name="P24">E = N4</text:p>
        <text:p text:style-name="P24">F = N5</text:p>
        <text:p text:style-name="P24">H = N3</text:p>
        <text:p text:style-name="P24">G = N11 </text:p>
        <text:p text:style-name="P24">I = N2</text:p>
        <text:p text:style-name="P24">J = N8</text:p>
        <text:p text:style-name="P24">K = Su1</text:p>
        <text:p text:style-name="P24">L = Su2</text:p>
        <text:p text:style-name="P24">M = X6</text:p>
        <text:p text:style-name="P24">N = X5</text:p>
        <text:p text:style-name="P24">O = X3</text:p>
        <text:p text:style-name="P24">P = N10</text:p>
        <text:p text:style-name="P24">Q = N7</text:p>
        <text:p text:style-name="P24">R = X1</text:p>
        <text:p text:style-name="P24"><text:soft-page-break/>S = X2</text:p>
        <text:p text:style-name="P24">T = N6 </text:p>
      </text:section>
      <text:section text:style-name="Sect2" text:name="Section2">
        <text:p text:style-name="P8"/>
        <text:p text:style-name="P1">Textual Matrices</text:p>
        <text:p text:style-name="P2"/>
        <text:p text:style-name="P3"><text:span text:style-name="T57">1. <text:s/></text:span><text:span text:style-name="T38">I</text:span><text:span text:style-name="T57">árad-mu-ra ù-na-a-dug</text:span><text:span text:style-name="T46">4</text:span></text:p>
        <text:p text:style-name="P12">N6 <text:s/>oo <text:s text:c="3"/>o <text:s/>o <text:s/>o . <text:s/>- <text:s text:c="2"/>+<text:tab/></text:p>
        <text:p text:style-name="P11">N9 <text:s/>o. <text:s text:c="3"/>+ <text:s/>+ <text:s/>+ + <text:s/>- <text:s text:c="2"/>+</text:p>
        <text:p text:style-name="P3"><text:span text:style-name="T57">Ur1 oo <text:s text:c="3"/>o <text:s/>. <text:s/>+ + <text:s/>+ <text:s text:c="2"/>.</text:span><text:span text:style-name="Footnote_20_Symbol"><text:span text:style-name="T57"><text:note text:id="ftn16" text:note-class="footnote"><text:note-citation>16</text:note-citation><text:note-body><text:p text:style-name="Footnote"><text:s/>The spacing of the break at the beginning of the line indicates that Ur1 had the personal name marker.</text:p></text:note-body></text:note></text:span></text:span></text:p>
        <text:p text:style-name="P11">Ur2 o+ <text:s text:c="3"/>+ <text:s/>+ <text:s/>+ + <text:s/>+ <text:s text:c="2"/>+</text:p>
        <text:p text:style-name="P11">Su1 -+ <text:s text:c="3"/>+ <text:s/>+ /+ ne - <text:s text:c="2"/>+</text:p>
        <text:p text:style-name="P11">Su2 -+ <text:s text:c="3"/>+ <text:s/>+ /+ ne - <text:s text:c="2"/>+</text:p>
        <text:p text:style-name="P11">X5 <text:s/>.o <text:s text:c="3"/>. <text:s/>+ + <text:s/>. <text:s/>+ <text:s text:c="2"/>+</text:p>
        <text:p text:style-name="P11">X6 <text:s/>oo <text:s text:c="3"/>o <text:s/>o o <text:s/>o <text:s/>. <text:s text:c="2"/>o</text:p>
        <text:p text:style-name="P11">N9 and Ur2 must have had the first sign.</text:p>
        <text:p text:style-name="P11"/>
        <text:p text:style-name="P3"><text:span text:style-name="T57">2. <text:s/></text:span><text:span text:style-name="T38">d</text:span><text:span text:style-name="T57">šul-gi lugal-zu na-ab-bé-a</text:span></text:p>
        <text:p text:style-name="P11">N1 <text:s/>o. <text:s text:c="2"/>. <text:s/>+ <text:s text:c="4"/>+ <text:s/>+ <text:s/>. <text:s/>. <text:s/>.</text:p>
        <text:p text:style-name="P11">N6 <text:s/>oo <text:s text:c="2"/>o <text:s/>o <text:s text:c="4"/>o <text:s/>o <text:s/>. <text:s/>+ <text:s/>+</text:p>
        <text:p text:style-name="P3"><text:span text:style-name="T57">N9 <text:s/>++ <text:s text:c="2"/>+ <text:s/>+ <text:s text:c="4"/>+ <text:s/>. <text:s/>+ <text:s/>+ <text:s/>o</text:span></text:p>
        <text:p text:style-name="P3"><text:span text:style-name="T57">Ur1 oo <text:s text:c="2"/>o <text:s/>. <text:s text:c="4"/>. <text:s/>. <text:s/>. <text:s/>o <text:s/>.</text:span></text:p>
        <text:p text:style-name="P11">Ur2 o. <text:s text:c="2"/>+ <text:s/>+ <text:s text:c="4"/>+ <text:s/>+ <text:s/>+ <text:s/>+ <text:s/>+</text:p>
        <text:p text:style-name="P11">Su1 ++ <text:s text:c="2"/>+ <text:s/>+ <text:s text:c="4"/>+ /+ <text:s/>+ <text:s/>+ <text:s/>+</text:p>
        <text:p text:style-name="P11">Su2 +. <text:s text:c="2"/>o <text:s/>o <text:s text:c="4"/>o /+ <text:s/>o <text:s/>o <text:s/>o</text:p>
        <text:p text:style-name="P3"><text:span text:style-name="T57">X5 <text:s/>.. <text:s text:c="2"/>. <text:s/>. <text:s text:c="4"/>+ <text:s/>. <text:s/>+ <text:s/>+ <text:s/>+</text:span></text:p>
        <text:p text:style-name="P11">X6 <text:s/>.o <text:s text:c="2"/>o <text:s/>o <text:s text:c="4"/>. <text:s/>. <text:s/>+ <text:s/>. <text:s/>.</text:p>
        <text:p text:style-name="P11"/>
        <text:p text:style-name="P3"><text:span text:style-name="T57">3. <text:s/>lú in-ši-gi</text:span><text:span text:style-name="T46">4</text:span><text:span text:style-name="T57">-in-na-zu lú-dun-a-zu in-nu-ù</text:span></text:p>
        <text:p text:style-name="P3"><text:span text:style-name="T57">N1 <text:s/>+ <text:s/>+ <text:s/>+ <text:s/>+ <text:s text:c="2"/>+ <text:s/>+ <text:s/>+ <text:s/>+ <text:s/>. <text:s text:c="2"/>+ + <text:s/>+ <text:s/>+ <text:s/>o</text:span></text:p>
        <text:p text:style-name="P11">N4 <text:s/>. <text:s/>o <text:s/>o <text:s/>o <text:s text:c="2"/>o <text:s/>o <text:s/>o <text:s/>o <text:s/>o <text:s text:c="2"/>o o <text:s/>o <text:s/>o <text:s/>o</text:p>
        <text:p text:style-name="P11">N6 <text:s/>o <text:s/>o <text:s/>o <text:s/>o <text:s text:c="2"/>o <text:s/>o <text:s/>o <text:s/>o <text:s/>. <text:s text:c="2"/>+ + <text:s/>o <text:s/>. <text:s/>+</text:p>
        <text:p text:style-name="P11"><text:soft-page-break/>N9 <text:s/>. <text:s/>+ <text:s/>+ <text:s/>+ <text:s text:c="2"/>- <text:s/>+ <text:s/>+ /+ da <text:s text:c="2"/>- + <text:s/>+ <text:s/>+ <text:s/>+</text:p>
        <text:p text:style-name="P11">Ur1 o <text:s/>o <text:s/>o <text:s/>o <text:s text:c="2"/>. <text:s/>. <text:s/>. <text:s/>. <text:s/>x <text:s text:c="2"/>o o <text:s/>x <text:s/>x <text:s/>x</text:p>
        <text:p text:style-name="P3"><text:span text:style-name="T57">Ur2 o <text:s/>. <text:s/>+ <text:s/>+ <text:s text:c="2"/>- <text:s/>+ <text:s/>+ <text:s/>+ <text:s/>+ <text:s text:c="2"/>+ + <text:s/>+ <text:s/>+ <text:s/>-</text:span></text:p>
        <text:p text:style-name="P3"><text:span text:style-name="T57">X5 <text:s/>+ <text:s/>. <text:s/>+ <text:s/>+ <text:s text:c="2"/>. <text:s/>+ <text:s/>+ <text:s/>+ <text:s/>+ <text:s text:c="2"/>+ + <text:s/>+ <text:s/>+ <text:s/>. </text:span></text:p>
        <text:p text:style-name="P11">X6 <text:s/>+ <text:s/>. <text:s/>o <text:s/>o <text:s text:c="2"/>o <text:s/>. <text:s/>+ <text:s/>. <text:s/>. <text:s text:c="2"/>. . <text:s/>+ <text:s/>+ <text:s/>. </text:p>
        <text:p text:style-name="P11"/>
        <text:p text:style-name="P3"><text:span text:style-name="T57">4. <text:s/>šu-zu-ta-àm á-á</text:span><text:span text:style-name="T54">ğ</text:span><text:span text:style-name="T57">-</text:span><text:span text:style-name="T54">ğ</text:span><text:span text:style-name="T57">á <text:s/>šu la-ba-ra-ab-te-</text:span><text:span text:style-name="T55">ğ</text:span><text:span text:style-name="T57">á-e</text:span></text:p>
        <text:p text:style-name="P11">N1 <text:s/>. <text:s/>+ <text:s/>+ <text:s/>+ <text:s/>+ <text:s/>+ + <text:s text:c="2"/>+ <text:s/>+ <text:s/>+ <text:s/>+ <text:s/>+ <text:s/>+ <text:s text:c="2"/>+ .</text:p>
        <text:p text:style-name="P11">N4 <text:s/>+ <text:s/>. <text:s/>. <text:s/>o <text:s/>o <text:s/>o <text:s/>o <text:s/>+ <text:s/>. <text:s/>o <text:s/>o <text:s/>o <text:s/>o <text:s text:c="2"/>o o</text:p>
        <text:p text:style-name="P3"><text:span text:style-name="T57">N6 <text:s/>o <text:s/>o <text:s/>o <text:s/>o <text:s/>o <text:s/>o <text:s/>o <text:s/>o <text:s/>o <text:s/>o <text:s/>o <text:s/>o <text:s/>. <text:s text:c="2"/>. o</text:span></text:p>
        <text:p text:style-name="P11">N9 <text:s/>+ <text:s/>+ <text:s/>+ <text:s/>+ <text:s/>+ <text:s/>+ <text:s/>+ /. <text:s/>. <text:s/>+ <text:s/>+ <text:s/>+ <text:s/>+ <text:s text:c="2"/>+ .</text:p>
        <text:p text:style-name="P3"><text:span text:style-name="T57">Ur1 o <text:s/>. <text:s/>.x . <text:s/>x <text:s/>x </text:span><text:span text:style-name="T28">≠</text:span><text:span text:style-name="T57">ak</text:span><text:span text:style-name="T1"></text:span><text:span text:style-name="T57"> . <text:s/>. <text:s/>+ <text:s/>. <text:s/>+ <text:s/>[ti] ti</text:span></text:p>
        <text:p text:style-name="P11">Ur2 o <text:s/>. <text:s/>+ <text:s/>- <text:s/>+ <text:s/>+ <text:s/>+ <text:s/>+ <text:s/>+ <text:s/>+ <text:s/>+ <text:s/>- <text:s/>+ <text:s text:c="2"/>+ +</text:p>
        <text:p text:style-name="P11">X5 <text:s/>+ <text:s/>+ <text:s/>+ <text:s/>+ <text:s/>. <text:s/>+ <text:s/>+ <text:s/>+ <text:s/>+ <text:s/>+ <text:s/>- <text:s/>+ <text:s/>+ <text:s text:c="2"/>+ +</text:p>
        <text:p text:style-name="P3"><text:span text:style-name="T57">X6 <text:s/>+ <text:s/>. <text:s/>. <text:s/>. <text:s/>. <text:s/>+ <text:s/>+ <text:s/>. <text:s/>. <text:s/>+ <text:s/>+ <text:s/>+ <text:s/>+ <text:s text:c="2"/>+ .</text:span></text:p>
        <text:p text:style-name="P11"/>
        <text:p text:style-name="P3"><text:span text:style-name="T57">5. <text:s/>a-na-aš-àm ní</text:span><text:span text:style-name="T55">ğ</text:span><text:span text:style-name="T57">-a-na an-ga-àm bí-in-ak-a-ni ur</text:span><text:span text:style-name="T46">5</text:span><text:span text:style-name="T57"> ì-me-a <text:s text:c="2"/>nu-e-zu</text:span></text:p>
        <text:p text:style-name="P11">N1 <text:s/>+ + <text:s/>+ <text:s/>+ <text:s text:c="2"/>+ <text:s/>+ + <text:s text:c="2"/>+ + <text:s/>+ <text:s/>+ <text:s/>+ <text:s/>+ <text:s/>- + <text:s/>+ <text:s text:c="2"/>+a + +aš + <text:s/>- +</text:p>
        <text:p text:style-name="P11">N4 <text:s/>+ + <text:s/>+ <text:s/>. <text:s text:c="2"/>o <text:s/>o o <text:s text:c="2"/>o o <text:s/>o <text:s/>o <text:s/>o <text:s/>o <text:s/>o o <text:s/>. <text:s text:c="2"/>o <text:s/>o o <text:s text:c="2"/>o <text:s/>o o</text:p>
        <text:p text:style-name="P3"><text:span text:style-name="T57">N9 <text:s/>o o <text:s/>o <text:s/>. <text:s text:c="2"/>+ <text:s/>+ + <text:s text:c="2"/>+ . <text:s/>o /o <text:s/>o <text:s/>o <text:s/>. + <text:s/>+ <text:s text:c="2"/>+ <text:s/>. o <text:s text:c="2"/>o <text:s/>o o</text:span></text:p>
        <text:p text:style-name="P3"><text:span text:style-name="T57">Ur1 </text:span><text:span text:style-name="T28">≠</text:span><text:span text:style-name="T57">a</text:span><text:span text:style-name="T1"></text:span><text:span text:style-name="T57">-na-aš-</text:span><text:span text:style-name="T28">≠</text:span><text:span text:style-name="T57">àm</text:span><text:span text:style-name="T1"></text:span><text:span text:style-name="T57"> ní</text:span><text:span text:style-name="T55">ğ</text:span><text:span text:style-name="T57">-</text:span><text:span text:style-name="T28">≠</text:span><text:span text:style-name="T57">nam</text:span><text:span text:style-name="T1"></text:span><text:span text:style-name="T57">-gin</text:span><text:span text:style-name="T46">7</text:span><text:span text:style-name="T57"> </text:span><text:span text:style-name="T28">≠</text:span><text:span text:style-name="T57">hé-en</text:span><text:span text:style-name="T38">?</text:span><text:span text:style-name="T57">-ak</text:span><text:span text:style-name="T38">?</text:span><text:span text:style-name="T57">-a</text:span><text:span text:style-name="T38">?</text:span><text:span text:style-name="T1"></text:span><text:span text:style-name="T57"> ur</text:span><text:span text:style-name="T46">5</text:span><text:span text:style-name="T57"> i-me nu-um-[zu</text:span><text:span text:style-name="T38">?</text:span><text:span text:style-name="T57">]</text:span></text:p>
        <text:p text:style-name="P3"><text:span text:style-name="T57">Ur2 o . <text:s/>+ <text:s/>+ <text:s text:c="2"/>+ <text:s/>- - <text:s text:c="2"/>- - <text:s/>- <text:s/>+ <text:s/>+ <text:s/>+ <text:s/>+ + <text:s/>. <text:s text:c="2"/>+ <text:s/>+ + <text:s text:c="2"/>+ <text:s/>- +</text:span></text:p>
        <text:p text:style-name="P3"><text:span text:style-name="T57">X5 <text:s/>+ - <text:s/>+ <text:s/>+ <text:s text:c="2"/>+ <text:s/>+ + <text:s text:c="2"/>- - <text:s/>- <text:s/>+ <text:s/>+ <text:s/>+ <text:s/>+ - <text:s/>+ <text:s text:c="2"/>+ <text:s/>+ + <text:s text:c="2"/>+ <text:s/>+ +</text:span></text:p>
        <text:p text:style-name="P3"><text:span text:style-name="T57">X6 <text:s/>+ + <text:s/>+ <text:s/>+ <text:s text:c="2"/>+ <text:s/>+ + <text:s text:c="2"/>- - <text:s/>- <text:s/>+ <text:s/>+ <text:s/>+ <text:s/>+ - <text:s/>+ <text:s text:c="2"/>+ <text:s/>+ + <text:s text:c="2"/>. <text:s/>. .</text:span></text:p>
        <text:p text:style-name="P11"/>
        <text:p text:style-name="P3"><text:span text:style-name="T57">6. <text:s/></text:span><text:span text:style-name="T55">ğ</text:span><text:span text:style-name="T57">á-e ní</text:span><text:span text:style-name="T55">ğ</text:span><text:span text:style-name="T57"> </text:span><text:span text:style-name="T55">ğ</text:span><text:span text:style-name="T57">á-e-gin</text:span><text:span text:style-name="T46">7</text:span><text:span text:style-name="T57">-nam ma-da ge-né-dè</text:span></text:p>
        <text:p text:style-name="P17">N1 <text:s/>+ <text:s/>+ <text:s/>+ <text:s/>+ <text:s/>+ <text:s/>+ <text:s text:c="2"/>+ <text:s text:c="2"/>+ <text:s/>+ <text:s/>+ <text:s/>+ <text:s/>+</text:p>
        <text:p text:style-name="P11">N4 <text:s/>+ <text:s/>+ <text:s/>. <text:s/>o <text:s/>o <text:s/>o <text:s text:c="2"/>o <text:s text:c="2"/>o <text:s/>o <text:s/>o <text:s/>o <text:s/>o</text:p>
        <text:p text:style-name="P11">Ur2 o <text:s/>o <text:s/>o <text:s/>. <text:s/>- <text:s/>+ <text:s text:c="2"/>+ <text:s text:c="2"/>+ <text:s/>+ <text:s/>+ <text:s/>+ <text:s/>+</text:p>
        <text:p text:style-name="P3"><text:span text:style-name="T57">X4 <text:s/>o <text:s/>o <text:s/>o <text:s/>o <text:s/>o <text:s/>o <text:s text:c="2"/>o <text:s text:c="2"/>o <text:s/>o <text:s/>o <text:s/>o <text:s/>.</text:span></text:p>
        <text:p text:style-name="P11"><text:soft-page-break/>X5 <text:s/>+ <text:s/>+ <text:s/>+ <text:s/>+ <text:s/>- <text:s/>+ <text:s text:c="2"/>+ <text:s text:c="2"/>. <text:s/>+ <text:s/>+ <text:s/>+ <text:s/>+</text:p>
        <text:p text:style-name="P11">X6 <text:s/>+ <text:s/>+ <text:s/>+ <text:s/>+ <text:s/>- <text:s/>+ <text:s text:c="2"/>- <text:s text:c="2"/>+ <text:s/>+ <text:s/>. <text:s/>+ <text:s/>+</text:p>
        <text:p text:style-name="P11"/>
        <text:p text:style-name="P11">7. <text:s/>un si sá-sá-e-dè gù-téš-a sì-ke-dè</text:p>
        <text:p text:style-name="P3"><text:span text:style-name="T57">N1 <text:s/>+ <text:s/>+ <text:s/>+ <text:s/>+ <text:s/>+ + <text:s/>+ <text:s/>. <text:s text:c="2"/>+ + <text:s/>. <text:s text:c="2"/>.</text:span></text:p>
        <text:p text:style-name="P3"><text:span text:style-name="T57">N4 <text:s/>+ <text:s/>+ <text:s/>+ <text:s/>. <text:s/>o o <text:s/>o <text:s/>o <text:s text:c="2"/>o o <text:s/>o <text:s text:c="2"/>o</text:span></text:p>
        <text:p text:style-name="P3"><text:span text:style-name="T57">Ur2 o <text:s/>o <text:s/>o <text:s/>. <text:s/>- + <text:s/>suhuš ma-da ge-en-ge-né-dè</text:span></text:p>
        <text:p text:style-name="P3"><text:span text:style-name="T57">X4 <text:s/>o <text:s/>o <text:s/>o <text:s/>o <text:s/>o o <text:s/>o <text:s/>o <text:s text:c="2"/>o o <text:s/>o <text:s text:c="2"/>.</text:span></text:p>
        <text:p text:style-name="P3"><text:span text:style-name="T57">X5 <text:s/>+ <text:s/>+ <text:s/>+ <text:s/>+ <text:s/>+ + </text:span><text:span text:style-name="T28">≠</text:span><text:span text:style-name="T57">suhuš ma</text:span><text:span text:style-name="T1"></text:span><text:span text:style-name="T57">-da ge-en-ge-né-dè-en</text:span></text:p>
        <text:p text:style-name="P3"><text:span text:style-name="T57">X6 <text:s/>+ <text:s/>+ <text:s/>+ <text:s/>+ <text:s/>+ + <text:s/>suhuš ma-da </text:span><text:span text:style-name="T28">≠</text:span><text:span text:style-name="T57">ge-en</text:span><text:span text:style-name="T1"></text:span><text:span text:style-name="T57">-ge-né-dè</text:span></text:p>
        <text:p text:style-name="P11"/>
        <text:p text:style-name="P3"><text:span text:style-name="T57">8. <text:s/>uru ma-da ba-te-</text:span><text:span text:style-name="T55">ğ</text:span><text:span text:style-name="T57">á-dè-na-zu umuš-bi zu-zu-àm</text:span></text:p>
        <text:p text:style-name="P3"><text:span text:style-name="T57">N1 <text:s/>+</text:span><text:span text:style-name="T38">ki <text:s text:c="2"/></text:span><text:span text:style-name="T57">+ <text:s/>+ <text:s/>+ <text:s/>+ <text:s/>+e + <text:s/>+ <text:s/>+ <text:s/>+ <text:s text:c="3"/>+ <text:s/>+ <text:s/>+ <text:s/>+</text:span></text:p>
        <text:p text:style-name="P11">Ur2 o <text:s text:c="2"/>o <text:s/>o <text:s/>. e+ <text:s/>. <text:s/>+ <text:s/>+ <text:s/>+ <text:s/>+ <text:s text:c="3"/>+ <text:s/>+ <text:s/>+ <text:s/>+</text:p>
        <text:p text:style-name="P3"><text:span text:style-name="T57">X4 <text:s/>o <text:s text:c="2"/>o <text:s/>. <text:s/>o <text:s/>o <text:s/>o <text:s/>o <text:s/>o <text:s/>o <text:s/>o <text:s text:c="3"/>o <text:s/>. <text:s/>za +</text:span></text:p>
        <text:p text:style-name="P3"><text:span text:style-name="T57">X5 <text:s/>+ <text:s text:c="2"/>+ <text:s/>+ <text:s/>+ <text:s/>+ <text:s/>. <text:s/>+en+ <text:s/>+ <text:s/>+ <text:s text:c="3"/>+ <text:s/>+ <text:s/>+ <text:s/>a</text:span></text:p>
        <text:p text:style-name="P3"><text:span text:style-name="T57">X6 <text:s/>+ <text:s text:c="2"/>+ <text:s/>+ <text:s/>+ <text:s/>+ <text:s/>+ <text:s/>+en+ <text:s/>. <text:s/>+ <text:s text:c="3"/>+ <text:s/>+ <text:s/>+ <text:s/>a</text:span></text:p>
        <text:p text:style-name="P11"/>
        <text:p text:style-name="P11">9. <text:s/>lú gal-gal-bé-ne inim-bi zu-àm</text:p>
        <text:p text:style-name="P11">N1 <text:s/>+ <text:s text:c="2"/>+ <text:s text:c="2"/>+ <text:s text:c="2"/>+ <text:s/>+ <text:s/>+ <text:s text:c="2"/>+ <text:s/>+ <text:s text:c="2"/>+</text:p>
        <text:p text:style-name="P11">Ur2 o <text:s text:c="2"/>o <text:s text:c="2"/>o <text:s text:c="2"/>o <text:s/>. <text:s/>+ <text:s text:c="2"/>+ hé-en-zu</text:p>
        <text:p text:style-name="P15"><text:span text:style-name="T58">X4 <text:s/>o <text:s text:c="2"/>o <text:s text:c="2"/>o <text:s text:c="2"/>o <text:s/>o <text:s/>o <text:s text:c="2"/>o <text:s/>o <text:s/></text:span><text:span text:style-name="T30">≠</text:span><text:span text:style-name="T58">a</text:span><text:span text:style-name="T31"></text:span><text:span text:style-name="T58"> </text:span></text:p>
        <text:p text:style-name="P11">X5 <text:s/>+ <text:s text:c="2"/>+ <text:s text:c="2"/>+ <text:s text:c="2"/>+ <text:s/>+ <text:s/>. <text:s text:c="2"/>. <text:s/>+ <text:s text:c="2"/>a </text:p>
        <text:p text:style-name="P11">X6 <text:s/>+ <text:s text:c="2"/>+ <text:s text:c="2"/>+ <text:s text:c="2"/>+ <text:s/>+ <text:s/>. <text:s text:c="2"/>+ <text:s/>+ <text:s text:c="2"/>a</text:p>
        <text:p text:style-name="P11">Z <text:s text:c="2"/>+ <text:s text:c="2"/>. <text:s text:c="2"/>+ <text:s text:c="2"/>+ <text:s/>- <text:s/>+ <text:s text:c="2"/>+ <text:s/>hé-zu</text:p>
        <text:p text:style-name="P14"/>
        <text:p text:style-name="P3"><text:span text:style-name="T57">10. za-pa-á</text:span><text:span text:style-name="T55">ğ</text:span><text:span text:style-name="T57">-</text:span><text:span text:style-name="T55">ğ</text:span><text:span text:style-name="T57">u</text:span><text:span text:style-name="T46">10</text:span><text:span text:style-name="T57"> kur-kur</text:span><text:span text:style-name="T61"> <text:s/>hé-</text:span><text:span text:style-name="T57">eb-si</text:span></text:p>
        <text:p text:style-name="P3"><text:span text:style-name="T57">N1 <text:s/>+ <text:s/>+ <text:s/>+ <text:s/>+ <text:s text:c="2"/>+ <text:s text:c="2"/>+ <text:s text:c="3"/>+ <text:s/>+ <text:s/>+</text:span></text:p>
        <text:p text:style-name="P3"><text:span text:style-name="T59">Ur2 o <text:s/>o <text:s/>o <text:s/>o <text:s/></text:span><text:span text:style-name="T59"><text:s/>+ <text:s text:c="2"/>+ra <text:s/></text:span><text:span text:style-name="T28">≠</text:span><text:span text:style-name="T59">hé</text:span><text:span text:style-name="T1"></text:span><text:span text:style-name="T59">-en-dul</text:span></text:p>
        <text:p text:style-name="P3"><text:span text:style-name="T57">X4 <text:s/>o <text:s/>o <text:s/>o <text:s/>o <text:s text:c="2"/>o <text:s text:c="2"/>o <text:s text:c="3"/>o <text:s/>o <text:s/>x</text:span><text:span text:style-name="Footnote_20_Symbol"><text:span text:style-name="T57"><text:note text:id="ftn17" text:note-class="footnote"><text:note-citation>17</text:note-citation><text:note-body><text:p text:style-name="Footnote"><text:s/>The sign is either <text:span text:style-name="T64">si</text:span> or <text:span text:style-name="T62">dul</text:span>, not <text:span text:style-name="T62">dal</text:span>.</text:p></text:note-body></text:note></text:span></text:span></text:p>
        <text:p text:style-name="P3"><text:span text:style-name="T57">X5 <text:s/>+ <text:s/>+ <text:s/>+ <text:s/>+ <text:s text:c="2"/>+ <text:s text:c="2"/>+</text:span><text:span text:style-name="T28">≠</text:span><text:span text:style-name="T57">ra</text:span><text:span text:style-name="T1"></text:span><text:span text:style-name="T57"> o <text:s/>- dal</text:span></text:p>
        <text:p text:style-name="P3"><text:span text:style-name="T57">X6 <text:s/>+ <text:s/>+ <text:s/>+ <text:s/>+ <text:s text:c="2"/>+ <text:s text:c="2"/>+</text:span><text:span text:style-name="T28">≠</text:span><text:span text:style-name="T57">re</text:span><text:span text:style-name="T1"></text:span><text:span text:style-name="T57"> + <text:s/>- dal</text:span></text:p>
        <text:p text:style-name="P3"><text:span text:style-name="T57">Z <text:s text:c="2"/>+ <text:s/>.</text:span> <text:span text:style-name="T33">?</text:span><text:span text:style-name="T57"> .</text:span><text:span text:style-name="T38">?</text:span><text:span text:style-name="T57"> zu <text:s text:c="2"/>+ <text:s text:c="2"/>+ra <text:s/>+ <text:s/>+</text:span><text:span text:style-name="T38"> </text:span><text:span text:style-name="T57"><text:s/>ul</text:span></text:p>
        <text:p text:style-name="P17"/>
        <text:p text:style-name="P3"><text:span text:style-name="T57">11. á kala-ga á nam-ur-sa</text:span><text:span text:style-name="T55">ğ</text:span><text:span text:style-name="T57">-</text:span><text:span text:style-name="T55">ğ</text:span><text:span text:style-name="T57">á-</text:span><text:span text:style-name="T55">ğ</text:span><text:span text:style-name="T57">u</text:span><text:span text:style-name="T46">10</text:span><text:span text:style-name="T57"> kur-re hé-en-šub-šub</text:span></text:p>
        <text:p text:style-name="P3"><text:span text:style-name="T57">N1 <text:s/>+ <text:s/>+ <text:s text:c="2"/>+ <text:s/>+ <text:s/>+ <text:s text:c="2"/>+ <text:s/>+ <text:s/>+ <text:s/>+ <text:s text:c="2"/>+ <text:s text:c="2"/>+ <text:s/>+ <text:s/>+ <text:s/>+ <text:s text:c="3"/>.</text:span></text:p>
        <text:p text:style-name="P3"><text:span text:style-name="T57">Ur2 o <text:s/>o <text:s text:c="2"/>o <text:s/>o <text:s/>+ <text:s text:c="2"/>+ <text:s/>+ <text:s/>+ <text:s/>- <text:s text:c="2"/>o <text:s text:c="2"/>. <text:s/>+ <text:s/>+ <text:s/>+ <text:s text:c="3"/>+ bu</text:span></text:p>
        <text:p text:style-name="P3"><text:span text:style-name="T57">X4 <text:s/>o <text:s/>o <text:s text:c="2"/>o <text:s/>o <text:s/>o <text:s text:c="2"/>o <text:s/>o <text:s/>o <text:s/>o <text:s text:c="2"/>o <text:s text:c="2"/>o <text:s/>o <text:s/>o <text:s/>. <text:s text:c="3"/>.</text:span></text:p>
        <text:p text:style-name="P3"><text:span text:style-name="T57">X5 <text:s/>+ <text:s/>+ <text:s text:c="2"/>. <text:s/>+ <text:s/>+ <text:s text:c="2"/>+ <text:s/>o <text:s/>. <text:s/>+ <text:s text:c="2"/>+ <text:s text:c="2"/>ra . <text:s/>o <text:s/>. <text:s text:c="3"/>.</text:span></text:p>
        <text:p text:style-name="P3"><text:span text:style-name="T57">X6 <text:s/>+ <text:s/>+ <text:s text:c="2"/>+ <text:s/>+ <text:s/>. <text:s text:c="2"/>. <text:s/>+ <text:s/>+ <text:s/>- <text:s text:c="2"/>+ <text:s text:c="2"/>ra + <text:s/>- <text:s/>+ <text:s text:c="3"/>+</text:span></text:p>
        <text:p text:style-name="P11"/>
        <text:p text:style-name="P3"><text:span text:style-name="T57">12. u</text:span><text:span text:style-name="T46">18</text:span><text:span text:style-name="T57">-lu-</text:span><text:span text:style-name="T55">ğ</text:span><text:span text:style-name="T57">u</text:span><text:span text:style-name="T46">10</text:span><text:span text:style-name="T57"> kalam-ma hé-eb-dul</text:span></text:p>
        <text:p text:style-name="P3"><text:span text:style-name="T57">N1 <text:s/>+ <text:s text:c="2"/>+ <text:s/>+ <text:s text:c="2"/>+ <text:s text:c="3"/>+ <text:s text:c="2"/>+ <text:s/>+ <text:s text:c="2"/>+</text:span></text:p>
        <text:p text:style-name="P3"><text:span text:style-name="T57">Ur2 o <text:s text:c="2"/>o <text:s/>o <text:s text:c="2"/>o <text:s text:c="3"/>. <text:s text:c="2"/>hé-en-dal</text:span></text:p>
        <text:p text:style-name="P3"><text:span text:style-name="T57">X5 <text:s/>. <text:s text:c="2"/>+ <text:s/>+ <text:s text:c="2"/>+ <text:s text:c="3"/>. <text:s text:c="2"/>. </text:span><text:span text:style-name="T28">≠</text:span><text:span text:style-name="T57">en</text:span><text:span text:style-name="T38">?</text:span><text:span text:style-name="T1"></text:span><text:span text:style-name="T57"> .</text:span><text:span text:style-name="T38">?</text:span></text:p>
        <text:p text:style-name="P3"><text:span text:style-name="T57">X6 <text:s/>+ <text:s text:c="2"/>+ <text:s/>+ <text:s text:c="2"/>+ <text:s text:c="3"/>+ <text:s text:c="2"/>+ <text:s/>en <text:s/>+</text:span></text:p>
        <text:p text:style-name="P11"/>
        <text:p text:style-name="P3"><text:span text:style-name="T57">13. sìg-sìg eden-na lib</text:span><text:span text:style-name="T46">4</text:span><text:span text:style-name="T57">-lib</text:span><text:span text:style-name="T46">4 </text:span><text:span text:style-name="T57">a-šà-ga ú-gu dé-ni-ib</text:span></text:p>
        <text:p text:style-name="P11">N1 <text:s/>+ <text:s text:c="2"/>+ <text:s text:c="2"/>+ <text:s text:c="3"/>+ <text:s/>+ <text:s text:c="3"/>+ <text:s text:c="2"/>+ + <text:s/>+ <text:s/>+ + <text:s/>. <text:s/>+ <text:s text:c="2"/>+ <text:s text:c="2"/></text:p>
        <text:p text:style-name="P11">Ur2 o <text:s text:c="2"/>o <text:s text:c="2"/>o <text:s text:c="3"/>o <text:s/>o <text:s text:c="3"/>. <text:s text:c="2"/>+ + <text:s/>+ <text:s/>+ + <text:s/>+ <text:s/>+ <text:s text:c="2"/>+</text:p>
        <text:p text:style-name="P11">X5 <text:s/>+ <text:s text:c="2"/>+ <text:s text:c="2"/>+ <text:s text:c="3"/>. <text:s/>+ <text:s text:c="3"/>. <text:s text:c="2"/>o . <text:s/>. <text:s/>o o <text:s/>di + <text:s text:c="2"/>. </text:p>
        <text:p text:style-name="P11">X6 <text:s/>+ <text:s text:c="2"/>. <text:s text:c="2"/>. <text:s text:c="3"/>+ <text:s/>+ <text:s text:c="3"/>+ <text:s text:c="2"/>+ + <text:s/>+ <text:s/>+ + <text:s/>+ <text:s/>+ <text:s text:c="2"/>+</text:p>
        <text:p text:style-name="P11">Z <text:s text:c="2"/>+ <text:s text:c="2"/>+ <text:s text:c="2"/>+ <text:s text:c="3"/>+ <text:s/>+ <text:s text:c="3"/>+ <text:s text:c="2"/>+ + <text:s/>+ <text:s/>+ + <text:s/>+ <text:s/>e <text:s/>ne</text:p>
        <text:p text:style-name="P11"/>
        <text:p text:style-name="P3"><text:span text:style-name="T57">14. en-na a-pi-il-la-ša gal-zu-unken-na-</text:span><text:span text:style-name="T55">ğ</text:span><text:span text:style-name="T57">u</text:span><text:span text:style-name="T46">10</text:span><text:span text:style-name="T57"> sá an-né-en</text:span></text:p>
        <text:p text:style-name="P15"><text:soft-page-break/><text:span text:style-name="T58">N1 <text:s/>+ <text:s/>+ <text:s/>+ + <text:s/>+ <text:s text:c="2"/>+ - <text:s/>+ <text:s text:c="2"/>+ <text:s text:c="2"/>+ <text:s text:c="3"/>+ <text:s/>+ <text:s text:c="2"/>+ <text:s/>+ <text:s/>+ <text:s/>.</text:span></text:p>
        <text:p text:style-name="P3"><text:span text:style-name="T57">Ur2 o <text:s/>o <text:s/>o o <text:s/>o <text:s text:c="2"/>o o <text:s/>o <text:s text:c="2"/>o <text:s text:c="2"/>o <text:s text:c="3"/>o <text:s/>o <text:s text:c="2"/>+ <text:s/>- <text:s/>+ <text:s/>+</text:span></text:p>
        <text:p text:style-name="P3"><text:span text:style-name="T57">X5 <text:s/>+ <text:s/>+ <text:s/>+ + <text:s/>- <text:s text:c="2"/>+ + <text:s/>- <text:s text:c="2"/>- <text:s text:c="2"/>- <text:s text:c="3"/>- <text:s/>- <text:s text:c="2"/>. <text:s/>- </text:span><text:span text:style-name="T28">≠</text:span><text:span text:style-name="T57">e</text:span><text:span text:style-name="T1"></text:span><text:span text:style-name="T57"> né</text:span></text:p>
        <text:p text:style-name="P3"><text:span text:style-name="T57">X6 <text:s/>+ <text:s/>+ <text:s/>+ + <text:s/>- <text:s text:c="2"/>+ . <text:s/>- <text:s text:c="2"/>- <text:s text:c="2"/>- <text:s text:c="3"/>- <text:s/>- <text:s text:c="2"/>+ <text:s/>- <text:s/>e né</text:span></text:p>
        <text:p text:style-name="P3"><text:span text:style-name="T57">Z <text:s text:c="2"/>+ <text:s/>+ <text:s/>+ + <text:s/>- <text:s text:c="2"/>+ + <text:s/>- <text:s text:c="2"/>- <text:s text:c="2"/>- <text:s text:c="3"/>- <text:s/>- <text:s text:c="2"/>+ <text:s/>- <text:s/>e ne</text:span></text:p>
        <text:p text:style-name="P11"/>
        <text:p text:style-name="P3"><text:span text:style-name="T57">15. igi-zu è- <text:s text:c="3"/>ta-ab igi-zu hé-en-ši-UD</text:span></text:p>
        <text:p text:style-name="P15"><text:span text:style-name="T58">N1 <text:s/>. <text:s text:c="2"/>. <text:s/>. </text:span><text:span text:style-name="T30">≠</text:span><text:span text:style-name="T57">éb</text:span><text:span text:style-name="T1"></text:span><text:span text:style-name="T57"> </text:span><text:span text:style-name="T58">+ <text:s/>+ <text:s/>+ <text:s text:c="2"/>. <text:s/>+ <text:s/>+ <text:s/>+ <text:s text:c="2"/>+ (x=</text:span><text:span text:style-name="T30">≠</text:span><text:span text:style-name="T58">éb</text:span><text:span text:style-name="T39">?</text:span><text:span text:style-name="T31"></text:span><text:span text:style-name="T58">)</text:span></text:p>
        <text:p text:style-name="P3"><text:span text:style-name="T57">N10 . <text:s text:c="2"/>. <text:s/>. <text:s text:c="4"/>. <text:s/>. <text:s/>. <text:s text:c="2"/>. <text:s/>. <text:s/>o <text:s/>o <text:s text:c="2"/>o</text:span></text:p>
        <text:p text:style-name="P3"><text:span text:style-name="T57">Ur2 o <text:s text:c="2"/>o <text:s/>o <text:s text:c="4"/>o <text:s/>. <text:s/>+ <text:s text:c="2"/>+ <text:s/>+ in <text:s/>+ <text:s/>TU </text:span></text:p>
        <text:p text:style-name="P3"><text:span text:style-name="T57">X1 <text:s/>+ <text:s text:c="2"/>. <text:s/>o <text:s text:c="4"/>x <text:s/>o <text:s/>o <text:s text:c="2"/>o <text:s/>o <text:s/>o <text:s/>o <text:s text:c="2"/>o</text:span></text:p>
        <text:p text:style-name="P3"><text:span text:style-name="T57">X5 <text:s/>+ <text:s/>za <text:s/>è-né-eb <text:s text:c="4"/>+ <text:s text:c="2"/>+ <text:s/>. <text:s/>+ <text:s/>+ <text:s text:c="2"/>+</text:span></text:p>
        <text:p text:style-name="P3"><text:span text:style-name="T57">X6 <text:s/>+ <text:s/>za <text:s/>è-né-eb <text:s text:c="4"/>+ <text:s text:c="2"/>+ <text:s/>+ <text:s/>+ <text:s/>+ <text:s text:c="2"/>+</text:span></text:p>
        <text:p text:style-name="P3"><text:span text:style-name="T57">Z <text:s text:c="2"/>+ <text:s/>+ <text:s text:c="2"/>hé-dib <text:s text:c="5"/>+ <text:s text:c="2"/>+ <text:s/>- <text:s/>ib + <text:s text:c="2"/>+</text:span></text:p>
        <text:p text:style-name="P11"/>
        <text:p text:style-name="P3"><text:span text:style-name="T57">16. á-šè mu-e-da-a-á</text:span><text:span text:style-name="T55">ğ</text:span></text:p>
        <text:p text:style-name="P11">N1 <text:s/>#</text:p>
        <text:p text:style-name="P11">N10 o + <text:s/>ì <text:s/>- <text:s/>+ + <text:s/>.</text:p>
        <text:p text:style-name="P11">Ur2 o o <text:s/>o <text:s/>. <text:s/>+ o <text:s/>.</text:p>
        <text:p text:style-name="P11">X1 <text:s/>. o <text:s/>o <text:s/>o <text:s/>o o <text:s/>o</text:p>
        <text:p text:style-name="P11">X5 <text:s/>+ + <text:s/>+ <text:s/>+ <text:s/>. + <text:s/>+</text:p>
        <text:p text:style-name="P11">X6 <text:s/>+ + <text:s/>+ <text:s/>+ <text:s/>+ + <text:s/>+</text:p>
        <text:p text:style-name="P11"/>
        <text:p text:style-name="P3"><text:span text:style-name="T57">16a.a-na-aš-àm </text:span><text:span text:style-name="T55">ğ</text:span><text:span text:style-name="T57">á-a-gin</text:span><text:span text:style-name="T46">7</text:span><text:span text:style-name="T57">-nam nu-un-ak</text:span></text:p>
        <text:p text:style-name="P11">N1 <text:s/>#</text:p>
        <text:p text:style-name="P3"><text:span text:style-name="T57">N10 #</text:span></text:p>
        <text:p text:style-name="P3"><text:span text:style-name="T57">Ur2 o <text:s/>o <text:s/>o o <text:s/>o <text:s/>o <text:s/>o <text:s text:c="2"/>o <text:s text:c="2"/>o <text:s/>o <text:s/>.</text:span></text:p>
        <text:p text:style-name="P3"><text:span text:style-name="T57">X1 <text:s/>x <text:s/>o <text:s/>o o <text:s/>o <text:s/>o <text:s/>o <text:s text:c="2"/>o <text:s text:c="2"/>o <text:s/>o <text:s/>o</text:span></text:p>
        <text:p text:style-name="P11">X2 <text:s/>o <text:s/>o <text:s/>o o <text:s/>o <text:s/>o <text:s/>o <text:s text:c="2"/>o <text:s text:c="2"/>. <text:s/>o <text:s/>o</text:p>
        <text:p text:style-name="P3"><text:span text:style-name="T57">X5 <text:s/>+ <text:s/>+ <text:s/>+ + <text:s/>+ <text:s/>+ <text:s/>. <text:s text:c="2"/>+ <text:s text:c="2"/>+ <text:s/>+ <text:s/>+</text:span></text:p>
        <text:p text:style-name="P3"><text:span text:style-name="T57">X6 <text:s/>+ <text:s/>+ <text:s/>+ + <text:s/>+ <text:s/>- <text:s/>+ <text:s text:c="2"/>+ <text:s text:c="2"/>+ <text:s/>+ <text:s/>+</text:span></text:p>
        <text:p text:style-name="P11"><text:soft-page-break/></text:p>
        <text:p text:style-name="P3"><text:span text:style-name="T57">17. tukum-bi gal-zu-unken-na-</text:span><text:span text:style-name="T55">ğ</text:span><text:span text:style-name="T57">u</text:span><text:span text:style-name="T46">10</text:span><text:span text:style-name="T57"> <text:s text:c="3"/>gá-a-gin</text:span><text:span text:style-name="T46">7</text:span><text:span text:style-name="T57">-nam nu-ub-gur</text:span><text:span text:style-name="T46">4</text:span></text:p>
        <text:p text:style-name="P3"><text:span text:style-name="T57">N1 <text:s/>. <text:s text:c="4"/>. <text:s/>. <text:s text:c="2"/>+ <text:s/>+ <text:s text:c="4"/>. <text:s/>. <text:s text:c="6"/>+ + <text:s/>. <text:s text:c="3"/>+ <text:s/>+ <text:s/>+ <text:s text:c="3"/>+</text:span></text:p>
        <text:p text:style-name="P3"><text:span text:style-name="T57">N5 <text:s/>. <text:s text:c="4"/>+ <text:s/>+ <text:s text:c="2"/>+ <text:s/>+ <text:s text:c="4"/>+ <text:s/>. <text:s text:c="6"/>+ + <text:s/>+ <text:s text:c="3"/>+ <text:s/>+ <text:s/>+ <text:s text:c="3"/>+</text:span></text:p>
        <text:p text:style-name="P3"><text:span text:style-name="T57">N10 . <text:s text:c="4"/>+ <text:s/>+ <text:s text:c="2"/>+ <text:s/>+ <text:s text:c="4"/>+ <text:s/>+ </text:span><text:span text:style-name="T28">≠</text:span><text:span text:style-name="T57">ní</text:span><text:span text:style-name="T55">ğ</text:span><text:span text:style-name="T1"></text:span><text:span text:style-name="T57"> <text:s/>. + <text:s/>+ <text:s text:c="3"/>+ <text:s/>+ <text:s/>- <text:s text:c="3"/>+ re-en</text:span></text:p>
        <text:p text:style-name="P3"><text:span text:style-name="T57">X1 <text:s/>x <text:s text:c="4"/>o <text:s/>o <text:s text:c="2"/>o <text:s/>o <text:s text:c="4"/>o <text:s/>o <text:s text:c="6"/>o o <text:s/>o <text:s text:c="3"/>o <text:s/>o <text:s/>o <text:s text:c="3"/>o</text:span></text:p>
        <text:p text:style-name="P3"><text:span text:style-name="T57">X2 <text:s/>o <text:s text:c="4"/>o <text:s/>o <text:s text:c="2"/>o <text:s/>o <text:s text:c="4"/>o <text:s/>o <text:s text:c="6"/>o . <text:s/>+ <text:s text:c="3"/>. <text:s/>o <text:s/>o <text:s text:c="3"/>. re</text:span></text:p>
        <text:p text:style-name="P3"><text:span text:style-name="T57">X5 <text:s/>+ <text:s text:c="4"/>+ <text:s/>+ <text:s text:c="2"/>+ <text:s/>. <text:s text:c="4"/>. <text:s/>.</text:span><text:span text:style-name="Footnote_20_Symbol"><text:span text:style-name="T57"><text:note text:id="ftn18" text:note-class="footnote"><text:note-citation>18</text:note-citation><text:note-body><text:p text:style-name="Footnote"><text:s/>The scribe wrote <text:span text:style-name="T65">_</text:span><text:span text:style-name="T64">u</text:span><text:span text:style-name="T47">10</text:span> right after <text:span text:style-name="T64">na</text:span>, realized that it had to be spaced at the end of the line, erased it and then wrote it in its proper place.</text:p></text:note-body></text:note></text:span></text:span><text:span text:style-name="T57"> <text:s text:c="5"/>+ - <text:s/>+ <text:s text:c="3"/>. <text:s/>+ <text:s/>+ <text:s text:c="3"/>+ re</text:span></text:p>
        <text:p text:style-name="P3"><text:span text:style-name="T57">X6 <text:s/>+ <text:s text:c="4"/>+ <text:s/>+ <text:s text:c="2"/>- <text:s/>+ <text:s text:c="4"/>+ <text:s/>+ <text:s text:c="6"/>+ <text:s/>+ <text:s/>+ <text:s text:c="2"/>+ <text:s/>+ <text:s/>+ <text:s text:c="3"/>+ re</text:span></text:p>
        <text:p text:style-name="P11"/>
        <text:p text:style-name="P3"><text:span text:style-name="T57">18. </text:span><text:span text:style-name="T56">ğ</text:span><text:span text:style-name="T38">iš</text:span><text:span text:style-name="T57">gu-za barag </text:span><text:span text:style-name="T38">túg</text:span><text:span text:style-name="T57">šutur-e ri-a nu-ub-tuš</text:span></text:p>
        <text:p text:style-name="P15"><text:span text:style-name="T58">N1 <text:s/>. . <text:s/>+ <text:s/>+ <text:s text:c="4"/>+ + <text:s text:c="4"/>- + <text:s/>- + <text:s/>. <text:s text:c="3"/>.</text:span></text:p>
        <text:p text:style-name="P3"><text:span text:style-name="T57">N5 <text:s/>+ + <text:s/>+ <text:s/>+ <text:s text:c="4"/>+ + <text:s text:c="4"/>+ + <text:s/>+ . <text:s/>+ <text:s text:c="3"/>+</text:span></text:p>
        <text:p text:style-name="P3"><text:span text:style-name="T57">N10 . + <text:s/>+ <text:s/>+ <text:s text:c="4"/>+ + <text:s text:c="4"/>+ + <text:s/>+ + <text:s/>. <text:s text:c="3"/>+</text:span></text:p>
        <text:p text:style-name="P11">X1 <text:s/>. . <text:s/>. <text:s/>. <text:s text:c="4"/>+ . <text:s text:c="4"/>- . <text:s/>. o <text:s/>o <text:s text:c="3"/>o</text:p>
        <text:p text:style-name="P11">X2 <text:s/>o o <text:s/>o <text:s/>o <text:s text:c="4"/>o o <text:s text:c="4"/>o o <text:s/>o o <text:s/>. <text:s text:c="3"/>+</text:p>
        <text:p text:style-name="P11">X6 <text:s/>+ + <text:s/>+ <text:s/>+ <text:s text:c="4"/>+ + <text:s text:c="4"/>+ + <text:s/>+ + <text:s/>+ <text:s text:c="3"/>+</text:p>
        <text:p text:style-name="P11"/>
        <text:p text:style-name="P3"><text:span text:style-name="T57">19. </text:span><text:span text:style-name="T56">ğ</text:span><text:span text:style-name="T38">iš</text:span><text:span text:style-name="T55">ğ</text:span><text:span text:style-name="T57">ìri-gub kù-sig</text:span><text:span text:style-name="T46">17</text:span><text:span text:style-name="T57">-ka </text:span><text:span text:style-name="T55">ğ</text:span><text:span text:style-name="T57">ìri-ni nu-ub-</text:span><text:span text:style-name="T55">ğ</text:span><text:span text:style-name="T57">ar</text:span></text:p>
        <text:p text:style-name="P3"><text:span text:style-name="T57">N1 <text:s/>. . <text:s text:c="3"/>- <text:s text:c="2"/>. <text:s/>. <text:s text:c="4"/>. <text:s/>. <text:s text:c="2"/>- <text:s/>+ <text:s/>+ <text:s text:c="2"/>.</text:span></text:p>
        <text:p text:style-name="P3"><text:span text:style-name="T57">N5 <text:s/>+ . <text:s text:c="3"/>+ <text:s text:c="2"/>+ <text:s/>+ <text:s text:c="4"/>+ <text:s/>+ <text:s text:c="2"/>+ <text:s/>+ <text:s/>+ <text:s text:c="2"/>.</text:span></text:p>
        <text:p text:style-name="P3"><text:span text:style-name="T57">N10 o . <text:s text:c="3"/>+ <text:s text:c="2"/>+ <text:s/>+ <text:s text:c="4"/>+ <text:s/>. <text:s text:c="2"/>+ <text:s/>+ <text:s/>um <text:s/>+</text:span></text:p>
        <text:p text:style-name="P3"><text:span text:style-name="T57">X1 <text:s/>+ + <text:s text:c="3"/>+ <text:s text:c="2"/>+ <text:s/>+ <text:s text:c="4"/>. <text:s/>+ <text:s text:c="2"/>+ <text:s/>+ <text:s/>. <text:s text:c="2"/>o</text:span></text:p>
        <text:p text:style-name="P3"><text:span text:style-name="T57">X2 <text:s/>o o <text:s text:c="3"/>o <text:s text:c="2"/>o <text:s/>o <text:s text:c="4"/>o <text:s/>. <text:s text:c="2"/>+ <text:s/>+ <text:s/>+ <text:s text:c="2"/>+</text:span></text:p>
        <text:p text:style-name="P3"><text:span text:style-name="T57">X6 <text:s/>+ + <text:s text:c="3"/>+ <text:s text:c="2"/>+ <text:s/>+ga <text:s text:c="2"/>+ <text:s/>+ <text:s text:c="2"/>+ <text:s/>+ <text:s/>+ <text:s text:c="2"/>+ </text:span><text:span text:style-name="T55">ğ</text:span><text:span text:style-name="T57">ar</text:span></text:p>
        <text:p text:style-name="P14"/>
        <text:p text:style-name="P11">20. énsi nam-énsi-ta</text:p>
        <text:p text:style-name="P11">N1 <text:s/>+ <text:s text:c="3"/>. <text:s text:c="2"/>+ <text:s text:c="3"/>+</text:p>
        <text:p text:style-name="P11">N5 <text:s/>. <text:s text:c="3"/>+ <text:s text:c="2"/>. <text:s text:c="3"/>o</text:p>
        <text:p text:style-name="P11">N10 . <text:s text:c="3"/>. <text:s text:c="2"/>. <text:s text:c="3"/>.</text:p>
        <text:p text:style-name="P11">Ur2 o <text:s text:c="3"/>o <text:s text:c="2"/>. <text:s text:c="3"/>o :</text:p>
        <text:p text:style-name="P11">X1 <text:s/>+ <text:s text:c="3"/>+ <text:s text:c="2"/>. <text:s text:c="3"/>.</text:p>
        <text:p text:style-name="P11">X2 <text:s/>+ <text:s text:c="3"/>. <text:s text:c="2"/>. <text:s text:c="3"/>. :</text:p>
        <text:p text:style-name="P11">X4 <text:s/>o <text:s text:c="3"/>o <text:s text:c="2"/>. <text:s text:c="3"/>o :</text:p>
        <text:p text:style-name="P11">X6 <text:s/>+ <text:s text:c="3"/>+ <text:s text:c="2"/>+ <text:s text:c="3"/>+ :</text:p>
        <text:p text:style-name="P11"/>
        <text:p text:style-name="P3"><text:span text:style-name="T57">21. lú </text:span><text:span text:style-name="T55">ğ</text:span><text:span text:style-name="T57">árza <text:s text:c="4"/></text:span><text:span text:style-name="T55">ğ</text:span><text:span text:style-name="T57">árza-ta </text:span></text:p>
        <text:p text:style-name="P3"><text:span text:style-name="T57">N1 <text:s/>+ <text:s/>+ <text:s text:c="8"/>+ <text:s text:c="5"/>. </text:span></text:p>
        <text:p text:style-name="P11">N3 <text:s/>+ <text:s/>+ <text:s text:c="8"/>. <text:s text:c="5"/>o</text:p>
        <text:p text:style-name="P11">N5 <text:s/>. <text:s/>+ <text:s text:c="8"/>. <text:s text:c="5"/>o</text:p>
        <text:p text:style-name="P11">N8 <text:s/>traces</text:p>
        <text:p text:style-name="P11">N10 o <text:s/>. <text:s text:c="8"/>. <text:s text:c="5"/>o</text:p>
        <text:p text:style-name="P11">N11 . <text:s/>+ <text:s text:c="8"/>+ <text:s text:c="5"/>.</text:p>
        <text:p text:style-name="P15"><text:span text:style-name="T58">Ur2 o <text:s/>. <text:s text:c="4"/>nam + <text:s text:c="5"/>o</text:span></text:p>
        <text:p text:style-name="P3"><text:span text:style-name="T57">X1 <text:s/>+ <text:s/>. <text:s text:c="8"/>+ <text:s text:c="5"/>+</text:span></text:p>
        <text:p text:style-name="P3"><text:span text:style-name="T57">X2 <text:s/>+ <text:s/>+ <text:s text:c="4"/>lú <text:s/>+ <text:s text:c="5"/>. :</text:span></text:p>
        <text:p text:style-name="P3"><text:span text:style-name="T57">X4 <text:s/>. <text:s/>+ <text:s text:c="3"/></text:span><text:span text:style-name="T28">≠</text:span><text:span text:style-name="T57">nam</text:span><text:span text:style-name="T1"></text:span><text:span text:style-name="T57"> o <text:s text:c="5"/>o :</text:span></text:p>
        <text:p text:style-name="P3"><text:span text:style-name="T57">X6 <text:s/>+ <text:s/>+ <text:s/>nam lú +</text:span><text:span text:style-name="T38">!</text:span><text:span text:style-name="Footnote_20_Symbol"><text:span text:style-name="T57"><text:note text:id="ftn19" text:note-class="footnote"><text:note-citation>19</text:note-citation><text:note-body><text:p text:style-name="Footnote"><text:s/>Written <text:span text:style-name="T66">_</text:span><text:span text:style-name="T57">arza</text:span> (<text:span text:style-name="T60">PA.AN</text:span><text:span text:style-name="T40">!</text:span>).</text:p></text:note-body></text:note></text:span></text:span><text:span text:style-name="T57"> <text:s text:c="4"/>-</text:span></text:p>
        <text:p text:style-name="P11"/>
        <text:p text:style-name="P3"><text:span text:style-name="T57">22. ní-te-ní-te-a <text:s/>li-bí-ib-</text:span><text:span text:style-name="T55">ğ</text:span><text:span text:style-name="T57">ar ù nu-ub-ta-gub-bu</text:span></text:p>
        <text:p text:style-name="P11">N1 <text:s/>+ <text:s/>+ <text:s/>+ <text:s/>+ <text:s/>+ <text:s/>+ <text:s/>+ <text:s/>+ <text:s/>+ <text:s text:c="2"/>+ + <text:s/>. <text:s/>. <text:s text:c="3"/>. <text:s/>.</text:p>
        <text:p text:style-name="P3"><text:span text:style-name="T57">N3 <text:s/>+ <text:s/>. <text:s/>. <text:s/>+ <text:s/>+ <text:s/>. <text:s/>o <text:s/>o <text:s/>o <text:s text:c="2"/>+ . <text:s/>+ <text:s/>- <text:s text:c="3"/>+ <text:s/>+ </text:span><text:span text:style-name="T28">≠</text:span><text:span text:style-name="T57">uš</text:span><text:span text:style-name="T1"></text:span></text:p>
        <text:p text:style-name="P11">N5 <text:s/>o <text:s/>o <text:s/>. <text:s/>. <text:s/>o <text:s/>o <text:s/>o <text:s/>o <text:s/>o <text:s text:c="2"/>o o <text:s/>o <text:s/>o <text:s text:c="3"/>o <text:s/>o</text:p>
        <text:p text:style-name="P3"><text:span text:style-name="T57">N8 <text:s/>o <text:s/>o <text:s/>o <text:s/>o <text:s/>o <text:s/>o <text:s/>o <text:s/>o <text:s/>o <text:s text:c="2"/>o . <text:s/>+ <text:s/>+ <text:s text:c="3"/>. <text:s/>-</text:span></text:p>
        <text:p text:style-name="P11">N11 + <text:s/>+ <text:s/>+ <text:s/>+ <text:s/>+ <text:s/>+ <text:s/>+ <text:s/>+ <text:s/>+ <text:s text:c="2"/>+ o <text:s/>. <text:s/>- <text:s text:c="3"/>+ <text:s/>+</text:p>
        <text:p text:style-name="P3"><text:soft-page-break/><text:span text:style-name="T57">Ur2 o <text:s/>o <text:s/>o <text:s/>o[à]m + <text:s/>+ <text:s/>. <text:s/>o <text:s text:c="2"/>o o <text:s/>o <text:s/>. <text:s text:c="3"/>+ <text:s/>+ </text:span></text:p>
        <text:p text:style-name="P3"><text:span text:style-name="T57">X1 <text:s/>+ <text:s/>+ <text:s/>+ <text:s/>+ <text:s/>+ <text:s/>. <text:s/>+ íb <text:s/>. / + + <text:s/>+ <text:s/>+</text:span><text:span text:style-name="T28">≠</text:span><text:span text:style-name="T57">àm</text:span><text:span text:style-name="T1"></text:span><text:span text:style-name="T57"> - <text:s/>+ </text:span></text:p>
        <text:p text:style-name="P3"><text:span text:style-name="T57">X2 <text:s/>+ <text:s/>+ <text:s/>+ <text:s/>+ <text:s/>+ <text:s/>+ <text:s/>+ in <text:s/>+ <text:s text:c="2"/>+ + íb <text:s/>+ <text:s text:c="3"/>+ <text:s/>.</text:span></text:p>
        <text:p text:style-name="P3"><text:span text:style-name="T57">X4 <text:s/>. <text:s/>. <text:s/>. <text:s/>ta . <text:s/>o <text:s/>o <text:s/>o <text:s/>o <text:s text:c="2"/>+ . <text:s/>. <text:s/>- <text:s text:c="3"/>. <text:s/>.</text:span></text:p>
        <text:p text:style-name="P11">X6 <text:s/>+ <text:s/>+ <text:s/>ni ta <text:s text:c="3"/>+ <text:s/>+ in <text:s/>+ <text:s text:c="2"/>+ + <text:s/>+ <text:s/>+an <text:s/>+ <text:s/>-</text:p>
        <text:p text:style-name="P14"/>
        <text:p text:style-name="P11">23. lú nu-un-gaz igi nu-un-hul</text:p>
        <text:p text:style-name="P11">N1 <text:s/>. <text:s/>. <text:s/>. <text:s/>+ <text:s text:c="2"/>+ <text:s text:c="2"/>+ <text:s/>+ <text:s text:c="3"/>+</text:p>
        <text:p text:style-name="P3"><text:span text:style-name="T57">N2 <text:s/>o <text:s/>o <text:s/>. <text:s/>. <text:s text:c="2"/>. <text:s text:c="2"/>. <text:s/>- <text:s text:c="3"/>.</text:span></text:p>
        <text:p text:style-name="P11">N3 <text:s/>+ <text:s/>+ <text:s/>+ <text:s/>. <text:s text:c="2"/>. <text:s text:c="2"/>. <text:s/>. <text:s text:c="3"/>.</text:p>
        <text:p text:style-name="P11">N7 <text:s/>o <text:s/>o <text:s/>o <text:s/>o <text:s text:c="2"/>. <text:s text:c="2"/>. <text:s/>o <text:s text:c="3"/>o</text:p>
        <text:p text:style-name="P3"><text:span text:style-name="T57">N8 <text:s/>o <text:s/>o <text:s/>o <text:s/>. <text:s text:c="2"/>+ <text:s text:c="2"/>+ <text:s/>- <text:s text:c="3"/>.</text:span></text:p>
        <text:p text:style-name="P11">N11 + <text:s/>+ <text:s/>+ <text:s/>. <text:s text:c="2"/>+ <text:s text:c="2"/>+ <text:s/>+ <text:s text:c="3"/>+</text:p>
        <text:p text:style-name="P11">Ur2 o <text:s/>o <text:s/>o <text:s/>o <text:s text:c="2"/>o <text:s text:c="2"/>+ <text:s/>+ <text:s text:c="3"/>+</text:p>
        <text:p text:style-name="P3"><text:span text:style-name="T57">X1 <text:s/>+ <text:s/>+ <text:s/>+ <text:s/>+ <text:s text:c="2"/>. <text:s text:c="2"/>. <text:s/>+ <text:s text:c="3"/>+</text:span></text:p>
        <text:p text:style-name="P11">X2 <text:s/>+ <text:s/>+ ub <text:s/>+ <text:s text:c="2"/>+ <text:s text:c="2"/>+ <text:s/>ub <text:s text:c="2"/>+</text:p>
        <text:p text:style-name="P11">X4 <text:s/>. <text:s/>o <text:s/>o <text:s/>+ <text:s text:c="2"/>. <text:s text:c="2"/>o <text:s/>o <text:s text:c="3"/>o</text:p>
        <text:p text:style-name="P11">X6 <text:s/>+ <text:s/>+ <text:s/>+ <text:s/>+ <text:s text:c="2"/>+ <text:s text:c="2"/>+ <text:s/>+ <text:s text:c="3"/>+</text:p>
        <text:p text:style-name="P11"/>
        <text:p text:style-name="P11">24. lú igi-bar-ra-ka-ni lú-al-li-bí-ib-diri</text:p>
        <text:p text:style-name="P3"><text:span text:style-name="T57">N1 <text:s/>+ <text:s/>+ <text:s text:c="2"/>+ <text:s text:c="2"/>+ <text:s/>+ <text:s/>+ <text:s/>+ <text:s/>- <text:s/>+ <text:s/>- <text:s/>+ <text:s text:c="3"/>.</text:span></text:p>
        <text:p text:style-name="P11">N2 <text:s/>o <text:s/>. <text:s text:c="2"/>+ <text:s text:c="2"/>+ <text:s/>+ <text:s/>. <text:s/>. <text:s/>+ <text:s/>+ <text:s/>+ <text:s/>- <text:s text:c="3"/>.</text:p>
        <text:p text:style-name="P11">N3 <text:s/>+ <text:s/>+ <text:s text:c="2"/>+ <text:s text:c="2"/>+ <text:s/>+ <text:s/>. <text:s/>+ <text:s/>+ <text:s/>o <text:s/>o <text:s/>o <text:s text:c="3"/>o</text:p>
        <text:p text:style-name="P3"><text:span text:style-name="T57">N5 <text:s/>. <text:s/>. <text:s text:c="2"/>o <text:s text:c="2"/>o <text:s/>o <text:s/>o <text:s/>o <text:s/>o <text:s/>o <text:s/>o <text:s/>o <text:s text:c="3"/>o</text:span></text:p>
        <text:p text:style-name="P11">N7 <text:s/>o <text:s/>o <text:s text:c="2"/>o <text:s text:c="2"/>o <text:s/>o <text:s/>o <text:s/>. <text:s/>. <text:s/>o <text:s/>o <text:s/>o <text:s text:c="3"/>o</text:p>
        <text:p text:style-name="P3"><text:span text:style-name="T57">N8 <text:s/>o <text:s/>o <text:s text:c="2"/>o <text:s text:c="2"/>o <text:s/>o <text:s/>o <text:s/>+ <text:s/>+ <text:s/>+ <text:s/>- <text:s/>. <text:s text:c="3"/>+</text:span></text:p>
        <text:p text:style-name="P11">N11 . <text:s/>+ <text:s text:c="2"/>+ <text:s text:c="2"/>+ <text:s/>+ <text:s/>+ <text:s/>+ <text:s/>. <text:s/>. <text:s/>+ <text:s/>- <text:s text:c="3"/>+</text:p>
        <text:p text:style-name="P3"><text:span text:style-name="T57">Ur2 o <text:s/>o <text:s text:c="2"/>o <text:s text:c="2"/>o <text:s/>o <text:s/>+ <text:s/>+ </text:span><text:span text:style-name="T63">ùlu</text:span><text:span text:style-name="T57"> al-diri-ge</text:span></text:p>
        <text:p text:style-name="P3"><text:span text:style-name="T57">X1 <text:s/>+ <text:s/>+ <text:s text:c="2"/>+ <text:s text:c="2"/>+ <text:s/>+ <text:s/>+ <text:s/>. </text:span><text:span text:style-name="T28">≠</text:span><text:span text:style-name="T57">a</text:span><text:span text:style-name="T1"></text:span><text:span text:style-name="T57"> <text:s/>+ <text:s/>. <text:s/>o <text:s text:c="3"/>o</text:span></text:p>
        <text:p text:style-name="P11">X2 <text:s/>+ <text:s/>+ <text:s text:c="2"/>+ <text:s text:c="2"/>+ <text:s/>+ <text:s/>+ <text:s/>+ <text:s/>- <text:s/>+ <text:s/>+ <text:s/>in <text:s text:c="2"/>+</text:p>
        <text:p text:style-name="P3"><text:span text:style-name="T57">X4 <text:s/>+ <text:s/>o <text:s text:c="2"/>+ <text:s text:c="2"/>+ <text:s/>+a + <text:s/>+ </text:span><text:span text:style-name="T28">≠</text:span><text:span text:style-name="T57">a</text:span><text:span text:style-name="T1"></text:span><text:span text:style-name="T57"> <text:s/>. <text:s/>. <text:s/></text:span><text:span text:style-name="T28">≠</text:span><text:span text:style-name="T57">in</text:span><text:span text:style-name="T1"></text:span><text:span text:style-name="T57"> <text:s/>o</text:span></text:p>
        <text:p text:style-name="P11">X6 <text:s/>+ <text:s/>+ <text:s text:c="2"/>+ <text:s text:c="2"/>+ <text:s/>+ <text:s/>+ <text:s/>+ <text:s/>a <text:s/>+ <text:s/>+ <text:s/>in <text:s text:c="2"/>+</text:p>
        <text:p text:style-name="P11"/>
        <text:p text:style-name="P3"><text:span text:style-name="T57">25. a-na-gin</text:span><text:span text:style-name="T46">7</text:span><text:span text:style-name="T57">-nam ma-da íb-gi-ne</text:span></text:p>
        <text:p text:style-name="P3"><text:span text:style-name="T57">N1 <text:s/>+ <text:s/>+ <text:s/>+ <text:s text:c="3"/>+ <text:s/>+ <text:s/>+ <text:s/>+ <text:s/>. <text:s/>.</text:span></text:p>
        <text:p text:style-name="P15"><text:span text:style-name="T58">N2 <text:s/>o <text:s/>. <text:s/>. <text:s text:c="3"/>+ <text:s/>+ <text:s/>+ <text:s/>+ <text:s/>x</text:span></text:p>
        <text:p text:style-name="P3"><text:soft-page-break/><text:span text:style-name="T57">N3 <text:s/>. <text:s/>. <text:s/>+ <text:s text:c="3"/>. <text:s/>. <text:s/>+ <text:s/>+ <text:s/>+ <text:s/>.</text:span></text:p>
        <text:p text:style-name="P3"><text:span text:style-name="T57">N5 <text:s/>. <text:s/>. <text:s/>+ <text:s text:c="3"/>. <text:s/>o <text:s/>o <text:s/>o <text:s/>o <text:s/>o</text:span></text:p>
        <text:p text:style-name="P3"><text:span text:style-name="T57">N7 <text:s/>o <text:s/>o <text:s/>o <text:s text:c="3"/>. <text:s/>. <text:s/>+ <text:s/>. <text:s/>o <text:s/>o</text:span></text:p>
        <text:p text:style-name="P3"><text:span text:style-name="T57">N8 <text:s/>o <text:s/>o <text:s/>o <text:s text:c="3"/>o <text:s/>. <text:s/>+ <text:s/>+ <text:s/>+ <text:s/>né</text:span></text:p>
        <text:p text:style-name="P3"><text:span text:style-name="T57">N11 . <text:s/>. <text:s/>+ <text:s text:c="3"/>. <text:s/>. <text:s/>. <text:s/>. <text:s/>. <text:s/>.</text:span></text:p>
        <text:p text:style-name="P3"><text:span text:style-name="T57">Ur2 o <text:s/>o <text:s/>o <text:s text:c="3"/>o <text:s/>o <text:s/>. <text:s/>+ <text:s/>+ <text:s/>+</text:span></text:p>
        <text:p text:style-name="P3"><text:span text:style-name="T57">X1 <text:s/>. <text:s/>. <text:s/>. <text:s text:c="3"/>+ <text:s/>+ <text:s/>+ <text:s/>. <text:s/>. <text:s/>o</text:span></text:p>
        <text:p text:style-name="P3"><text:span text:style-name="T57">X2 <text:s/>+ <text:s/>+ <text:s/>+ <text:s text:c="3"/>+ <text:s/>+ <text:s/>. <text:s/>gi-né-dè</text:span></text:p>
        <text:p text:style-name="P3"><text:span text:style-name="T57">X3 <text:s/>+ <text:s/>+ <text:s/>+ <text:s text:c="3"/>+ <text:s/>+ <text:s/>+ <text:s/>+ <text:s/>. na</text:span></text:p>
        <text:p text:style-name="P3"><text:span text:style-name="T57">X4 <text:s/>+ <text:s/>+ <text:s/>. <text:s text:c="3"/>+ <text:s/>+ <text:s/>+ <text:s/>+ <text:s/>. <text:s/>+</text:span></text:p>
        <text:p text:style-name="P3"><text:span text:style-name="T57">X6 <text:s/>+ <text:s/>+ <text:s/>+ <text:s text:c="3"/>+ <text:s/>+ <text:s/>+ <text:s/>+ <text:s/>+ né</text:span></text:p>
        <text:p text:style-name="P14"/>
        <text:p text:style-name="P3"><text:span text:style-name="T57">26. tukum-bi ki um-mu-e-a-á</text:span><text:span text:style-name="T55">ğ</text:span></text:p>
        <text:p text:style-name="P11">N1 <text:s/>+ <text:s text:c="4"/>+ <text:s/>+ <text:s text:c="2"/>- <text:s/>+ . o <text:s/>o</text:p>
        <text:p text:style-name="P3"><text:span text:style-name="T57">N2 <text:s/>. <text:s text:c="4"/>+ <text:s/>+ <text:s text:c="2"/>+ <text:s/>+ . +</text:span><text:span text:style-name="T28">≠</text:span><text:span text:style-name="T57">a</text:span><text:span text:style-name="T1"></text:span><text:span text:style-name="T57">o</text:span></text:p>
        <text:p text:style-name="P11">N3 <text:s/>. <text:s text:c="4"/>+ <text:s/>+ <text:s text:c="2"/>+ <text:s/>+ + + <text:s/>.</text:p>
        <text:p text:style-name="P11">N5 <text:s/>+ <text:s text:c="4"/>+ <text:s/>+ <text:s text:c="2"/>. <text:s/>o o o <text:s/>o</text:p>
        <text:p text:style-name="P3"><text:span text:style-name="T57">N7 <text:s/>. <text:s text:c="4"/>+ <text:s/>+ <text:s text:c="2"/>im-me-a-</text:span><text:span text:style-name="T28">≠</text:span><text:span text:style-name="T57">a</text:span><text:span text:style-name="T38">?</text:span><text:span text:style-name="T1"></text:span><text:span text:style-name="T57">-[…]</text:span></text:p>
        <text:p text:style-name="P3"><text:span text:style-name="T57">N8 <text:s/>. <text:s text:c="4"/>. <text:s/>o <text:s text:c="2"/>. <text:s/>+ + + <text:s/>.</text:span></text:p>
        <text:p text:style-name="P11">N9 <text:s/>. <text:s text:c="4"/>o <text:s/>o <text:s text:c="2"/>- <text:s/>+ + +a +</text:p>
        <text:p text:style-name="P11">N11 . <text:s text:c="4"/>. <text:s/>. <text:s text:c="2"/>. <text:s/>- + + <text:s/>.</text:p>
        <text:p text:style-name="P3"><text:span text:style-name="T57">Ur2 o <text:s text:c="4"/>o <text:s/>o <text:s text:c="2"/>o <text:s/>+ - - <text:s/>+ </text:span></text:p>
        <text:p text:style-name="P11">X1 <text:s/>. <text:s text:c="4"/>+ <text:s/>+ <text:s text:c="2"/>. <text:s/>. + + <text:s/>.</text:p>
        <text:p text:style-name="P3"><text:span text:style-name="T57">X2 <text:s/>. <text:s text:c="4"/>+ <text:s/>+ </text:span><text:span text:style-name="T28">≠</text:span><text:span text:style-name="T57">a mu</text:span><text:span text:style-name="T1"></text:span><text:span text:style-name="T57">x o o <text:s/>o</text:span></text:p>
        <text:p text:style-name="P3"><text:span text:style-name="T57">X3 <text:s/>+ <text:s text:c="4"/>+ <text:s/>+ <text:s text:c="2"/>- <text:s/>- - - <text:s/>+ <text:s/></text:span></text:p>
        <text:p text:style-name="P3"><text:span text:style-name="T57">X4 <text:s/>. <text:s text:c="4"/>+ <text:s/>+ <text:s text:c="2"/>im-mi-á</text:span><text:span text:style-name="T55">ğ</text:span><text:span text:style-name="T57"> <text:s text:c="3"/>:</text:span></text:p>
        <text:p text:style-name="P3"><text:span text:style-name="T57">X6 <text:s/>+ <text:s text:c="4"/>+ <text:s/>+ <text:s text:c="2"/>- <text:s/>+ + - <text:s/>+</text:span><text:span text:style-name="Footnote_20_Symbol"><text:span text:style-name="T57"><text:note text:id="ftn20" text:note-class="footnote"><text:note-citation>20</text:note-citation><text:note-body><text:p text:style-name="Footnote"><text:s/>Written <text:span text:style-name="T60">KA</text:span>.</text:p></text:note-body></text:note></text:span></text:span></text:p>
        <text:p text:style-name="P11"/>
        <text:p text:style-name="P3"><text:span text:style-name="T57">27. šà-zu šà zú-kešda ba-ra-na-</text:span><text:span text:style-name="T55">ğ</text:span><text:span text:style-name="T57">á-</text:span><text:span text:style-name="T55">ğ</text:span><text:span text:style-name="T57">á</text:span></text:p>
        <text:p text:style-name="P11">N1 <text:s/>+ <text:s/>+ <text:s/>+ <text:s text:c="2"/>+ <text:s text:c="2"/>+ <text:s text:c="3"/>. <text:s/>o <text:s/>o <text:s/>o <text:s/>o</text:p>
        <text:p text:style-name="P3"><text:span text:style-name="T57">N2 <text:s/>. <text:s/>. <text:s/>+ <text:s text:c="2"/>+</text:span><text:span text:style-name="Footnote_20_Symbol"><text:span text:style-name="T57"><text:note text:id="ftn21" text:note-class="footnote"><text:note-citation>21</text:note-citation><text:note-body><text:p text:style-name="Footnote"><text:s/>The scribe began to write <text:span text:style-name="T64">kešda</text:span>but thought better and wrote <text:span text:style-name="T64">zú</text:span> over it.</text:p></text:note-body></text:note></text:span></text:span><text:span text:style-name="T57"> <text:s/>+ <text:s text:c="3"/>+ <text:s/>+ <text:s/>. <text:s/>o <text:s/>o</text:span></text:p>
        <text:p text:style-name="P3"><text:span text:style-name="T57">N3 <text:s/>o <text:s/>o <text:s/>. <text:s text:c="2"/>+ <text:s text:c="2"/>+ <text:s text:c="3"/>+ <text:s/>+ <text:s/>. <text:s/>. <text:s/>+ <text:s/></text:span></text:p>
        <text:p text:style-name="P11">N7 <text:s/>o <text:s/>o <text:s/>. <text:s text:c="2"/>+ <text:s text:c="2"/>+ <text:s text:c="3"/>+ <text:s/>+ <text:s/>. <text:s/>o <text:s/>o</text:p>
        <text:p text:style-name="P3"><text:span text:style-name="T57">N8 <text:s/>+ <text:s/>. <text:s/>. <text:s text:c="2"/>. <text:s text:c="2"/>. <text:s text:c="3"/>. <text:s/>. <text:s/>+ <text:s/>+ <text:s/>+</text:span></text:p>
        <text:p text:style-name="P11">N11 + <text:s/>+ <text:s/>+ <text:s text:c="2"/>+ <text:s text:c="2"/>+ <text:s text:c="3"/>+ <text:s/>+ <text:s/>+ <text:s/>+ <text:s/>.</text:p>
        <text:p text:style-name="P11">Ur2 o <text:s/>o <text:s/>o <text:s text:c="2"/>. <text:s text:c="2"/>+ <text:s text:c="3"/>+ <text:s/>+ <text:s/>+ <text:s/>+ <text:s/>+</text:p>
        <text:p text:style-name="P11">X1 <text:s/>. <text:s/>. <text:s/>+ <text:s text:c="2"/>. <text:s text:c="2"/>. <text:s text:c="3"/>+ <text:s/>. <text:s/>+ <text:s/>+ <text:s/>.</text:p>
        <text:p text:style-name="P3"><text:span text:style-name="T57">X2 <text:s/>+ <text:s/>. <text:s/>. <text:s text:c="2"/>. <text:s text:c="2"/>o <text:s text:c="3"/>o <text:s/>o <text:s/>o <text:s/>o <text:s/>o</text:span></text:p>
        <text:p text:style-name="P11">X3 <text:s/>#</text:p>
        <text:p text:style-name="P11">X4 <text:s/>+ <text:s/>. <text:s/>. <text:s text:c="2"/>+ <text:s text:c="2"/>. <text:s text:c="3"/>+ <text:s/>+ <text:s/>. <text:s/>+ <text:s/>+</text:p>
        <text:p text:style-name="P11">X6 <text:s/>+ <text:s/>+ <text:s/>+ <text:s text:c="2"/>+ <text:s text:c="2"/>+ <text:s text:c="3"/>+ <text:s/>+an+ <text:s/>+ <text:s/>+</text:p>
        <text:p text:style-name="P11"><text:soft-page-break/>Z <text:s text:c="2"/>? <text:s/>? <text:s/>? <text:s text:c="2"/>+ <text:s text:c="2"/>+ ni + <text:s/>+ <text:s/>- <text:s/>+ <text:s/>+</text:p>
        <text:p text:style-name="P11"/>
        <text:p text:style-name="P3"><text:span text:style-name="T57">28. ì-gur</text:span><text:span text:style-name="T46">4</text:span><text:span text:style-name="T57">-re-en àga-ús-zu nu-e-zu</text:span></text:p>
        <text:p text:style-name="P11">N1 <text:s/>+ <text:s/>+ <text:s text:c="2"/>- <text:s/>+ <text:s text:c="2"/>+ <text:s/>. <text:s/>o <text:s/>o o <text:s/>o</text:p>
        <text:p text:style-name="P11">N2 <text:s/>. <text:s/>. <text:s text:c="2"/>- <text:s/>+ <text:s text:c="2"/>+ <text:s/>+ <text:s/>- <text:s/>+ + <text:s/>o</text:p>
        <text:p text:style-name="P11">N3 <text:s/>o <text:s/>. <text:s text:c="2"/>+ <text:s/>+ <text:s text:c="2"/>. <text:s/>. <text:s/>o <text:s/>o o <text:s/>.</text:p>
        <text:p text:style-name="P3"><text:span text:style-name="T57">N7 <text:s/>. <text:s/>. <text:s text:c="2"/>+ <text:s/>+ <text:s text:c="2"/>+ <text:s/>+ <text:s/>- <text:s/>+ . <text:s/>o</text:span></text:p>
        <text:p text:style-name="P3"><text:span text:style-name="T57">N8 <text:s/>+ <text:s/>. <text:s text:c="2"/>. <text:s/>. <text:s text:c="2"/>o <text:s/>o <text:s/>. <text:s/>. . <text:s/>+</text:span></text:p>
        <text:p text:style-name="P11">N11 + <text:s/>+ <text:s text:c="2"/>+ <text:s/>. <text:s text:c="2"/>+ <text:s/>. <text:s/>- <text:s/>. + <text:s/>.</text:p>
        <text:p text:style-name="P11">Ur2 o <text:s/>o <text:s text:c="2"/>o <text:s/>. <text:s text:c="2"/>+ <text:s/>+ <text:s/>+ <text:s/>+ - <text:s/>+</text:p>
        <text:p text:style-name="P3"><text:span text:style-name="T57">X1 <text:s/>+ <text:s/>+ <text:s text:c="2"/>+ <text:s/>. <text:s text:c="2"/>. <text:s/>+ <text:s/>+ <text:s/>+ -</text:span><text:span text:style-name="T38">?</text:span><text:span text:style-name="T57"> .</text:span></text:p>
        <text:p text:style-name="P11">X2 <text:s/>. <text:s/>o <text:s text:c="2"/>o <text:s/>o <text:s text:c="2"/>o <text:s/>o <text:s/>o <text:s/>o o <text:s/>o</text:p>
        <text:p text:style-name="P3"><text:span text:style-name="T57">X3 <text:s/>+ <text:s/>+ <text:s text:c="2"/>+ <text:s/>+ <text:s text:c="2"/>+ <text:s/>+ <text:s/>+ <text:s/>- + <text:s/>.</text:span></text:p>
        <text:p text:style-name="P3"><text:span text:style-name="T57">X4 <text:s/>o <text:s/>o <text:s text:c="2"/>o <text:s/>. <text:s text:c="2"/>+ <text:s/>+ <text:s/>sa</text:span><text:span text:style-name="T55">ğ</text:span><text:span text:style-name="T57">-</text:span><text:span text:style-name="T55">ğ</text:span><text:span text:style-name="T57">á-ni ì-</text:span><text:span text:style-name="T28">≠</text:span><text:span text:style-name="T57">zu</text:span><text:span text:style-name="T1"></text:span><text:span text:style-name="T57">-x</text:span><text:span text:style-name="T38">?</text:span></text:p>
        <text:p text:style-name="P11">X6 <text:s/>+ <text:s/>+ <text:s text:c="2"/>+ <text:s/>+ <text:s text:c="2"/>+ <text:s/>+ <text:s/>+ <text:s/>+ + <text:s/>+</text:p>
        <text:p text:style-name="P11"/>
        <text:p text:style-name="P3"><text:span text:style-name="T57">29. nam lú-u</text:span><text:span text:style-name="T46">18</text:span><text:span text:style-name="T57">-lu-bi ù nam ur-sa</text:span><text:span text:style-name="T55">ğ</text:span><text:span text:style-name="T57">-</text:span><text:span text:style-name="T55">ğ</text:span><text:span text:style-name="T57">á-ka-ni igi-zu bí-in-zu</text:span></text:p>
        <text:p text:style-name="P11">N1 <text:s/>+ <text:s text:c="3"/>+ + <text:s text:c="2"/>- ni + . <text:s text:c="2"/>o <text:s/>o <text:s text:c="2"/>. <text:s text:c="2"/>. <text:s/>. <text:s/>+ <text:s text:c="2"/>+ <text:s/>+ <text:s/>. <text:s/>.</text:p>
        <text:p text:style-name="P3"><text:span text:style-name="T57">N2 <text:s/>. <text:s text:c="3"/>+ + <text:s text:c="2"/>+ + <text:s/>. . <text:s text:c="2"/>. <text:s/>o <text:s text:c="2"/>o <text:s text:c="2"/>o <text:s/>o <text:s/>+ <text:s text:c="2"/>. <text:s/>o <text:s/>o <text:s/>o</text:span></text:p>
        <text:p text:style-name="P3"><text:span text:style-name="T57">N3 <text:s/>o <text:s text:c="3"/>o . <text:s text:c="2"/>+ . <text:s/>. o <text:s text:c="2"/>o <text:s/>o <text:s text:c="2"/>o <text:s text:c="2"/>o <text:s/>o <text:s/>o <text:s text:c="2"/>o <text:s/>o <text:s/>o <text:s/>o</text:span></text:p>
        <text:p text:style-name="P11">N7 <text:s/>. <text:s text:c="3"/>. + <text:s text:c="2"/>- ba + + <text:s text:c="2"/>+ <text:s/>. <text:s text:c="2"/>o <text:s text:c="2"/>+ <text:s/>+ <text:s/>+ <text:s text:c="2"/>+ <text:s/>. <text:s/>o <text:s/>o</text:p>
        <text:p text:style-name="P3"><text:span text:style-name="T57">N8 <text:s/>. <text:s text:c="3"/>+ . <text:s text:c="2"/>- + <text:s/>+ . <text:s text:c="2"/>. <text:s/>. <text:s text:c="2"/>o <text:s text:c="2"/>o <text:s/>o <text:s/>+ <text:s text:c="2"/>. <text:s/>. <text:s/>. <text:s/>. </text:span></text:p>
        <text:p text:style-name="P3"><text:span text:style-name="T57">N11 + <text:s text:c="3"/>. . <text:s text:c="2"/>+ + <text:s/>. . <text:s text:c="2"/>. <text:s/>+ <text:s text:c="2"/>+ <text:s text:c="2"/>- </text:span><text:span text:style-name="T55">ğ</text:span><text:span text:style-name="T57">u</text:span><text:span text:style-name="T46">10</text:span><text:span text:style-name="T57"> . <text:s text:c="2"/>+ <text:s/>+ <text:s/>. <text:s/>+</text:span></text:p>
        <text:p text:style-name="P3"><text:span text:style-name="T57">Ur2 o <text:s text:c="3"/>o o <text:s text:c="2"/>. ni + + <text:s text:c="2"/>+ <text:s/>+ <text:s text:c="2"/>- <text:s text:c="2"/>+ <text:s/>+ <text:s/>o <text:s text:c="2"/>. ù-bí-du</text:span><text:span text:style-name="T46">8</text:span></text:p>
        <text:p text:style-name="P11">X1 <text:s/>. <text:s text:c="3"/>+ + <text:s text:c="2"/>- - <text:s/>+ + <text:s text:c="2"/>. <text:s/>. <text:s text:c="2"/>. <text:s text:c="2"/>+ <text:s/>+ <text:s/>+ <text:s text:c="2"/>. <text:s/>o <text:s/>o <text:s/>o</text:p>
        <text:p text:style-name="P3"><text:span text:style-name="T57">X3 <text:s/>+ <text:s text:c="3"/>+ + <text:s text:c="2"/>- - <text:s/>- + <text:s text:c="2"/>+ <text:s/>+ <text:s text:c="2"/>+ <text:s text:c="2"/>+ <text:s/>- <text:s/>. <text:s text:c="2"/>. <text:s/>x <text:s/>o <text:s/>x</text:span></text:p>
        <text:p text:style-name="P3"><text:span text:style-name="T57">X4 <text:s/>o <text:s text:c="3"/>. . <text:s/></text:span><text:span text:style-name="T28">≠</text:span><text:span text:style-name="T57">a ni</text:span><text:span text:style-name="T1"></text:span><text:span text:style-name="T57"> . . <text:s text:c="2"/>. <text:s/>. <text:s/></text:span><text:span text:style-name="T28">≠</text:span><text:span text:style-name="T57">a</text:span><text:span text:style-name="T1"></text:span><text:span text:style-name="T57"> <text:s text:c="2"/>- <text:s/>. <text:s/>+ <text:s text:c="2"/>+ <text:s/>+ <text:s/>+ <text:s/>.</text:span></text:p>
        <text:p text:style-name="P11">X6 <text:s/>+ <text:s text:c="3"/>+ + <text:s text:c="2"/>- zu + + <text:s text:c="2"/>+ <text:s/>+ <text:s text:c="2"/>. <text:s text:c="2"/>. <text:s/>. <text:s/>o <text:s text:c="2"/>o <text:s/>o <text:s/>o <text:s/>o</text:p>
        <text:p text:style-name="P11"/>
        <text:p text:style-name="P3"><text:span text:style-name="T57">30. tukum-bi émedu-</text:span><text:span text:style-name="T55">ğ</text:span><text:span text:style-name="T57">u</text:span><text:span text:style-name="T46">10</text:span><text:span text:style-name="T57"> <text:s text:c="3"/>me-en-zé-en</text:span></text:p>
        <text:p text:style-name="P11">N1 <text:s/>+ <text:s text:c="4"/>+ <text:s text:c="3"/>. <text:s text:c="2"/>+ <text:s text:c="5"/>+ <text:s/>. <text:s/>+ <text:s/>.</text:p>
        <text:p text:style-name="P11"><text:soft-page-break/>N2 <text:s/>. <text:s text:c="4"/>o <text:s text:c="3"/>o <text:s text:c="2"/>o <text:s text:c="5"/>o <text:s/>o <text:s/>o <text:s/>o</text:p>
        <text:p text:style-name="P11">N3 <text:s/>traces, possibly end of 29</text:p>
        <text:p text:style-name="P11">N4 <text:s/>. <text:s text:c="4"/>o <text:s text:c="3"/>o <text:s text:c="2"/>o <text:s text:c="5"/>o <text:s/>o <text:s/>o <text:s/>o</text:p>
        <text:p text:style-name="P11">N7 <text:s/>. <text:s text:c="4"/>. <text:s text:c="3"/>. <text:s text:c="2"/>o <text:s text:c="5"/>o <text:s/>o <text:s/>o <text:s/>o</text:p>
        <text:p text:style-name="P3"><text:span text:style-name="T57">N8 <text:s/>+ <text:s text:c="4"/>+ <text:s text:c="3"/>. <text:s text:c="2"/>. <text:s text:c="5"/>+ <text:s/>+ <text:s/>. <text:s/>.</text:span></text:p>
        <text:p text:style-name="P15"><text:span text:style-name="T58">N11 . <text:s text:c="4"/>+ <text:s text:c="3"/>. <text:s text:c="2"/>+ za-e me-</text:span><text:span text:style-name="T30">≠</text:span><text:span text:style-name="T58">en</text:span><text:span text:style-name="T31"></text:span><text:span text:style-name="T58"> </text:span></text:p>
        <text:p text:style-name="P3"><text:span text:style-name="T57">Ur2 . <text:s text:c="4"/>+ <text:s text:c="3"/>+ <text:s text:c="2"/>+ za-e me-en</text:span></text:p>
        <text:p text:style-name="P3"><text:span text:style-name="T57">X1 <text:s/>+ <text:s text:c="4"/>+ <text:s text:c="3"/>. <text:s text:c="2"/>. <text:s text:c="5"/>.</text:span><text:span text:style-name="T38"> </text:span><text:span text:style-name="T57"><text:s/>o <text:s/>o <text:s/>o</text:span></text:p>
        <text:p text:style-name="P3"><text:span text:style-name="T57">X3 <text:s/>(space) <text:s/>a-tu-mu mi-zé / tukum-bi lugal-</text:span><text:span text:style-name="T55">ğ</text:span><text:span text:style-name="T57">á an-na-kam </text:span></text:p>
        <text:p text:style-name="P11">X4 <text:s/>. <text:s text:c="4"/>+ <text:s text:c="3"/>+ <text:s text:c="2"/>+ <text:s text:c="5"/>+ <text:s/>+ <text:s/>+ <text:s/>.</text:p>
        <text:p text:style-name="P11">X6 <text:s/>+ <text:s text:c="4"/>+ <text:s text:c="3"/>+ <text:s text:c="2"/>+ e[n] o o <text:s/>o <text:s text:c="2"/>o </text:p>
        <text:p text:style-name="P11"/>
        <text:p text:style-name="P3"><text:span text:style-name="T57">31. igi min- na-zu-ne-ne-a im-sar-e <text:s/>gù hé-em-ta-dé-dé-ne</text:span></text:p>
        <text:p text:style-name="P3"><text:span text:style-name="T57">N1 <text:s/>+ <text:s text:c="2"/>mìn <text:s/>+ <text:s/>+ <text:s/>. <text:s/>- ta <text:s/>+ + <text:s text:c="2"/>+ <text:s/>+ <text:s/>+ </text:span><text:span text:style-name="T28">≠</text:span><text:span text:style-name="T57">íb</text:span><text:span text:style-name="T1"></text:span><text:span text:style-name="T57"> + <text:s/>+ <text:s/>+ <text:s/>.</text:span></text:p>
        <text:p text:style-name="P3"><text:span text:style-name="T57">N3 <text:s/>o <text:s text:c="2"/>o <text:s text:c="3"/>o <text:s/>. <text:s/>+ <text:s/>. <text:s/>o <text:s/>o o <text:s text:c="2"/>o <text:s/>. <text:s/>- <text:s/>. <text:s/>+ <text:s/>+ <text:s/>. <text:s/>o</text:span></text:p>
        <text:p text:style-name="P11">N4 <text:s/>+ <text:s text:c="2"/>+<text:tab/> <text:s text:c="2"/>àm + <text:s/>. <text:s/>o <text:s/>o <text:s/>o o <text:s text:c="2"/>o <text:s/>o <text:s/>o <text:s/>o <text:s/>o <text:s/>o <text:s/>o <text:s/>o</text:p>
        <text:p text:style-name="P3"><text:span text:style-name="T57">N8 <text:s/>+ <text:s text:c="2"/>+ <text:s text:c="2"/></text:span><text:span text:style-name="T28">≠</text:span><text:span text:style-name="T57">a</text:span><text:span text:style-name="T38">?</text:span><text:span text:style-name="T1"></text:span><text:span text:style-name="T57"> + <text:s/>+ <text:s/>+ <text:s/>- <text:s/>+ + <text:s text:c="2"/>. <text:s/>+ <text:s/>+ <text:s/>+ <text:s/>+ <text:s/>. <text:s/>o <text:s/>o</text:span></text:p>
        <text:p text:style-name="P11">N9 <text:s/>+ <text:s text:c="2"/>mìn <text:s/>. <text:s/>. <text:s/>o <text:s/>o <text:s/>o <text:s/>o o <text:s text:c="2"/>o <text:s/>o <text:s/>o <text:s/>o <text:s/>o <text:s/>o <text:s/>o <text:s/>.</text:p>
        <text:p text:style-name="P3"><text:span text:style-name="T57">N11 + <text:s text:c="2"/>+ <text:s text:c="2"/></text:span><text:span text:style-name="T28">≠</text:span><text:span text:style-name="T57">àm</text:span><text:span text:style-name="T1"></text:span><text:span text:style-name="T57"> . <text:s/>. <text:s/>. <text:s/>o <text:s/>o .re-en + <text:s/>. <text:s/>+ <text:s/>. <text:s/>+ <text:s/>+ <text:s/>e</text:span></text:p>
        <text:p text:style-name="P3"><text:span text:style-name="T57">Ur2 o <text:s text:c="2"/>o <text:s text:c="3"/>o <text:s/>o <text:s/>+ <text:s/>+ <text:s/>- <text:s/>+ + <text:s/>ra <text:s/>. <text:s/>+ <text:s/>+ <text:s/>+ <text:s/>+ <text:s/>+ <text:s/>e</text:span></text:p>
        <text:p text:style-name="P11">X1 <text:s/>+ <text:s text:c="2"/>mìn <text:s/>+ <text:s/>+ <text:s/>+ <text:s/>. šè <text:s/>+ + r[e]/+ <text:s/>. íb <text:s/>. <text:s/>+ <text:s/>+e .</text:p>
        <text:p text:style-name="P3"><text:span text:style-name="T57">X4 <text:s/>o <text:s text:c="2"/>. ni + <text:s/>+ <text:s/>+ <text:s/>- <text:s/>- <text:s/>+ + <text:s/>re <text:s/>+ <text:s/>+ <text:s/>+ <text:s/>+ <text:s/>+ <text:s/>+ <text:s/>+</text:span></text:p>
        <text:p text:style-name="P11">X6 <text:s/>+ <text:s text:c="2"/>mìn <text:s/>+ <text:s/>- <text:s/>+ <text:s/>+ <text:s/>+ <text:s/>+ + <text:s/>ra <text:s/>+ <text:s/>. <text:s/>o <text:s/>o <text:s/>o <text:s/>o <text:s/>o</text:p>
        <text:p text:style-name="P14"/>
        <text:p text:style-name="P11">32. gù-téš-a sì-ke-dè-en-zé-en</text:p>
        <text:p text:style-name="P3"><text:span text:style-name="T57">N1 <text:s/>+ <text:s text:c="2"/>+ <text:s/>+ <text:s/>+ <text:s/>. <text:s/>+ <text:s/>+ <text:s/>+ <text:s/>+</text:span></text:p>
        <text:p text:style-name="P11">N3 <text:s/>o <text:s text:c="2"/>o <text:s/>+ <text:s/>+ <text:s/>+ <text:s/>+ <text:s/>+ <text:s/>+ <text:s/>.</text:p>
        <text:p text:style-name="P11">N4 <text:s/>+ <text:s text:c="2"/>+ <text:s/>+ <text:s/>. <text:s/>o <text:s/>o <text:s/>o <text:s/>o <text:s/>o</text:p>
        <text:p text:style-name="P11">N8 <text:s/>+ <text:s text:c="2"/>+ <text:s/>+ <text:s/>+ <text:s/>+ <text:s/>+ <text:s/>. <text:s/>o <text:s/>o</text:p>
        <text:p text:style-name="P3"><text:span text:style-name="T57">N9 <text:s/>o <text:s text:c="2"/>. <text:s/>. <text:s/>. <text:s/>x <text:s/>x <text:s/>-</text:span><text:span text:style-name="T38">?</text:span><text:span text:style-name="T57"> . <text:s/>.</text:span></text:p>
        <text:p text:style-name="P11">N11 . <text:s text:c="2"/>+ <text:s/>. <text:s/>. <text:s/>+ <text:s/>. <text:s/>. <text:s/>o <text:s/>+</text:p>
        <text:p text:style-name="P11">Ur2 o <text:s text:c="2"/>o <text:s/>o <text:s/>+ <text:s/>+ <text:s/>+ <text:s/>- <text:s/>- <text:s/>- :</text:p>
        <text:p text:style-name="P11">X1 <text:s/>+ <text:s text:c="2"/>+ <text:s/>. <text:s/>. <text:s/>+ <text:s/>+ eb <text:s/>+ <text:s/>+</text:p>
        <text:p text:style-name="P11">X4 <text:s/>. <text:s text:c="2"/>+ <text:s/>+ <text:s/>hé-eb-sì <text:s text:c="8"/>:</text:p>
        <text:p text:style-name="P11">X6 <text:s/>+ <text:s text:c="2"/>+ <text:s/>+ <text:s/>+ <text:s/>ge + <text:s/>. <text:s/>o <text:s/>o</text:p>
        <text:p text:style-name="P11"/>
        <text:p text:style-name="P11">33. suhuš ma-da ge-né-dè-en-zé-en</text:p>
        <text:p text:style-name="P3"><text:span text:style-name="T57">N1 <text:s/>+ <text:s text:c="4"/>+ <text:s/>+ <text:s text:c="2"/>+ <text:s/>+ eb <text:s/>- <text:s/>+ <text:s/>. :</text:span></text:p>
        <text:p text:style-name="P3"><text:span text:style-name="T57">N3 <text:s/>o <text:s text:c="4"/>o <text:s/>+ <text:s text:c="2"/>+ <text:s/>+ + <text:s text:c="2"/>+ <text:s/>+ <text:s/>+</text:span></text:p>
        <text:p text:style-name="P11">N4 <text:s/>+ <text:s text:c="4"/>+ <text:s/>. <text:s text:c="2"/>o <text:s/>o o <text:s text:c="2"/>o <text:s/>o <text:s/>o</text:p>
        <text:p text:style-name="P3"><text:span text:style-name="T57">N8 <text:s/>+ <text:s text:c="4"/>+ <text:s/>. <text:s text:c="2"/>. <text:s/>. </text:span><text:span text:style-name="T28">≠</text:span><text:span text:style-name="T57">éb</text:span><text:span text:style-name="T1"></text:span><text:span text:style-name="T57"> o <text:s/>o <text:s/>o</text:span></text:p>
        <text:p text:style-name="P3"><text:span text:style-name="T57">N9 <text:s/>o <text:s text:c="4"/>. <text:s/>. <text:s text:c="2"/>+ <text:s/>+ .</text:span><text:span text:style-name="T38">?</text:span><text:span text:style-name="T57"> <text:s/>-</text:span><text:span text:style-name="T38">? </text:span><text:span text:style-name="T57"><text:s/>.</text:span><text:span text:style-name="T38">? </text:span><text:span text:style-name="T57"><text:s/>. </text:span></text:p>
        <text:p text:style-name="P3"><text:span text:style-name="T57">N11 + <text:s text:c="4"/>+ <text:s/>+ <text:s text:c="2"/>.</text:span><text:span text:style-name="T28">≠</text:span><text:span text:style-name="T57">en</text:span><text:span text:style-name="T1"></text:span><text:span text:style-name="T57"> . <text:s text:c="2"/>. <text:s/>+ <text:s/>+ </text:span></text:p>
        <text:p text:style-name="P3"><text:span text:style-name="T59">Ur1 o <text:s text:c="4"/>o <text:s/>o /</text:span><text:span text:style-name="T28">≠</text:span><text:span text:style-name="T59">ge-en-ge</text:span><text:span text:style-name="T1"></text:span><text:span text:style-name="T59">-ne</text:span></text:p>
        <text:p text:style-name="P11">Ur2 + <text:s text:c="4"/>+ <text:s/>+ <text:s/>ge-en-ge-ne <text:s text:c="6"/></text:p>
        <text:p text:style-name="P3"><text:span text:style-name="T57">X1 <text:s/>+ <text:s text:c="4"/>. <text:s/>. <text:s text:c="2"/>. <text:s/>né-eb - <text:s/>+ <text:s/>+ :</text:span></text:p>
        <text:p text:style-name="P3"><text:span text:style-name="T57">X4 <text:s/>+ <text:s text:c="4"/>+ <text:s/>+ <text:s text:c="2"/>+ <text:s/>né-dè - <text:s/>- <text:s/>-</text:span></text:p>
        <text:p text:style-name="P3"><text:span text:style-name="T57">X6 <text:s/>+ <text:s text:c="4"/>+ <text:s/>+ <text:s text:c="2"/>+ <text:s/>né-éb - <text:s/>. <text:s/>o</text:span></text:p>
        <text:p text:style-name="P11"/>
        <text:p text:style-name="P11">34. a-ma-ru-kam</text:p>
        <text:p text:style-name="P11">N1 <text:s/>+ + <text:s/>+ <text:s text:c="3"/>.</text:p>
        <text:p text:style-name="P11">N3 <text:s/>. . <text:s/>+ <text:s text:c="3"/>.</text:p>
        <text:p text:style-name="P11">N4 <text:s/>+ . <text:s/>o <text:s text:c="3"/>o</text:p>
        <text:p text:style-name="P11">N8 <text:s/>. . <text:s/>. <text:s text:c="3"/>o</text:p>
        <text:p text:style-name="P11"><text:soft-page-break/>N9 <text:s/>o . <text:s/>. <text:s text:c="3"/>.</text:p>
        <text:p text:style-name="P11">N11 + + <text:s/>+ <text:s text:c="3"/>+</text:p>
        <text:p text:style-name="P11">Ur1 #</text:p>
        <text:p text:style-name="P11">Ur2 #</text:p>
        <text:p text:style-name="P11">X1 <text:s/>+ + <text:s/>+ <text:s text:c="3"/>.</text:p>
        <text:p text:style-name="P11">X4 <text:s/>#</text:p>
        <text:p text:style-name="P11">X6 <text:s/>o . <text:s/>+ <text:s text:c="3"/>o</text:p>
        <text:p text:style-name="P9"/>
        <text:p text:style-name="P7">X4 after a double line, lines 32/3 repeated at least six times</text:p>
        <text:p text:style-name="P3"><text:span text:style-name="T32">Catchlines (all refer to ArÅ2 [3])</text:span><text:span text:style-name="T1">:</text:span></text:p>
        <text:p text:style-name="P3"><text:span text:style-name="T1">N3 lugal-Ñu</text:span><text:span text:style-name="T41">10</text:span><text:span text:style-name="T1">-≠ra ù-n[a-dug</text:span><text:span text:style-name="T41">4</text:span><text:span text:style-name="T1">] </text:span></text:p>
        <text:p text:style-name="P3"><text:span text:style-name="T1">N4 lugal-Ñ[u</text:span><text:span text:style-name="T41">10</text:span><text:span text:style-name="T1">-ra ù-na-(a)-dug</text:span><text:span text:style-name="T41">4</text:span><text:span text:style-name="T1">]</text:span></text:p>
        <text:p text:style-name="P3"><text:span text:style-name="T1">N11 lugal-≠Ñu</text:span><text:span text:style-name="T41">10</text:span><text:span text:style-name="T1">-ra ≠ù-na-dug</text:span><text:span text:style-name="T41">4</text:span></text:p>
        <text:p text:style-name="P7">In X1 followed by ArÅ2 (letter 4)</text:p>
        <text:p text:style-name="P7"/>
        <text:p text:style-name="P10">Colophon B (X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svg:font-family="Courier" style:font-pitch="variable"/>
    <style:font-face style:name="Courier New" svg:font-family="'Courier New'" style:font-pitch="variable"/>
    <style:font-face style:name="Tahoma" svg:font-family="Tahom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kwic"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Plain_20_Text_20_Char" style:display-name="Plain Text Char" style:family="text" style:parent-style-name="Default_20_Paragraph_20_Font">
      <style:text-properties style:font-name="Courier New"/>
    </style:style>
    <style:style style:name="Header_20_Char" style:display-name="Header Char" style:family="text" style:parent-style-name="Default_20_Paragraph_20_Font">
      <style:text-properties fo:font-size="12pt" style:font-size-asian="12pt"/>
    </style:style>
    <style:style style:name="Body_20_Text_20_Char" style:display-name="Body Text Char" style:family="text" style:parent-style-name="Default_20_Paragraph_20_Font">
      <style:text-properties fo:font-size="12pt" fo:font-weight="bold" style:font-size-asian="12pt" style:font-weight-asian="bold" style:font-weight-complex="bold"/>
    </style:style>
    <style:style style:name="Footnote_20_Text_20_Char" style:display-name="Footnote Text Char" style:family="text" style:parent-style-name="Default_20_Paragraph_20_Font"/>
    <style:style style:name="Footer_20_Char" style:display-name="Footer Char" style:family="text" style:parent-style-name="Default_20_Paragraph_20_Font">
      <style:text-properties fo:font-size="12pt" style:font-size-asian="12pt"/>
    </style:style>
    <style:style style:name="Comment_20_Text_20_Char" style:display-name="Comment Text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text:start-value="3">
        <style:list-level-properties text:list-level-position-and-space-mode="label-alignment">
          <style:list-level-label-alignment text:label-followed-by="listtab" text:list-tab-stop-position="0.35in" fo:text-indent="-0.35in" fo:margin-left="0.35in"/>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text:start-value="2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text:start-value="3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text:start-value="24">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text:start-value="3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18"><draw:text-box fo:min-height="0.1457in"><text:p text:style-name="Header"><text:span text:style-name="Page_20_Number"><text:page-number text:select-page="current">28</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Òulgi to Aradmu 1 (3</dc:title>
    <meta:initial-creator>Piotr Michalowski</meta:initial-creator>
    <meta:creation-date>2009-01-26T10:10:00</meta:creation-date>
    <dc:creator>Piotr Michalowski</dc:creator>
    <dc:date>2009-10-28T13:06:00</dc:date>
    <meta:print-date>2009-08-31T21:32:00</meta:print-date>
    <meta:editing-cycles>223</meta:editing-cycles>
    <meta:editing-duration>PT31H39M00S</meta:editing-duration>
    <meta:document-statistic meta:table-count="0" meta:image-count="0" meta:object-count="0" meta:page-count="28" meta:paragraph-count="501" meta:word-count="7780" meta:character-count="35701"/>
    <meta:generator>OpenOffice.org/3.1$Unix OpenOffice.org_project/310m19$Build-9420</meta:generator>
  </office:meta>
</office:document-meta>
</file>